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20pt" style:use-optimal-column-width="false"/>
    </style:style>
    <style:style style:name="ACOL-2" style:family="table-column">
      <style:table-column-properties style:column-width="57pt" style:use-optimal-column-width="false"/>
    </style:style>
    <style:style style:name="ACOL-3" style:family="table-column">
      <style:table-column-properties style:column-width="60.75pt" style:use-optimal-column-width="false"/>
    </style:style>
    <style:style style:name="ACOL-4" style:family="table-column">
      <style:table-column-properties style:column-width="63.75pt" style:use-optimal-column-width="false"/>
    </style:style>
    <style:style style:name="ACOL-5" style:family="table-column">
      <style:table-column-properties style:column-width="60pt" style:use-optimal-column-width="false"/>
    </style:style>
    <style:style style:name="ACOL-6" style:family="table-column">
      <style:table-column-properties style:column-width="68.25pt" style:use-optimal-column-width="false"/>
    </style:style>
    <style:style style:name="ACOL-7" style:family="table-column">
      <style:table-column-properties style:column-width="66.75pt" style:use-optimal-column-width="false"/>
    </style:style>
    <style:style style:name="ACOL-8" style:family="table-column">
      <style:table-column-properties style:column-width="70.5pt" style:use-optimal-column-width="false"/>
    </style:style>
    <style:style style:name="ACOL-9" style:family="table-column">
      <style:table-column-properties style:column-width="80.25pt" style:use-optimal-column-width="false"/>
    </style:style>
    <style:style style:name="ACOL-10" style:family="table-column">
      <style:table-column-properties style:column-width="247.5pt" style:use-optimal-column-width="true"/>
    </style:style>
    <style:style style:name="ACOL-11" style:family="table-column">
      <style:table-column-properties style:column-width="312.75pt" style:use-optimal-column-width="true"/>
    </style:style>
    <style:style style:name="ACOL-12" style:family="table-column"/>
    <style:style style:name="ACOL-13" style:family="table-column">
      <style:table-column-properties style:column-width="111pt" style:use-optimal-column-width="true"/>
    </style:style>
    <style:style style:name="ACOL-14" style:family="table-column">
      <style:table-column-properties style:column-width="102.75pt" style:use-optimal-column-width="false"/>
    </style:style>
    <style:style style:name="ACOL-15" style:family="table-column">
      <style:table-column-properties style:column-width="117pt" style:use-optimal-column-width="false"/>
    </style:style>
    <style:style style:name="ACOL-16" style:family="table-column">
      <style:table-column-properties style:column-width="108.8pt" style:use-optimal-column-width="true"/>
    </style:style>
    <style:style style:name="ACOL-17" style:family="table-column">
      <style:table-column-properties style:column-width="66.76pt" style:use-optimal-column-width="true"/>
    </style:style>
    <style:style style:name="ACOL-18" style:family="table-column">
      <style:table-column-properties style:column-width="78.75pt" style:use-optimal-column-width="true"/>
    </style:style>
    <style:style style:name="ACOL-19" style:family="table-column">
      <style:table-column-properties style:column-width="90.74pt" style:use-optimal-column-width="true"/>
    </style:style>
    <style:style style:name="ACOL-20" style:family="table-column">
      <style:table-column-properties style:column-width="47.99pt" style:use-optimal-column-width="true"/>
    </style:style>
    <style:style style:name="ACOL-21" style:family="table-column">
      <style:table-column-properties style:column-width="102.8pt" style:use-optimal-column-width="false"/>
    </style:style>
    <style:style style:name="ACOL-22" style:family="table-column">
      <style:table-column-properties style:column-width="59.24pt" style:use-optimal-column-width="true"/>
    </style:style>
    <style:style style:name="ACOL-23" style:family="table-column">
      <style:table-column-properties style:column-width="57.75pt" style:use-optimal-column-width="false"/>
    </style:style>
    <style:style style:name="ACOL-24" style:family="table-column">
      <style:table-column-properties style:column-width="65.25pt" style:use-optimal-column-width="true"/>
    </style:style>
    <style:style style:name="AROW-1" style:family="table-row">
      <style:table-row-properties style:row-height="49.5pt" style:use-optimal-row-height="false"/>
    </style:style>
    <style:style style:name="AROW-2" style:family="table-row">
      <style:table-row-properties style:row-height="13.5pt" style:use-optimal-row-height="true"/>
    </style:style>
    <style:style style:name="AROW-3" style:family="table-row"/>
    <style:style style:name="AROW-4" style:family="table-row">
      <style:table-row-properties style:row-height="69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appendix A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4"/>
        <table:table-column table:style-name="ACOL-2"/>
        <table:table-column table:style-name="ACOL-0"/>
        <table:table-column table:style-name="ACOL-3"/>
        <table:table-column table:style-name="ACOL-0"/>
        <table:table-column table:style-name="ACOL-4"/>
        <table:table-column table:style-name="ACOL-5" table:number-columns-repeated="3"/>
        <table:table-column table:style-name="ACOL-0" table:number-columns-repeated="2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0"/>
        <table:table-column table:style-name="ACOL-0" table:number-columns-repeated="5"/>
        <table:table-column table:style-name="ACOL-0" table:number-columns-repeated="229"/>
        <table:table-row table:style-name="AROW-1">
          <table:table-cell table:style-name="ACE-0" office:value-type="string">
            <text:p>Curve Region</text:p>
          </table:table-cell>
          <table:table-cell table:style-name="ACE-0" office:value-type="string">
            <text:p>index number</text:p>
          </table:table-cell>
          <table:table-cell table:style-name="ACE-0" office:value-type="string">
            <text:p>country/region</text:p>
          </table:table-cell>
          <table:table-cell table:style-name="ACE-0" office:value-type="string">
            <text:p>site location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lab code</text:p>
          </table:table-cell>
          <table:table-cell table:style-name="ACE-0" office:value-type="string">
            <text:p>14C age (yr BP)</text:p>
          </table:table-cell>
          <table:table-cell table:style-name="ACE-0" office:value-type="string">
            <text:p>14C age error</text:p>
          </table:table-cell>
          <table:table-cell table:style-name="ACE-0" office:value-type="string">
            <text:p>1-sigma calibrated lower</text:p>
          </table:table-cell>
          <table:table-cell table:style-name="ACE-0" office:value-type="string">
            <text:p>1-sigma calibrated upper</text:p>
          </table:table-cell>
          <table:table-cell table:style-name="ACE-0" office:value-type="string">
            <text:p>sample depth max (m NN)</text:p>
          </table:table-cell>
          <table:table-cell table:style-name="ACE-0" office:value-type="string">
            <text:p>sample depth min. (m NN)</text:p>
          </table:table-cell>
          <table:table-cell table:style-name="ACE-0" office:value-type="string">
            <text:p>altitude error (m)</text:p>
          </table:table-cell>
          <table:table-cell table:style-name="ACE-0" office:value-type="string">
            <text:p>sample material</text:p>
          </table:table-cell>
          <table:table-cell table:style-name="ACE-0" office:value-type="string">
            <text:p>thickness of peat layer (m)</text:p>
          </table:table-cell>
          <table:table-cell table:style-name="ACE-0" office:value-type="string">
            <text:p>stratigraphic position in peat</text:p>
          </table:table-cell>
          <table:table-cell table:style-name="ACE-0" office:value-type="string">
            <text:p>reference water level</text:p>
          </table:table-cell>
          <table:table-cell table:style-name="ACE-0" office:value-type="string">
            <text:p>estimated compaction (m)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latex</text:p>
          </table:table-cell>
          <table:table-cell table:number-columns-repeated="235" table:style-name="ACE-0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Schoudervliet</text:p>
          </table:table-cell>
          <table:table-cell table:style-name="ACE-2" office:value-type="float" office:value="51.0916">
            <text:p>51.0916</text:p>
          </table:table-cell>
          <table:table-cell table:style-name="ACE-2" office:value-type="float" office:value="2.7042000000000002">
            <text:p>2.7042</text:p>
          </table:table-cell>
          <table:table-cell table:style-name="ACE-2" office:value-type="string">
            <text:p>IRPA-681</text:p>
          </table:table-cell>
          <table:table-cell table:style-name="ACE-2" office:value-type="float" office:value="8440">
            <text:p>8440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9277">
            <text:p>9277</text:p>
          </table:table-cell>
          <table:table-cell table:style-name="ACE-2" office:value-type="float" office:value="9546">
            <text:p>9546</text:p>
          </table:table-cell>
          <table:table-cell table:style-name="ACE-2" office:value-type="float" office:value="-19">
            <text:p>−19</text:p>
          </table:table-cell>
          <table:table-cell table:style-name="ACE-2" office:value-type="float" office:value="-18.969999999999999">
            <text:p>−18.9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reed peat</text:p>
          </table:table-cell>
          <table:table-cell table:style-name="ACE-2" office:value-type="float" office:value="0.33000000000000002">
            <text:p>0.3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float" office:value="3">
            <text:p>3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Oostkerke</text:p>
          </table:table-cell>
          <table:table-cell table:style-name="ACE-2" office:value-type="float" office:value="51.044400000000003">
            <text:p>51.0444</text:p>
          </table:table-cell>
          <table:table-cell table:style-name="ACE-2" office:value-type="float" office:value="2.7250000000000001">
            <text:p>2.725</text:p>
          </table:table-cell>
          <table:table-cell table:style-name="ACE-2" office:value-type="string">
            <text:p>IRPA-734</text:p>
          </table:table-cell>
          <table:table-cell table:style-name="ACE-2" office:value-type="float" office:value="8170">
            <text:p>817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9012">
            <text:p>9012</text:p>
          </table:table-cell>
          <table:table-cell table:style-name="ACE-2" office:value-type="float" office:value="9263">
            <text:p>9263</text:p>
          </table:table-cell>
          <table:table-cell table:style-name="ACE-2" office:value-type="float" office:value="-17.960000000000001">
            <text:p>−17.96</text:p>
          </table:table-cell>
          <table:table-cell table:style-name="ACE-2" office:value-type="float" office:value="-17.920000000000002">
            <text:p>−17.92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amorphous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float" office:value="4">
            <text:p>4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Woestijne</text:p>
          </table:table-cell>
          <table:table-cell table:style-name="ACE-2" office:value-type="float" office:value="51.061100000000003">
            <text:p>51.0611</text:p>
          </table:table-cell>
          <table:table-cell table:style-name="ACE-2" office:value-type="float" office:value="2.7305999999999999">
            <text:p>2.7306</text:p>
          </table:table-cell>
          <table:table-cell table:style-name="ACE-2" office:value-type="string">
            <text:p>IRPA-616</text:p>
          </table:table-cell>
          <table:table-cell table:style-name="ACE-2" office:value-type="float" office:value="8120">
            <text:p>812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8981">
            <text:p>8981</text:p>
          </table:table-cell>
          <table:table-cell table:style-name="ACE-2" office:value-type="float" office:value="9267">
            <text:p>9267</text:p>
          </table:table-cell>
          <table:table-cell table:style-name="ACE-2" office:value-type="float" office:value="-17.579999999999998">
            <text:p>−17.58</text:p>
          </table:table-cell>
          <table:table-cell table:style-name="ACE-2" office:value-type="float" office:value="-17.5">
            <text:p>−17.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y, clayey sand</text:p>
          </table:table-cell>
          <table:table-cell table:style-name="ACE-2" office:value-type="float" office:value="0.27000000000000002">
            <text:p>0.27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5">
            <text:p>0.25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float" office:value="6">
            <text:p>6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Veurne</text:p>
          </table:table-cell>
          <table:table-cell table:style-name="ACE-2" office:value-type="float" office:value="51.066699999999997">
            <text:p>51.0667</text:p>
          </table:table-cell>
          <table:table-cell table:style-name="ACE-2" office:value-type="float" office:value="2.6556000000000002">
            <text:p>2.6556</text:p>
          </table:table-cell>
          <table:table-cell table:style-name="ACE-2" office:value-type="string">
            <text:p>Utc-2625</text:p>
          </table:table-cell>
          <table:table-cell table:style-name="ACE-2" office:value-type="float" office:value="7490">
            <text:p>7490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8173">
            <text:p>8173</text:p>
          </table:table-cell>
          <table:table-cell table:style-name="ACE-2" office:value-type="float" office:value="8404">
            <text:p>8404</text:p>
          </table:table-cell>
          <table:table-cell table:style-name="ACE-2" office:value-type="float" office:value="-11.970000000000001">
            <text:p>−11.97</text:p>
          </table:table-cell>
          <table:table-cell table:style-name="ACE-2" office:value-type="float" office:value="-11.949999999999999">
            <text:p>−11.9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layey peat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float" office:value="9">
            <text:p>9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Avekapelle</text:p>
          </table:table-cell>
          <table:table-cell table:style-name="ACE-2" office:value-type="float" office:value="51.077800000000003">
            <text:p>51.0778</text:p>
          </table:table-cell>
          <table:table-cell table:style-name="ACE-2" office:value-type="float" office:value="2.7570000000000001">
            <text:p>2.757</text:p>
          </table:table-cell>
          <table:table-cell table:style-name="ACE-2" office:value-type="string">
            <text:p>Hv-8797</text:p>
          </table:table-cell>
          <table:table-cell table:style-name="ACE-2" office:value-type="float" office:value="7170">
            <text:p>7170</text:p>
          </table:table-cell>
          <table:table-cell table:style-name="ACE-2" office:value-type="float" office:value="275">
            <text:p>275</text:p>
          </table:table-cell>
          <table:table-cell table:style-name="ACE-2" office:value-type="float" office:value="7715">
            <text:p>7715</text:p>
          </table:table-cell>
          <table:table-cell table:style-name="ACE-2" office:value-type="float" office:value="8198">
            <text:p>8198</text:p>
          </table:table-cell>
          <table:table-cell table:style-name="ACE-2" office:value-type="float" office:value="-9.3800000000000008">
            <text:p>−9.38</text:p>
          </table:table-cell>
          <table:table-cell table:style-name="ACE-2" office:value-type="float" office:value="-9.2799999999999994">
            <text:p>−9.2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andy amorphous peat</text:p>
          </table:table-cell>
          <table:table-cell table:style-name="ACE-2" office:value-type="float" office:value="0.38">
            <text:p>0.38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34999999999999998">
            <text:p>0.35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float" office:value="11">
            <text:p>11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Orthodoxe Kerk</text:p>
          </table:table-cell>
          <table:table-cell table:style-name="ACE-2" office:value-type="float" office:value="51.055599999999998">
            <text:p>51.0556</text:p>
          </table:table-cell>
          <table:table-cell table:style-name="ACE-2" office:value-type="float" office:value="2.7921999999999998">
            <text:p>2.7922</text:p>
          </table:table-cell>
          <table:table-cell table:style-name="ACE-2" office:value-type="string">
            <text:p>IRPA-534</text:p>
          </table:table-cell>
          <table:table-cell table:style-name="ACE-2" office:value-type="float" office:value="7110">
            <text:p>711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7829">
            <text:p>7829</text:p>
          </table:table-cell>
          <table:table-cell table:style-name="ACE-2" office:value-type="float" office:value="8009">
            <text:p>8009</text:p>
          </table:table-cell>
          <table:table-cell table:style-name="ACE-2" office:value-type="float" office:value="-7.5">
            <text:p>−7.5</text:p>
          </table:table-cell>
          <table:table-cell table:style-name="ACE-2" office:value-type="float" office:value="-7.46">
            <text:p>−7.46</text:p>
          </table:table-cell>
          <table:table-cell table:style-name="ACE-2" office:value-type="float" office:value="0.070000000000000007">
            <text:p>0.07</text:p>
          </table:table-cell>
          <table:table-cell table:style-name="ACE-2" office:value-type="string">
            <text:p>amorphous peat</text:p>
          </table:table-cell>
          <table:table-cell table:style-name="ACE-2" office:value-type="float" office:value="0.089999999999999997">
            <text:p>0.09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float" office:value="12">
            <text:p>12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Dijk</text:p>
          </table:table-cell>
          <table:table-cell table:style-name="ACE-2" office:value-type="float" office:value="51.0197">
            <text:p>51.0197</text:p>
          </table:table-cell>
          <table:table-cell table:style-name="ACE-2" office:value-type="float" office:value="2.8028">
            <text:p>2.8028</text:p>
          </table:table-cell>
          <table:table-cell table:style-name="ACE-2" office:value-type="string">
            <text:p>IRPA-542</text:p>
          </table:table-cell>
          <table:table-cell table:style-name="ACE-2" office:value-type="float" office:value="6870">
            <text:p>687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7615">
            <text:p>7615</text:p>
          </table:table-cell>
          <table:table-cell table:style-name="ACE-2" office:value-type="float" office:value="7756">
            <text:p>7756</text:p>
          </table:table-cell>
          <table:table-cell table:style-name="ACE-2" office:value-type="float" office:value="-7.4299999999999997">
            <text:p>−7.43</text:p>
          </table:table-cell>
          <table:table-cell table:style-name="ACE-2" office:value-type="float" office:value="-7.4000000000000004">
            <text:p>−7.4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y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float" office:value="13">
            <text:p>13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Westende 4</text:p>
          </table:table-cell>
          <table:table-cell table:style-name="ACE-2" office:value-type="float" office:value="51.164700000000003">
            <text:p>51.1647</text:p>
          </table:table-cell>
          <table:table-cell table:style-name="ACE-2" office:value-type="float" office:value="2.7797000000000001">
            <text:p>2.7797</text:p>
          </table:table-cell>
          <table:table-cell table:style-name="ACE-2" office:value-type="string">
            <text:p>IRPA-615</text:p>
          </table:table-cell>
          <table:table-cell table:style-name="ACE-2" office:value-type="float" office:value="6780">
            <text:p>678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7569">
            <text:p>7569</text:p>
          </table:table-cell>
          <table:table-cell table:style-name="ACE-2" office:value-type="float" office:value="7681">
            <text:p>7681</text:p>
          </table:table-cell>
          <table:table-cell table:style-name="ACE-2" office:value-type="float" office:value="-7.5199999999999996">
            <text:p>−7.52</text:p>
          </table:table-cell>
          <table:table-cell table:style-name="ACE-2" office:value-type="float" office:value="-7.4699999999999998">
            <text:p>−7.4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andy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Dijk</text:p>
          </table:table-cell>
          <table:table-cell table:style-name="ACE-2" office:value-type="float" office:value="51.0197">
            <text:p>51.0197</text:p>
          </table:table-cell>
          <table:table-cell table:style-name="ACE-2" office:value-type="float" office:value="2.8028">
            <text:p>2.8028</text:p>
          </table:table-cell>
          <table:table-cell table:style-name="ACE-2" office:value-type="string">
            <text:p>IRPA-541</text:p>
          </table:table-cell>
          <table:table-cell table:style-name="ACE-2" office:value-type="float" office:value="6680">
            <text:p>668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7474">
            <text:p>7474</text:p>
          </table:table-cell>
          <table:table-cell table:style-name="ACE-2" office:value-type="float" office:value="7611">
            <text:p>7611</text:p>
          </table:table-cell>
          <table:table-cell table:style-name="ACE-2" office:value-type="float" office:value="-7.2599999999999998">
            <text:p>−7.26</text:p>
          </table:table-cell>
          <table:table-cell table:style-name="ACE-2" office:value-type="float" office:value="-7.2300000000000004">
            <text:p>−7.23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y clay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float" office:value="16">
            <text:p>16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Spoorweg 1</text:p>
          </table:table-cell>
          <table:table-cell table:style-name="ACE-2" office:value-type="float" office:value="51.073599999999999">
            <text:p>51.0736</text:p>
          </table:table-cell>
          <table:table-cell table:style-name="ACE-2" office:value-type="float" office:value="2.7999999999999998">
            <text:p>2.8</text:p>
          </table:table-cell>
          <table:table-cell table:style-name="ACE-2" office:value-type="string">
            <text:p>IRPA-927</text:p>
          </table:table-cell>
          <table:table-cell table:style-name="ACE-2" office:value-type="float" office:value="6665">
            <text:p>6665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7479">
            <text:p>7479</text:p>
          </table:table-cell>
          <table:table-cell table:style-name="ACE-2" office:value-type="float" office:value="7585">
            <text:p>7585</text:p>
          </table:table-cell>
          <table:table-cell table:style-name="ACE-2" office:value-type="float" office:value="-6.0499999999999998">
            <text:p>−6.05</text:p>
          </table:table-cell>
          <table:table-cell table:style-name="ACE-2" office:value-type="float" office:value="-6">
            <text:p>−6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layey peat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float" office:value="19">
            <text:p>19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B407, Steenkerke</text:p>
          </table:table-cell>
          <table:table-cell table:style-name="ACE-2" office:value-type="float" office:value="51.07">
            <text:p>51.07</text:p>
          </table:table-cell>
          <table:table-cell table:style-name="ACE-2" office:value-type="float" office:value="2.6928000000000001">
            <text:p>2.6928</text:p>
          </table:table-cell>
          <table:table-cell table:style-name="ACE-2" office:value-type="string">
            <text:p>ANTW-136</text:p>
          </table:table-cell>
          <table:table-cell table:style-name="ACE-2" office:value-type="float" office:value="5830">
            <text:p>5830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6492">
            <text:p>6492</text:p>
          </table:table-cell>
          <table:table-cell table:style-name="ACE-2" office:value-type="float" office:value="6751">
            <text:p>6751</text:p>
          </table:table-cell>
          <table:table-cell table:style-name="ACE-2" office:value-type="float" office:value="-4.5800000000000001">
            <text:p>−4.58</text:p>
          </table:table-cell>
          <table:table-cell table:style-name="ACE-2" office:value-type="float" office:value="-4.0800000000000001">
            <text:p>−4.0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Noordhoek</text:p>
          </table:table-cell>
          <table:table-cell table:style-name="ACE-2" office:value-type="float" office:value="51.184699999999999">
            <text:p>51.1847</text:p>
          </table:table-cell>
          <table:table-cell table:style-name="ACE-2" office:value-type="float" office:value="2.8889">
            <text:p>2.8889</text:p>
          </table:table-cell>
          <table:table-cell table:style-name="ACE-2" office:value-type="string">
            <text:p>IRPA-729</text:p>
          </table:table-cell>
          <table:table-cell table:style-name="ACE-2" office:value-type="float" office:value="5770">
            <text:p>577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6466">
            <text:p>6466</text:p>
          </table:table-cell>
          <table:table-cell table:style-name="ACE-2" office:value-type="float" office:value="6666">
            <text:p>6666</text:p>
          </table:table-cell>
          <table:table-cell table:style-name="ACE-2" office:value-type="float" office:value="-4.7000000000000002">
            <text:p>−4.7</text:p>
          </table:table-cell>
          <table:table-cell table:style-name="ACE-2" office:value-type="float" office:value="-4.6299999999999999">
            <text:p>−4.63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float" office:value="23">
            <text:p>23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Spermalie 2</text:p>
          </table:table-cell>
          <table:table-cell table:style-name="ACE-2" office:value-type="float" office:value="51.130600000000001">
            <text:p>51.1306</text:p>
          </table:table-cell>
          <table:table-cell table:style-name="ACE-2" office:value-type="float" office:value="2.8542000000000001">
            <text:p>2.8542</text:p>
          </table:table-cell>
          <table:table-cell table:style-name="ACE-2" office:value-type="string">
            <text:p>IRPA-519</text:p>
          </table:table-cell>
          <table:table-cell table:style-name="ACE-2" office:value-type="float" office:value="5650">
            <text:p>565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6313">
            <text:p>6313</text:p>
          </table:table-cell>
          <table:table-cell table:style-name="ACE-2" office:value-type="float" office:value="6496">
            <text:p>6496</text:p>
          </table:table-cell>
          <table:table-cell table:style-name="ACE-2" office:value-type="float" office:value="-3.4199999999999999">
            <text:p>−3.42</text:p>
          </table:table-cell>
          <table:table-cell table:style-name="ACE-2" office:value-type="float" office:value="-3.3700000000000001">
            <text:p>−3.3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layey reed peat</text:p>
          </table:table-cell>
          <table:table-cell table:style-name="ACE-2" office:value-type="float" office:value="0.22">
            <text:p>0.22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B71, Lampernisse</text:p>
          </table:table-cell>
          <table:table-cell table:style-name="ACE-2" office:value-type="float" office:value="51.031100000000002">
            <text:p>51.0311</text:p>
          </table:table-cell>
          <table:table-cell table:style-name="ACE-2" office:value-type="float" office:value="2.7639">
            <text:p>2.7639</text:p>
          </table:table-cell>
          <table:table-cell table:style-name="ACE-2" office:value-type="string">
            <text:p>ANTW-251</text:p>
          </table:table-cell>
          <table:table-cell table:style-name="ACE-2" office:value-type="float" office:value="5310">
            <text:p>5310</text:p>
          </table:table-cell>
          <table:table-cell table:style-name="ACE-2" office:value-type="float" office:value="190">
            <text:p>190</text:p>
          </table:table-cell>
          <table:table-cell table:style-name="ACE-2" office:value-type="float" office:value="5903">
            <text:p>5903</text:p>
          </table:table-cell>
          <table:table-cell table:style-name="ACE-2" office:value-type="float" office:value="6296">
            <text:p>6296</text:p>
          </table:table-cell>
          <table:table-cell table:style-name="ACE-2" office:value-type="float" office:value="-3.5800000000000001">
            <text:p>−3.58</text:p>
          </table:table-cell>
          <table:table-cell table:style-name="ACE-2" office:value-type="float" office:value="-3.48">
            <text:p>−3.4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float" office:value="27">
            <text:p>27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B71, Lampernisse</text:p>
          </table:table-cell>
          <table:table-cell table:style-name="ACE-2" office:value-type="float" office:value="51.031100000000002">
            <text:p>51.0311</text:p>
          </table:table-cell>
          <table:table-cell table:style-name="ACE-2" office:value-type="float" office:value="2.7639">
            <text:p>2.7639</text:p>
          </table:table-cell>
          <table:table-cell table:style-name="ACE-2" office:value-type="string">
            <text:p>ANTW-250</text:p>
          </table:table-cell>
          <table:table-cell table:style-name="ACE-2" office:value-type="float" office:value="5100">
            <text:p>510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5660">
            <text:p>5660</text:p>
          </table:table-cell>
          <table:table-cell table:style-name="ACE-2" office:value-type="float" office:value="5947">
            <text:p>5947</text:p>
          </table:table-cell>
          <table:table-cell table:style-name="ACE-2" office:value-type="float" office:value="-3.2799999999999998">
            <text:p>−3.28</text:p>
          </table:table-cell>
          <table:table-cell table:style-name="ACE-2" office:value-type="float" office:value="-3.1800000000000002">
            <text:p>−3.1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float" office:value="30">
            <text:p>30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B990, Lo-Reninge</text:p>
          </table:table-cell>
          <table:table-cell table:style-name="ACE-2" office:value-type="float" office:value="50.975000000000001">
            <text:p>50.975</text:p>
          </table:table-cell>
          <table:table-cell table:style-name="ACE-2" office:value-type="float" office:value="2.7847">
            <text:p>2.7847</text:p>
          </table:table-cell>
          <table:table-cell table:style-name="ACE-2" office:value-type="string">
            <text:p>Utc-2636</text:p>
          </table:table-cell>
          <table:table-cell table:style-name="ACE-2" office:value-type="float" office:value="4720">
            <text:p>472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5324">
            <text:p>5324</text:p>
          </table:table-cell>
          <table:table-cell table:style-name="ACE-2" office:value-type="float" office:value="5583">
            <text:p>5583</text:p>
          </table:table-cell>
          <table:table-cell table:style-name="ACE-2" office:value-type="float" office:value="-2.1899999999999999">
            <text:p>−2.19</text:p>
          </table:table-cell>
          <table:table-cell table:style-name="ACE-2" office:value-type="float" office:value="-2.1600000000000001">
            <text:p>−2.16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float" office:value="33">
            <text:p>33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Leffinge 2</text:p>
          </table:table-cell>
          <table:table-cell table:style-name="ACE-2" office:value-type="float" office:value="51.144399999999997">
            <text:p>51.1444</text:p>
          </table:table-cell>
          <table:table-cell table:style-name="ACE-2" office:value-type="float" office:value="2.8702999999999999">
            <text:p>2.8703</text:p>
          </table:table-cell>
          <table:table-cell table:style-name="ACE-2" office:value-type="string">
            <text:p>IRPA-337</text:p>
          </table:table-cell>
          <table:table-cell table:style-name="ACE-2" office:value-type="float" office:value="3340">
            <text:p>3340</text:p>
          </table:table-cell>
          <table:table-cell table:style-name="ACE-2" office:value-type="float" office:value="185">
            <text:p>185</text:p>
          </table:table-cell>
          <table:table-cell table:style-name="ACE-2" office:value-type="float" office:value="3378">
            <text:p>3378</text:p>
          </table:table-cell>
          <table:table-cell table:style-name="ACE-2" office:value-type="float" office:value="3828">
            <text:p>3828</text:p>
          </table:table-cell>
          <table:table-cell table:style-name="ACE-2" office:value-type="float" office:value="-0.16">
            <text:p>−0.16</text:p>
          </table:table-cell>
          <table:table-cell table:style-name="ACE-2" office:value-type="float" office:value="-0.10000000000000001">
            <text:p>−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float" office:value="34">
            <text:p>34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Leffinge 2</text:p>
          </table:table-cell>
          <table:table-cell table:style-name="ACE-2" office:value-type="float" office:value="51.144399999999997">
            <text:p>51.1444</text:p>
          </table:table-cell>
          <table:table-cell table:style-name="ACE-2" office:value-type="float" office:value="2.8702999999999999">
            <text:p>2.8703</text:p>
          </table:table-cell>
          <table:table-cell table:style-name="ACE-2" office:value-type="string">
            <text:p>IRPA-338</text:p>
          </table:table-cell>
          <table:table-cell table:style-name="ACE-2" office:value-type="float" office:value="3225">
            <text:p>3225</text:p>
          </table:table-cell>
          <table:table-cell table:style-name="ACE-2" office:value-type="float" office:value="160">
            <text:p>160</text:p>
          </table:table-cell>
          <table:table-cell table:style-name="ACE-2" office:value-type="float" office:value="3259">
            <text:p>3259</text:p>
          </table:table-cell>
          <table:table-cell table:style-name="ACE-2" office:value-type="float" office:value="3640">
            <text:p>3640</text:p>
          </table:table-cell>
          <table:table-cell table:style-name="ACE-2" office:value-type="float" office:value="-0.16">
            <text:p>−0.16</text:p>
          </table:table-cell>
          <table:table-cell table:style-name="ACE-2" office:value-type="float" office:value="-0.10000000000000001">
            <text:p>−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float" office:value="36">
            <text:p>36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Leffinge 2</text:p>
          </table:table-cell>
          <table:table-cell table:style-name="ACE-2" office:value-type="float" office:value="51.144399999999997">
            <text:p>51.1444</text:p>
          </table:table-cell>
          <table:table-cell table:style-name="ACE-2" office:value-type="float" office:value="2.8702999999999999">
            <text:p>2.8703</text:p>
          </table:table-cell>
          <table:table-cell table:style-name="ACE-2" office:value-type="string">
            <text:p>IRPA-283</text:p>
          </table:table-cell>
          <table:table-cell table:style-name="ACE-2" office:value-type="float" office:value="3140">
            <text:p>3140</text:p>
          </table:table-cell>
          <table:table-cell table:style-name="ACE-2" office:value-type="float" office:value="165">
            <text:p>165</text:p>
          </table:table-cell>
          <table:table-cell table:style-name="ACE-2" office:value-type="float" office:value="3159">
            <text:p>3159</text:p>
          </table:table-cell>
          <table:table-cell table:style-name="ACE-2" office:value-type="float" office:value="3554">
            <text:p>3554</text:p>
          </table:table-cell>
          <table:table-cell table:style-name="ACE-2" office:value-type="float" office:value="-0.16">
            <text:p>−0.16</text:p>
          </table:table-cell>
          <table:table-cell table:style-name="ACE-2" office:value-type="float" office:value="-0.10000000000000001">
            <text:p>−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float" office:value="37">
            <text:p>37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Leffinge 2</text:p>
          </table:table-cell>
          <table:table-cell table:style-name="ACE-2" office:value-type="float" office:value="51.144399999999997">
            <text:p>51.1444</text:p>
          </table:table-cell>
          <table:table-cell table:style-name="ACE-2" office:value-type="float" office:value="2.8702999999999999">
            <text:p>2.8703</text:p>
          </table:table-cell>
          <table:table-cell table:style-name="ACE-2" office:value-type="string">
            <text:p>Hv-8800</text:p>
          </table:table-cell>
          <table:table-cell table:style-name="ACE-2" office:value-type="float" office:value="2960">
            <text:p>296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3060">
            <text:p>3060</text:p>
          </table:table-cell>
          <table:table-cell table:style-name="ACE-2" office:value-type="float" office:value="3210">
            <text:p>3210</text:p>
          </table:table-cell>
          <table:table-cell table:style-name="ACE-2" office:value-type="float" office:value="-0.16">
            <text:p>−0.16</text:p>
          </table:table-cell>
          <table:table-cell table:style-name="ACE-2" office:value-type="float" office:value="-0.10000000000000001">
            <text:p>−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A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Drie Grachten</text:p>
          </table:table-cell>
          <table:table-cell table:style-name="ACE-2" office:value-type="float" office:value="50.961100000000002">
            <text:p>50.9611</text:p>
          </table:table-cell>
          <table:table-cell table:style-name="ACE-2" office:value-type="float" office:value="2.8250000000000002">
            <text:p>2.825</text:p>
          </table:table-cell>
          <table:table-cell table:style-name="ACE-2" office:value-type="string">
            <text:p>IRPA-520</text:p>
          </table:table-cell>
          <table:table-cell table:style-name="ACE-2" office:value-type="float" office:value="7030">
            <text:p>703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7757">
            <text:p>7757</text:p>
          </table:table-cell>
          <table:table-cell table:style-name="ACE-2" office:value-type="float" office:value="7972">
            <text:p>7972</text:p>
          </table:table-cell>
          <table:table-cell table:style-name="ACE-2" office:value-type="float" office:value="-9.1799999999999997">
            <text:p>−9.18</text:p>
          </table:table-cell>
          <table:table-cell table:style-name="ACE-2" office:value-type="float" office:value="-9.0800000000000001">
            <text:p>−9.0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layey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2" table:style-name="ACE-2"/>
        </table:table-row>
        <table:table-row table:style-name="AROW-2">
          <table:table-cell table:style-name="ACE-2"/>
          <table:table-cell table:style-name="ACE-2" office:value-type="string">
            <text:p>II. DatasetZ</text:p>
          </table:table-cell>
          <table:table-cell table:style-name="ACE-2" office:value-type="string">
            <text:p>eland:</text:p>
          </table:table-cell>
          <table:table-cell table:number-columns-repeated="253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float" office:value="3">
            <text:p>3</text:p>
          </table:table-cell>
          <table:table-cell table:style-name="ACE-2" office:value-type="string">
            <text:p>N Zeeland</text:p>
          </table:table-cell>
          <table:table-cell table:style-name="ACE-2" office:value-type="string">
            <text:p>Anna Jacobapolder</text:p>
          </table:table-cell>
          <table:table-cell table:style-name="ACE-2" office:value-type="float" office:value="51.636899999999997">
            <text:p>51.6369</text:p>
          </table:table-cell>
          <table:table-cell table:style-name="ACE-2" office:value-type="float" office:value="4.1193999999999997">
            <text:p>4.1194</text:p>
          </table:table-cell>
          <table:table-cell table:style-name="ACE-2" office:value-type="string">
            <text:p>GrN-16938</text:p>
          </table:table-cell>
          <table:table-cell table:style-name="ACE-2" office:value-type="float" office:value="7510">
            <text:p>7510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8164">
            <text:p>8164</text:p>
          </table:table-cell>
          <table:table-cell table:style-name="ACE-2" office:value-type="float" office:value="8427">
            <text:p>8427</text:p>
          </table:table-cell>
          <table:table-cell table:style-name="ACE-2" office:value-type="float" office:value="-13.73">
            <text:p>−13.73</text:p>
          </table:table-cell>
          <table:table-cell table:style-name="ACE-2" office:value-type="float" office:value="-13.699999999999999">
            <text:p>−13.7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organic soil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os, 1992; in Kiden, 1995</text:p>
          </table:table-cell>
          <table:table-cell table:style-name="ACE-2" office:value-type="string">
            <text:p>VinkEtal2007,Kiden1995,Vos199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Vos199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float" office:value="4">
            <text:p>4</text:p>
          </table:table-cell>
          <table:table-cell table:style-name="ACE-2" office:value-type="string">
            <text:p>N Zeeland</text:p>
          </table:table-cell>
          <table:table-cell table:style-name="ACE-2" office:value-type="string">
            <text:p>Anna Jacobapolder</text:p>
          </table:table-cell>
          <table:table-cell table:style-name="ACE-2" office:value-type="float" office:value="51.636899999999997">
            <text:p>51.6369</text:p>
          </table:table-cell>
          <table:table-cell table:style-name="ACE-2" office:value-type="float" office:value="4.1193999999999997">
            <text:p>4.1194</text:p>
          </table:table-cell>
          <table:table-cell table:style-name="ACE-2" office:value-type="string">
            <text:p>GrN-16937</text:p>
          </table:table-cell>
          <table:table-cell table:style-name="ACE-2" office:value-type="float" office:value="7290">
            <text:p>729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8029">
            <text:p>8029</text:p>
          </table:table-cell>
          <table:table-cell table:style-name="ACE-2" office:value-type="float" office:value="8165">
            <text:p>8165</text:p>
          </table:table-cell>
          <table:table-cell table:style-name="ACE-2" office:value-type="float" office:value="-13.630000000000001">
            <text:p>−13.63</text:p>
          </table:table-cell>
          <table:table-cell table:style-name="ACE-2" office:value-type="float" office:value="-13.6">
            <text:p>−13.6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os, 1992; in Kiden, 1995</text:p>
          </table:table-cell>
          <table:table-cell table:style-name="ACE-2" office:value-type="string">
            <text:p>VinkEtal2007,Kiden1995,Vos199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Vos199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float" office:value="8">
            <text:p>8</text:p>
          </table:table-cell>
          <table:table-cell table:style-name="ACE-2" office:value-type="string">
            <text:p>N Zeeland</text:p>
          </table:table-cell>
          <table:table-cell table:style-name="ACE-2" office:value-type="string">
            <text:p>Scherpenisse</text:p>
          </table:table-cell>
          <table:table-cell table:style-name="ACE-2" office:value-type="float" office:value="51.551400000000001">
            <text:p>51.5514</text:p>
          </table:table-cell>
          <table:table-cell table:style-name="ACE-2" office:value-type="float" office:value="4.1089000000000002">
            <text:p>4.1089</text:p>
          </table:table-cell>
          <table:table-cell table:style-name="ACE-2" office:value-type="string">
            <text:p>GrN-16946</text:p>
          </table:table-cell>
          <table:table-cell table:style-name="ACE-2" office:value-type="float" office:value="6730">
            <text:p>673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7512">
            <text:p>7512</text:p>
          </table:table-cell>
          <table:table-cell table:style-name="ACE-2" office:value-type="float" office:value="7656">
            <text:p>7656</text:p>
          </table:table-cell>
          <table:table-cell table:style-name="ACE-2" office:value-type="float" office:value="-8.4499999999999993">
            <text:p>−8.45</text:p>
          </table:table-cell>
          <table:table-cell table:style-name="ACE-2" office:value-type="float" office:value="-8.4299999999999997">
            <text:p>−8.43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andy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os, 1992; in Kiden, 1995</text:p>
          </table:table-cell>
          <table:table-cell table:style-name="ACE-2" office:value-type="string">
            <text:p>VinkEtal2007,Kiden1995,Vos199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Vos199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float" office:value="10">
            <text:p>10</text:p>
          </table:table-cell>
          <table:table-cell table:style-name="ACE-2" office:value-type="string">
            <text:p>S Zeeland</text:p>
          </table:table-cell>
          <table:table-cell table:style-name="ACE-2" office:value-type="string">
            <text:p>Kreekrak</text:p>
          </table:table-cell>
          <table:table-cell table:style-name="ACE-2" office:value-type="float" office:value="51.43">
            <text:p>51.43</text:p>
          </table:table-cell>
          <table:table-cell table:style-name="ACE-2" office:value-type="float" office:value="4.2291999999999996">
            <text:p>4.2292</text:p>
          </table:table-cell>
          <table:table-cell table:style-name="ACE-2" office:value-type="string">
            <text:p>GrN-16942</text:p>
          </table:table-cell>
          <table:table-cell table:style-name="ACE-2" office:value-type="float" office:value="6330">
            <text:p>633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7205">
            <text:p>7205</text:p>
          </table:table-cell>
          <table:table-cell table:style-name="ACE-2" office:value-type="float" office:value="7323">
            <text:p>7323</text:p>
          </table:table-cell>
          <table:table-cell table:style-name="ACE-2" office:value-type="float" office:value="-7.6200000000000001">
            <text:p>−7.62</text:p>
          </table:table-cell>
          <table:table-cell table:style-name="ACE-2" office:value-type="float" office:value="-7.5999999999999996">
            <text:p>−7.6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andy organic soil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os, 1992; in Kiden, 1995</text:p>
          </table:table-cell>
          <table:table-cell table:style-name="ACE-2" office:value-type="string">
            <text:p>VinkEtal2007,Kiden1995,Vos199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Vos199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float" office:value="11">
            <text:p>11</text:p>
          </table:table-cell>
          <table:table-cell table:style-name="ACE-2" office:value-type="string">
            <text:p>S Zeeland</text:p>
          </table:table-cell>
          <table:table-cell table:style-name="ACE-2" office:value-type="string">
            <text:p>Kreekrak</text:p>
          </table:table-cell>
          <table:table-cell table:style-name="ACE-2" office:value-type="float" office:value="51.43">
            <text:p>51.43</text:p>
          </table:table-cell>
          <table:table-cell table:style-name="ACE-2" office:value-type="float" office:value="4.2291999999999996">
            <text:p>4.2292</text:p>
          </table:table-cell>
          <table:table-cell table:style-name="ACE-2" office:value-type="string">
            <text:p>GrN-16941</text:p>
          </table:table-cell>
          <table:table-cell table:style-name="ACE-2" office:value-type="float" office:value="6290">
            <text:p>629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7161">
            <text:p>7161</text:p>
          </table:table-cell>
          <table:table-cell table:style-name="ACE-2" office:value-type="float" office:value="7266">
            <text:p>7266</text:p>
          </table:table-cell>
          <table:table-cell table:style-name="ACE-2" office:value-type="float" office:value="-7.5599999999999996">
            <text:p>−7.56</text:p>
          </table:table-cell>
          <table:table-cell table:style-name="ACE-2" office:value-type="float" office:value="-7.54">
            <text:p>−7.54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os, 1992; in Kiden, 1995</text:p>
          </table:table-cell>
          <table:table-cell table:style-name="ACE-2" office:value-type="string">
            <text:p>VinkEtal2007,Kiden1995,Vos199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Vos199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float" office:value="18">
            <text:p>18</text:p>
          </table:table-cell>
          <table:table-cell table:style-name="ACE-2" office:value-type="string">
            <text:p>S Zeeland</text:p>
          </table:table-cell>
          <table:table-cell table:style-name="ACE-2" office:value-type="string">
            <text:p>Ritthem</text:p>
          </table:table-cell>
          <table:table-cell table:style-name="ACE-2" office:value-type="float" office:value="51.453600000000002">
            <text:p>51.4536</text:p>
          </table:table-cell>
          <table:table-cell table:style-name="ACE-2" office:value-type="float" office:value="3.6267">
            <text:p>3.6267</text:p>
          </table:table-cell>
          <table:table-cell table:style-name="ACE-2" office:value-type="string">
            <text:p>GrN-405</text:p>
          </table:table-cell>
          <table:table-cell table:style-name="ACE-2" office:value-type="float" office:value="5720">
            <text:p>5720</text:p>
          </table:table-cell>
          <table:table-cell table:style-name="ACE-2" office:value-type="float" office:value="120">
            <text:p>120</text:p>
          </table:table-cell>
          <table:table-cell table:style-name="ACE-2" office:value-type="float" office:value="6403">
            <text:p>6403</text:p>
          </table:table-cell>
          <table:table-cell table:style-name="ACE-2" office:value-type="float" office:value="6643">
            <text:p>6643</text:p>
          </table:table-cell>
          <table:table-cell table:style-name="ACE-2" office:value-type="float" office:value="-4.4400000000000004">
            <text:p>−4.44</text:p>
          </table:table-cell>
          <table:table-cell table:style-name="ACE-2" office:value-type="float" office:value="-4.4000000000000004">
            <text:p>−4.4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Kiden, 1995</text:p>
          </table:table-cell>
          <table:table-cell table:style-name="ACE-2" office:value-type="string">
            <text:p>VinkEtal2007,Kiden1995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Jelgersma1961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float" office:value="21">
            <text:p>21</text:p>
          </table:table-cell>
          <table:table-cell table:style-name="ACE-2" office:value-type="string">
            <text:p>S Zeeland</text:p>
          </table:table-cell>
          <table:table-cell table:style-name="ACE-2" office:value-type="string">
            <text:p>Oude Stoof 3-2</text:p>
          </table:table-cell>
          <table:table-cell table:style-name="ACE-2" office:value-type="float" office:value="51.351100000000002">
            <text:p>51.3511</text:p>
          </table:table-cell>
          <table:table-cell table:style-name="ACE-2" office:value-type="float" office:value="3.9733000000000001">
            <text:p>3.9733</text:p>
          </table:table-cell>
          <table:table-cell table:style-name="ACE-2" office:value-type="string">
            <text:p>GrN-1121</text:p>
          </table:table-cell>
          <table:table-cell table:style-name="ACE-2" office:value-type="float" office:value="5340">
            <text:p>534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5994">
            <text:p>5994</text:p>
          </table:table-cell>
          <table:table-cell table:style-name="ACE-2" office:value-type="float" office:value="6198">
            <text:p>6198</text:p>
          </table:table-cell>
          <table:table-cell table:style-name="ACE-2" office:value-type="float" office:value="-3.7999999999999998">
            <text:p>−3.8</text:p>
          </table:table-cell>
          <table:table-cell table:style-name="ACE-2" office:value-type="float" office:value="-3.77">
            <text:p>−3.77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GD; in Kiden, 1995</text:p>
          </table:table-cell>
          <table:table-cell table:style-name="ACE-2" office:value-type="string">
            <text:p>VinkEtal2007,Kide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Berendrechtsluis</text:p>
          </table:table-cell>
          <table:table-cell table:style-name="ACE-2" office:value-type="float" office:value="51.350000000000001">
            <text:p>51.35</text:p>
          </table:table-cell>
          <table:table-cell table:style-name="ACE-2" office:value-type="float" office:value="4.2670000000000003">
            <text:p>4.267</text:p>
          </table:table-cell>
          <table:table-cell table:style-name="ACE-2" office:value-type="string">
            <text:p>IRPA-770</text:p>
          </table:table-cell>
          <table:table-cell table:style-name="ACE-2" office:value-type="float" office:value="4480">
            <text:p>448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4984">
            <text:p>4984</text:p>
          </table:table-cell>
          <table:table-cell table:style-name="ACE-2" office:value-type="float" office:value="5142">
            <text:p>5142</text:p>
          </table:table-cell>
          <table:table-cell table:style-name="ACE-2" office:value-type="float" office:value="-2.71">
            <text:p>−2.71</text:p>
          </table:table-cell>
          <table:table-cell table:style-name="ACE-2" office:value-type="float" office:value="-2.6699999999999999">
            <text:p>−2.67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Kiden, 1989; in Kiden, 1995</text:p>
          </table:table-cell>
          <table:table-cell table:style-name="ACE-2" office:value-type="string">
            <text:p>VinkEtal2007,Kiden1995,Kiden198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Kiden1989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float" office:value="26">
            <text:p>26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Zeesluis Hingene-Wintham</text:p>
          </table:table-cell>
          <table:table-cell table:style-name="ACE-2" office:value-type="float" office:value="51.116900000000001">
            <text:p>51.1169</text:p>
          </table:table-cell>
          <table:table-cell table:style-name="ACE-2" office:value-type="float" office:value="4.3041999999999998">
            <text:p>4.3042</text:p>
          </table:table-cell>
          <table:table-cell table:style-name="ACE-2" office:value-type="string">
            <text:p>IRPA-712</text:p>
          </table:table-cell>
          <table:table-cell table:style-name="ACE-2" office:value-type="float" office:value="4220">
            <text:p>4220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4645">
            <text:p>4645</text:p>
          </table:table-cell>
          <table:table-cell table:style-name="ACE-2" office:value-type="float" office:value="4850">
            <text:p>4850</text:p>
          </table:table-cell>
          <table:table-cell table:style-name="ACE-2" office:value-type="float" office:value="-1.8300000000000001">
            <text:p>−1.83</text:p>
          </table:table-cell>
          <table:table-cell table:style-name="ACE-2" office:value-type="float" office:value="-1.78">
            <text:p>−1.78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Kiden, 1989; in Kiden, 1995</text:p>
          </table:table-cell>
          <table:table-cell table:style-name="ACE-2" office:value-type="string">
            <text:p>VinkEtal2007,Kiden1995,Kiden198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Kiden1989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float" office:value="27">
            <text:p>27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Oosterweel</text:p>
          </table:table-cell>
          <table:table-cell table:style-name="ACE-2" office:value-type="float" office:value="51.243099999999998">
            <text:p>51.2431</text:p>
          </table:table-cell>
          <table:table-cell table:style-name="ACE-2" office:value-type="float" office:value="4.3860999999999999">
            <text:p>4.3861</text:p>
          </table:table-cell>
          <table:table-cell table:style-name="ACE-2" office:value-type="string">
            <text:p>IRPA-713</text:p>
          </table:table-cell>
          <table:table-cell table:style-name="ACE-2" office:value-type="float" office:value="3890">
            <text:p>3890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4237">
            <text:p>4237</text:p>
          </table:table-cell>
          <table:table-cell table:style-name="ACE-2" office:value-type="float" office:value="4415">
            <text:p>4415</text:p>
          </table:table-cell>
          <table:table-cell table:style-name="ACE-2" office:value-type="float" office:value="-2.0099999999999998">
            <text:p>−2.01</text:p>
          </table:table-cell>
          <table:table-cell table:style-name="ACE-2" office:value-type="float" office:value="-1.96">
            <text:p>−1.96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Kiden, 1989; in Kiden, 1995</text:p>
          </table:table-cell>
          <table:table-cell table:style-name="ACE-2" office:value-type="string">
            <text:p>VinkEtal2007,Kiden1995,Kiden198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Kiden1989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float" office:value="29">
            <text:p>29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Zeebrugge</text:p>
          </table:table-cell>
          <table:table-cell table:style-name="ACE-2" office:value-type="float" office:value="51.3172">
            <text:p>51.3172</text:p>
          </table:table-cell>
          <table:table-cell table:style-name="ACE-2" office:value-type="float" office:value="3.2124999999999999">
            <text:p>3.2125</text:p>
          </table:table-cell>
          <table:table-cell table:style-name="ACE-2" office:value-type="string">
            <text:p>Lv-855</text:p>
          </table:table-cell>
          <table:table-cell table:style-name="ACE-2" office:value-type="float" office:value="4880">
            <text:p>4880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5583">
            <text:p>5583</text:p>
          </table:table-cell>
          <table:table-cell table:style-name="ACE-2" office:value-type="float" office:value="5707">
            <text:p>5707</text:p>
          </table:table-cell>
          <table:table-cell table:style-name="ACE-2" office:value-type="float" office:value="-3.1800000000000002">
            <text:p>−3.18</text:p>
          </table:table-cell>
          <table:table-cell table:style-name="ACE-2" office:value-type="float" office:value="-3.0800000000000001">
            <text:p>−3.08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wood</text:p>
          </table:table-cell>
          <table:table-cell table:style-name="ACE-2" office:value-type="string">
            <text:p>alder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float" office:value="76">
            <text:p>76</text:p>
          </table:table-cell>
          <table:table-cell table:style-name="ACE-2" office:value-type="string">
            <text:p>SW Netherlands</text:p>
          </table:table-cell>
          <table:table-cell table:style-name="ACE-2" office:value-type="string">
            <text:p>Willemstad</text:p>
          </table:table-cell>
          <table:table-cell table:style-name="ACE-2" office:value-type="float" office:value="51.670000000000002">
            <text:p>51.67</text:p>
          </table:table-cell>
          <table:table-cell table:style-name="ACE-2" office:value-type="float" office:value="4.25">
            <text:p>4.25</text:p>
          </table:table-cell>
          <table:table-cell table:style-name="ACE-2" office:value-type="string">
            <text:p>GrN-4922</text:p>
          </table:table-cell>
          <table:table-cell table:style-name="ACE-2" office:value-type="float" office:value="6400">
            <text:p>6400</text:p>
          </table:table-cell>
          <table:table-cell table:style-name="ACE-2" office:value-type="float" office:value="85">
            <text:p>85</text:p>
          </table:table-cell>
          <table:table-cell table:style-name="ACE-2" office:value-type="float" office:value="7264">
            <text:p>7264</text:p>
          </table:table-cell>
          <table:table-cell table:style-name="ACE-2" office:value-type="float" office:value="7419">
            <text:p>7419</text:p>
          </table:table-cell>
          <table:table-cell table:style-name="ACE-2" office:value-type="float" office:value="-8">
            <text:p>−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en statue i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ouwe Kooijmans, 1976; in van de Plassche, 1982</text:p>
          </table:table-cell>
          <table:table-cell table:style-name="ACE-2" office:value-type="string">
            <text:p>VinkEtal2007,vandePlassche1982,LouweKooijmans197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LouweKooijmans1976</text:p>
          </table:table-cell>
          <table:table-cell table:number-columns-repeated="231" table:style-name="ACE-2"/>
        </table:table-row>
        <table:table-row table:style-name="AROW-2">
          <table:table-cell table:style-name="ACE-2"/>
          <table:table-cell table:style-name="ACE-2" office:value-type="string">
            <text:p>III. Datasetw</text:p>
          </table:table-cell>
          <table:table-cell table:style-name="ACE-2" office:value-type="string">
            <text:p>estern Netherlands</text:p>
          </table:table-cell>
          <table:table-cell table:style-name="ACE-2" office:value-type="string">
            <text:p>:</text:p>
          </table:table-cell>
          <table:table-cell table:number-columns-repeated="252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36">
            <text:p>136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9</text:p>
          </table:table-cell>
          <table:table-cell table:style-name="ACE-2" office:value-type="float" office:value="7105">
            <text:p>710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865">
            <text:p>7865</text:p>
          </table:table-cell>
          <table:table-cell table:style-name="ACE-2" office:value-type="float" office:value="7964">
            <text:p>7964</text:p>
          </table:table-cell>
          <table:table-cell table:style-name="ACE-2" office:value-type="float" office:value="-11.800000000000001">
            <text:p>−11.8</text:p>
          </table:table-cell>
          <table:table-cell table:style-name="ACE-2" office:value-type="float" office:value="-11.76">
            <text:p>−11.76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37">
            <text:p>137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7</text:p>
          </table:table-cell>
          <table:table-cell table:style-name="ACE-2" office:value-type="float" office:value="6920">
            <text:p>692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7683">
            <text:p>7683</text:p>
          </table:table-cell>
          <table:table-cell table:style-name="ACE-2" office:value-type="float" office:value="7786">
            <text:p>7786</text:p>
          </table:table-cell>
          <table:table-cell table:style-name="ACE-2" office:value-type="float" office:value="-11.15">
            <text:p>−11.15</text:p>
          </table:table-cell>
          <table:table-cell table:style-name="ACE-2" office:value-type="float" office:value="-11.119999999999999">
            <text:p>−11.12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38">
            <text:p>13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6</text:p>
          </table:table-cell>
          <table:table-cell table:style-name="ACE-2" office:value-type="float" office:value="6850">
            <text:p>685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614">
            <text:p>7614</text:p>
          </table:table-cell>
          <table:table-cell table:style-name="ACE-2" office:value-type="float" office:value="7722">
            <text:p>7722</text:p>
          </table:table-cell>
          <table:table-cell table:style-name="ACE-2" office:value-type="float" office:value="-10.75">
            <text:p>−10.75</text:p>
          </table:table-cell>
          <table:table-cell table:style-name="ACE-2" office:value-type="float" office:value="-10.710000000000001">
            <text:p>−10.7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39">
            <text:p>13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5</text:p>
          </table:table-cell>
          <table:table-cell table:style-name="ACE-2" office:value-type="float" office:value="6835">
            <text:p>683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612">
            <text:p>7612</text:p>
          </table:table-cell>
          <table:table-cell table:style-name="ACE-2" office:value-type="float" office:value="7686">
            <text:p>7686</text:p>
          </table:table-cell>
          <table:table-cell table:style-name="ACE-2" office:value-type="float" office:value="-10.390000000000001">
            <text:p>−10.39</text:p>
          </table:table-cell>
          <table:table-cell table:style-name="ACE-2" office:value-type="float" office:value="-10.35">
            <text:p>−10.3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40">
            <text:p>14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3</text:p>
          </table:table-cell>
          <table:table-cell table:style-name="ACE-2" office:value-type="float" office:value="6665">
            <text:p>666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487">
            <text:p>7487</text:p>
          </table:table-cell>
          <table:table-cell table:style-name="ACE-2" office:value-type="float" office:value="7579">
            <text:p>7579</text:p>
          </table:table-cell>
          <table:table-cell table:style-name="ACE-2" office:value-type="float" office:value="-10.34">
            <text:p>−10.34</text:p>
          </table:table-cell>
          <table:table-cell table:style-name="ACE-2" office:value-type="float" office:value="-10.300000000000001">
            <text:p>−10.3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41">
            <text:p>141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2</text:p>
          </table:table-cell>
          <table:table-cell table:style-name="ACE-2" office:value-type="float" office:value="6810">
            <text:p>681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612">
            <text:p>7612</text:p>
          </table:table-cell>
          <table:table-cell table:style-name="ACE-2" office:value-type="float" office:value="7671">
            <text:p>7671</text:p>
          </table:table-cell>
          <table:table-cell table:style-name="ACE-2" office:value-type="float" office:value="-10.08">
            <text:p>−10.08</text:p>
          </table:table-cell>
          <table:table-cell table:style-name="ACE-2" office:value-type="float" office:value="-10.050000000000001">
            <text:p>−10.0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44">
            <text:p>144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8</text:p>
          </table:table-cell>
          <table:table-cell table:style-name="ACE-2" office:value-type="float" office:value="5685">
            <text:p>5685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6410">
            <text:p>6410</text:p>
          </table:table-cell>
          <table:table-cell table:style-name="ACE-2" office:value-type="float" office:value="6494">
            <text:p>6494</text:p>
          </table:table-cell>
          <table:table-cell table:style-name="ACE-2" office:value-type="float" office:value="-6.1299999999999999">
            <text:p>−6.13</text:p>
          </table:table-cell>
          <table:table-cell table:style-name="ACE-2" office:value-type="float" office:value="-6.0999999999999996">
            <text:p>−6.1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45">
            <text:p>145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6</text:p>
          </table:table-cell>
          <table:table-cell table:style-name="ACE-2" office:value-type="float" office:value="5560">
            <text:p>556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6304">
            <text:p>6304</text:p>
          </table:table-cell>
          <table:table-cell table:style-name="ACE-2" office:value-type="float" office:value="6398">
            <text:p>6398</text:p>
          </table:table-cell>
          <table:table-cell table:style-name="ACE-2" office:value-type="float" office:value="-5.9400000000000004">
            <text:p>−5.94</text:p>
          </table:table-cell>
          <table:table-cell table:style-name="ACE-2" office:value-type="float" office:value="-5.9000000000000004">
            <text:p>−5.9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47">
            <text:p>147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4</text:p>
          </table:table-cell>
          <table:table-cell table:style-name="ACE-2" office:value-type="float" office:value="5440">
            <text:p>5440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6200">
            <text:p>6200</text:p>
          </table:table-cell>
          <table:table-cell table:style-name="ACE-2" office:value-type="float" office:value="6286">
            <text:p>6286</text:p>
          </table:table-cell>
          <table:table-cell table:style-name="ACE-2" office:value-type="float" office:value="-5.75">
            <text:p>−5.75</text:p>
          </table:table-cell>
          <table:table-cell table:style-name="ACE-2" office:value-type="float" office:value="-5.71">
            <text:p>−5.71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49">
            <text:p>14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2</text:p>
          </table:table-cell>
          <table:table-cell table:style-name="ACE-2" office:value-type="float" office:value="5490">
            <text:p>549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6198">
            <text:p>6198</text:p>
          </table:table-cell>
          <table:table-cell table:style-name="ACE-2" office:value-type="float" office:value="6397">
            <text:p>6397</text:p>
          </table:table-cell>
          <table:table-cell table:style-name="ACE-2" office:value-type="float" office:value="-5.4400000000000004">
            <text:p>−5.44</text:p>
          </table:table-cell>
          <table:table-cell table:style-name="ACE-2" office:value-type="float" office:value="-5.4199999999999999">
            <text:p>−5.42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50">
            <text:p>15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1</text:p>
          </table:table-cell>
          <table:table-cell table:style-name="ACE-2" office:value-type="float" office:value="5275">
            <text:p>5275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5946">
            <text:p>5946</text:p>
          </table:table-cell>
          <table:table-cell table:style-name="ACE-2" office:value-type="float" office:value="6169">
            <text:p>6169</text:p>
          </table:table-cell>
          <table:table-cell table:style-name="ACE-2" office:value-type="float" office:value="-5.2699999999999996">
            <text:p>−5.27</text:p>
          </table:table-cell>
          <table:table-cell table:style-name="ACE-2" office:value-type="float" office:value="-5.2300000000000004">
            <text:p>−5.23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51">
            <text:p>151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0</text:p>
          </table:table-cell>
          <table:table-cell table:style-name="ACE-2" office:value-type="float" office:value="5070">
            <text:p>507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5750">
            <text:p>5750</text:p>
          </table:table-cell>
          <table:table-cell table:style-name="ACE-2" office:value-type="float" office:value="5891">
            <text:p>5891</text:p>
          </table:table-cell>
          <table:table-cell table:style-name="ACE-2" office:value-type="float" office:value="-4.8399999999999999">
            <text:p>−4.84</text:p>
          </table:table-cell>
          <table:table-cell table:style-name="ACE-2" office:value-type="float" office:value="-4.7999999999999998">
            <text:p>−4.8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52">
            <text:p>152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38</text:p>
          </table:table-cell>
          <table:table-cell table:style-name="ACE-2" office:value-type="float" office:value="4925">
            <text:p>492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5602">
            <text:p>5602</text:p>
          </table:table-cell>
          <table:table-cell table:style-name="ACE-2" office:value-type="float" office:value="5706">
            <text:p>5706</text:p>
          </table:table-cell>
          <table:table-cell table:style-name="ACE-2" office:value-type="float" office:value="-4.4699999999999998">
            <text:p>−4.47</text:p>
          </table:table-cell>
          <table:table-cell table:style-name="ACE-2" office:value-type="float" office:value="-4.4299999999999997">
            <text:p>−4.43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53">
            <text:p>153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35</text:p>
          </table:table-cell>
          <table:table-cell table:style-name="ACE-2" office:value-type="float" office:value="4655">
            <text:p>4655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5313">
            <text:p>5313</text:p>
          </table:table-cell>
          <table:table-cell table:style-name="ACE-2" office:value-type="float" office:value="5465">
            <text:p>5465</text:p>
          </table:table-cell>
          <table:table-cell table:style-name="ACE-2" office:value-type="float" office:value="-4">
            <text:p>−4</text:p>
          </table:table-cell>
          <table:table-cell table:style-name="ACE-2" office:value-type="float" office:value="-3.98">
            <text:p>−3.98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54">
            <text:p>154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34</text:p>
          </table:table-cell>
          <table:table-cell table:style-name="ACE-2" office:value-type="float" office:value="4500">
            <text:p>450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048">
            <text:p>5048</text:p>
          </table:table-cell>
          <table:table-cell table:style-name="ACE-2" office:value-type="float" office:value="5290">
            <text:p>5290</text:p>
          </table:table-cell>
          <table:table-cell table:style-name="ACE-2" office:value-type="float" office:value="-3.71">
            <text:p>−3.71</text:p>
          </table:table-cell>
          <table:table-cell table:style-name="ACE-2" office:value-type="float" office:value="-3.6899999999999999">
            <text:p>−3.69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55">
            <text:p>155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33</text:p>
          </table:table-cell>
          <table:table-cell table:style-name="ACE-2" office:value-type="float" office:value="4525">
            <text:p>452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5065">
            <text:p>5065</text:p>
          </table:table-cell>
          <table:table-cell table:style-name="ACE-2" office:value-type="float" office:value="5300">
            <text:p>5300</text:p>
          </table:table-cell>
          <table:table-cell table:style-name="ACE-2" office:value-type="float" office:value="-3.3599999999999999">
            <text:p>−3.36</text:p>
          </table:table-cell>
          <table:table-cell table:style-name="ACE-2" office:value-type="float" office:value="-3.3199999999999998">
            <text:p>−3.32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59">
            <text:p>15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927</text:p>
          </table:table-cell>
          <table:table-cell table:style-name="ACE-2" office:value-type="float" office:value="6670">
            <text:p>667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7475">
            <text:p>7475</text:p>
          </table:table-cell>
          <table:table-cell table:style-name="ACE-2" office:value-type="float" office:value="7588">
            <text:p>7588</text:p>
          </table:table-cell>
          <table:table-cell table:style-name="ACE-2" office:value-type="float" office:value="-9.5700000000000003">
            <text:p>−9.57</text:p>
          </table:table-cell>
          <table:table-cell table:style-name="ACE-2" office:value-type="float" office:value="-9.5500000000000007">
            <text:p>−9.5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60">
            <text:p>16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928</text:p>
          </table:table-cell>
          <table:table-cell table:style-name="ACE-2" office:value-type="float" office:value="6670">
            <text:p>6670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7506">
            <text:p>7506</text:p>
          </table:table-cell>
          <table:table-cell table:style-name="ACE-2" office:value-type="float" office:value="7583">
            <text:p>7583</text:p>
          </table:table-cell>
          <table:table-cell table:style-name="ACE-2" office:value-type="float" office:value="-9.0999999999999996">
            <text:p>−9.1</text:p>
          </table:table-cell>
          <table:table-cell table:style-name="ACE-2" office:value-type="float" office:value="-9.0600000000000005">
            <text:p>−9.06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61">
            <text:p>161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929</text:p>
          </table:table-cell>
          <table:table-cell table:style-name="ACE-2" office:value-type="float" office:value="6495">
            <text:p>649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326">
            <text:p>7326</text:p>
          </table:table-cell>
          <table:table-cell table:style-name="ACE-2" office:value-type="float" office:value="7431">
            <text:p>7431</text:p>
          </table:table-cell>
          <table:table-cell table:style-name="ACE-2" office:value-type="float" office:value="-9.0600000000000005">
            <text:p>−9.06</text:p>
          </table:table-cell>
          <table:table-cell table:style-name="ACE-2" office:value-type="float" office:value="-9.0399999999999991">
            <text:p>−9.04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66">
            <text:p>166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912</text:p>
          </table:table-cell>
          <table:table-cell table:style-name="ACE-2" office:value-type="float" office:value="5955">
            <text:p>5955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6725">
            <text:p>6725</text:p>
          </table:table-cell>
          <table:table-cell table:style-name="ACE-2" office:value-type="float" office:value="6852">
            <text:p>6852</text:p>
          </table:table-cell>
          <table:table-cell table:style-name="ACE-2" office:value-type="float" office:value="-6.54">
            <text:p>−6.54</text:p>
          </table:table-cell>
          <table:table-cell table:style-name="ACE-2" office:value-type="float" office:value="-6.5">
            <text:p>−6.5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67">
            <text:p>167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434</text:p>
          </table:table-cell>
          <table:table-cell table:style-name="ACE-2" office:value-type="float" office:value="3820">
            <text:p>382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4089">
            <text:p>4089</text:p>
          </table:table-cell>
          <table:table-cell table:style-name="ACE-2" office:value-type="float" office:value="4353">
            <text:p>4353</text:p>
          </table:table-cell>
          <table:table-cell table:style-name="ACE-2" office:value-type="float" office:value="-2.6200000000000001">
            <text:p>−2.62</text:p>
          </table:table-cell>
          <table:table-cell table:style-name="ACE-2" office:value-type="float" office:value="-2.6000000000000001">
            <text:p>−2.6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68">
            <text:p>16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433</text:p>
          </table:table-cell>
          <table:table-cell table:style-name="ACE-2" office:value-type="float" office:value="3510">
            <text:p>351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3685">
            <text:p>3685</text:p>
          </table:table-cell>
          <table:table-cell table:style-name="ACE-2" office:value-type="float" office:value="3893">
            <text:p>3893</text:p>
          </table:table-cell>
          <table:table-cell table:style-name="ACE-2" office:value-type="float" office:value="-2.3799999999999999">
            <text:p>−2.38</text:p>
          </table:table-cell>
          <table:table-cell table:style-name="ACE-2" office:value-type="float" office:value="-2.3500000000000001">
            <text:p>−2.35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69">
            <text:p>16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432</text:p>
          </table:table-cell>
          <table:table-cell table:style-name="ACE-2" office:value-type="float" office:value="3530">
            <text:p>353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3692">
            <text:p>3692</text:p>
          </table:table-cell>
          <table:table-cell table:style-name="ACE-2" office:value-type="float" office:value="3898">
            <text:p>3898</text:p>
          </table:table-cell>
          <table:table-cell table:style-name="ACE-2" office:value-type="float" office:value="-2.0099999999999998">
            <text:p>−2.01</text:p>
          </table:table-cell>
          <table:table-cell table:style-name="ACE-2" office:value-type="float" office:value="-1.98">
            <text:p>−1.98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70">
            <text:p>17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431</text:p>
          </table:table-cell>
          <table:table-cell table:style-name="ACE-2" office:value-type="float" office:value="3455">
            <text:p>3455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3641">
            <text:p>3641</text:p>
          </table:table-cell>
          <table:table-cell table:style-name="ACE-2" office:value-type="float" office:value="3822">
            <text:p>3822</text:p>
          </table:table-cell>
          <table:table-cell table:style-name="ACE-2" office:value-type="float" office:value="-1.8">
            <text:p>−1.8</text:p>
          </table:table-cell>
          <table:table-cell table:style-name="ACE-2" office:value-type="float" office:value="-1.78">
            <text:p>−1.78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71">
            <text:p>171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799</text:p>
          </table:table-cell>
          <table:table-cell table:style-name="ACE-2" office:value-type="float" office:value="2985">
            <text:p>2985</text:p>
          </table:table-cell>
          <table:table-cell table:style-name="ACE-2" office:value-type="float" office:value="30">
            <text:p>30</text:p>
          </table:table-cell>
          <table:table-cell table:style-name="ACE-2" office:value-type="float" office:value="3079">
            <text:p>3079</text:p>
          </table:table-cell>
          <table:table-cell table:style-name="ACE-2" office:value-type="float" office:value="3211">
            <text:p>3211</text:p>
          </table:table-cell>
          <table:table-cell table:style-name="ACE-2" office:value-type="float" office:value="-1.5">
            <text:p>−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oak root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72">
            <text:p>172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798</text:p>
          </table:table-cell>
          <table:table-cell table:style-name="ACE-2" office:value-type="float" office:value="2700">
            <text:p>270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2761">
            <text:p>2761</text:p>
          </table:table-cell>
          <table:table-cell table:style-name="ACE-2" office:value-type="float" office:value="2845">
            <text:p>2845</text:p>
          </table:table-cell>
          <table:table-cell table:style-name="ACE-2" office:value-type="float" office:value="-1.5">
            <text:p>−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alder roots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28">
            <text:p>2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donk of Brandwijk 2</text:p>
          </table:table-cell>
          <table:table-cell table:style-name="ACE-2" office:value-type="float" office:value="51.844999999999999">
            <text:p>51.845</text:p>
          </table:table-cell>
          <table:table-cell table:style-name="ACE-2" office:value-type="float" office:value="4.7560000000000002">
            <text:p>4.756</text:p>
          </table:table-cell>
          <table:table-cell table:style-name="ACE-2" office:value-type="string">
            <text:p>GrN-192</text:p>
          </table:table-cell>
          <table:table-cell table:style-name="ACE-2" office:value-type="float" office:value="2830">
            <text:p>2830</text:p>
          </table:table-cell>
          <table:table-cell table:style-name="ACE-2" office:value-type="float" office:value="135">
            <text:p>135</text:p>
          </table:table-cell>
          <table:table-cell table:style-name="ACE-2" office:value-type="float" office:value="2782">
            <text:p>2782</text:p>
          </table:table-cell>
          <table:table-cell table:style-name="ACE-2" office:value-type="float" office:value="3079">
            <text:p>3079</text:p>
          </table:table-cell>
          <table:table-cell table:style-name="ACE-2" office:value-type="float" office:value="-1.1499999999999999">
            <text:p>−1.15</text:p>
          </table:table-cell>
          <table:table-cell table:style-name="ACE-2" office:value-type="float" office:value="-1.1100000000000001">
            <text:p>−1.11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-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29">
            <text:p>2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donk of Brandwijk 4</text:p>
          </table:table-cell>
          <table:table-cell table:style-name="ACE-2" office:value-type="float" office:value="51.844999999999999">
            <text:p>51.845</text:p>
          </table:table-cell>
          <table:table-cell table:style-name="ACE-2" office:value-type="float" office:value="4.7560000000000002">
            <text:p>4.756</text:p>
          </table:table-cell>
          <table:table-cell table:style-name="ACE-2" office:value-type="string">
            <text:p>GrN-191</text:p>
          </table:table-cell>
          <table:table-cell table:style-name="ACE-2" office:value-type="float" office:value="4590">
            <text:p>4590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5046">
            <text:p>5046</text:p>
          </table:table-cell>
          <table:table-cell table:style-name="ACE-2" office:value-type="float" office:value="5469">
            <text:p>5469</text:p>
          </table:table-cell>
          <table:table-cell table:style-name="ACE-2" office:value-type="float" office:value="-3.3100000000000001">
            <text:p>−3.31</text:p>
          </table:table-cell>
          <table:table-cell table:style-name="ACE-2" office:value-type="float" office:value="-3.29">
            <text:p>−3.29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fen-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37">
            <text:p>37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donk of Barendrecht VII</text:p>
          </table:table-cell>
          <table:table-cell table:style-name="ACE-2" office:value-type="float" office:value="51.857999999999997">
            <text:p>51.858</text:p>
          </table:table-cell>
          <table:table-cell table:style-name="ACE-2" office:value-type="float" office:value="4.5380000000000003">
            <text:p>4.538</text:p>
          </table:table-cell>
          <table:table-cell table:style-name="ACE-2" office:value-type="string">
            <text:p>GrN-1146</text:p>
          </table:table-cell>
          <table:table-cell table:style-name="ACE-2" office:value-type="float" office:value="4270">
            <text:p>4270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4726">
            <text:p>4726</text:p>
          </table:table-cell>
          <table:table-cell table:style-name="ACE-2" office:value-type="float" office:value="4872">
            <text:p>4872</text:p>
          </table:table-cell>
          <table:table-cell table:style-name="ACE-2" office:value-type="float" office:value="-3.2400000000000002">
            <text:p>−3.24</text:p>
          </table:table-cell>
          <table:table-cell table:style-name="ACE-2" office:value-type="float" office:value="-3.1899999999999999">
            <text:p>−3.19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fen-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38">
            <text:p>3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donk of Barendrecht X</text:p>
          </table:table-cell>
          <table:table-cell table:style-name="ACE-2" office:value-type="float" office:value="51.857999999999997">
            <text:p>51.858</text:p>
          </table:table-cell>
          <table:table-cell table:style-name="ACE-2" office:value-type="float" office:value="4.5380000000000003">
            <text:p>4.538</text:p>
          </table:table-cell>
          <table:table-cell table:style-name="ACE-2" office:value-type="string">
            <text:p>GrN-1147</text:p>
          </table:table-cell>
          <table:table-cell table:style-name="ACE-2" office:value-type="float" office:value="3900">
            <text:p>390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4236">
            <text:p>4236</text:p>
          </table:table-cell>
          <table:table-cell table:style-name="ACE-2" office:value-type="float" office:value="4419">
            <text:p>4419</text:p>
          </table:table-cell>
          <table:table-cell table:style-name="ACE-2" office:value-type="float" office:value="-2.6699999999999999">
            <text:p>−2.67</text:p>
          </table:table-cell>
          <table:table-cell table:style-name="ACE-2" office:value-type="float" office:value="-2.6299999999999999">
            <text:p>−2.63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-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39">
            <text:p>3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donk of Barendrecht XII</text:p>
          </table:table-cell>
          <table:table-cell table:style-name="ACE-2" office:value-type="float" office:value="51.857999999999997">
            <text:p>51.858</text:p>
          </table:table-cell>
          <table:table-cell table:style-name="ACE-2" office:value-type="float" office:value="4.5380000000000003">
            <text:p>4.538</text:p>
          </table:table-cell>
          <table:table-cell table:style-name="ACE-2" office:value-type="string">
            <text:p>GrN-1148</text:p>
          </table:table-cell>
          <table:table-cell table:style-name="ACE-2" office:value-type="float" office:value="3480">
            <text:p>348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3690">
            <text:p>3690</text:p>
          </table:table-cell>
          <table:table-cell table:style-name="ACE-2" office:value-type="float" office:value="3828">
            <text:p>3828</text:p>
          </table:table-cell>
          <table:table-cell table:style-name="ACE-2" office:value-type="float" office:value="-1.97">
            <text:p>−1.97</text:p>
          </table:table-cell>
          <table:table-cell table:style-name="ACE-2" office:value-type="float" office:value="-1.9199999999999999">
            <text:p>−1.92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fen-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74">
            <text:p>174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1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414</text:p>
          </table:table-cell>
          <table:table-cell table:style-name="ACE-2" office:value-type="float" office:value="2955">
            <text:p>2955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3026">
            <text:p>3026</text:p>
          </table:table-cell>
          <table:table-cell table:style-name="ACE-2" office:value-type="float" office:value="3209">
            <text:p>3209</text:p>
          </table:table-cell>
          <table:table-cell table:style-name="ACE-2" office:value-type="float" office:value="-0.62">
            <text:p>−0.62</text:p>
          </table:table-cell>
          <table:table-cell table:style-name="ACE-2" office:value-type="float" office:value="-0.59999999999999998">
            <text:p>−0.6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wood peat, sandy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75">
            <text:p>175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2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415</text:p>
          </table:table-cell>
          <table:table-cell table:style-name="ACE-2" office:value-type="float" office:value="2985">
            <text:p>2985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3078">
            <text:p>3078</text:p>
          </table:table-cell>
          <table:table-cell table:style-name="ACE-2" office:value-type="float" office:value="3212">
            <text:p>3212</text:p>
          </table:table-cell>
          <table:table-cell table:style-name="ACE-2" office:value-type="float" office:value="-0.93999999999999995">
            <text:p>−0.94</text:p>
          </table:table-cell>
          <table:table-cell table:style-name="ACE-2" office:value-type="float" office:value="-0.91000000000000003">
            <text:p>−0.91</text:p>
          </table:table-cell>
          <table:table-cell table:style-name="ACE-2" office:value-type="float" office:value="0.059999999999999998">
            <text:p>0.06</text:p>
          </table:table-cell>
          <table:table-cell table:style-name="ACE-2" office:value-type="string">
            <text:p>wood peat, sandy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77">
            <text:p>177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4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417</text:p>
          </table:table-cell>
          <table:table-cell table:style-name="ACE-2" office:value-type="float" office:value="3315">
            <text:p>3315</text:p>
          </table:table-cell>
          <table:table-cell table:style-name="ACE-2" office:value-type="float" office:value="25">
            <text:p>25</text:p>
          </table:table-cell>
          <table:table-cell table:style-name="ACE-2" office:value-type="float" office:value="3476">
            <text:p>3476</text:p>
          </table:table-cell>
          <table:table-cell table:style-name="ACE-2" office:value-type="float" office:value="3570">
            <text:p>3570</text:p>
          </table:table-cell>
          <table:table-cell table:style-name="ACE-2" office:value-type="float" office:value="-1.27">
            <text:p>−1.27</text:p>
          </table:table-cell>
          <table:table-cell table:style-name="ACE-2" office:value-type="float" office:value="-1.24">
            <text:p>−1.24</text:p>
          </table:table-cell>
          <table:table-cell table:style-name="ACE-2" office:value-type="float" office:value="0.059999999999999998">
            <text:p>0.06</text:p>
          </table:table-cell>
          <table:table-cell table:style-name="ACE-2" office:value-type="string">
            <text:p>fen-wood peat, non-clayey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78">
            <text:p>17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5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418</text:p>
          </table:table-cell>
          <table:table-cell table:style-name="ACE-2" office:value-type="float" office:value="3565">
            <text:p>356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3776">
            <text:p>3776</text:p>
          </table:table-cell>
          <table:table-cell table:style-name="ACE-2" office:value-type="float" office:value="3909">
            <text:p>3909</text:p>
          </table:table-cell>
          <table:table-cell table:style-name="ACE-2" office:value-type="float" office:value="-1.6000000000000001">
            <text:p>−1.6</text:p>
          </table:table-cell>
          <table:table-cell table:style-name="ACE-2" office:value-type="float" office:value="-1.5800000000000001">
            <text:p>−1.58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clayey wood pea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80">
            <text:p>18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7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420</text:p>
          </table:table-cell>
          <table:table-cell table:style-name="ACE-2" office:value-type="float" office:value="3615">
            <text:p>361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3865">
            <text:p>3865</text:p>
          </table:table-cell>
          <table:table-cell table:style-name="ACE-2" office:value-type="float" office:value="3979">
            <text:p>3979</text:p>
          </table:table-cell>
          <table:table-cell table:style-name="ACE-2" office:value-type="float" office:value="-1.99">
            <text:p>−1.99</text:p>
          </table:table-cell>
          <table:table-cell table:style-name="ACE-2" office:value-type="float" office:value="-1.96">
            <text:p>−1.96</text:p>
          </table:table-cell>
          <table:table-cell table:style-name="ACE-2" office:value-type="float" office:value="0.059999999999999998">
            <text:p>0.06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82">
            <text:p>182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12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910</text:p>
          </table:table-cell>
          <table:table-cell table:style-name="ACE-2" office:value-type="float" office:value="3515">
            <text:p>3515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3696">
            <text:p>3696</text:p>
          </table:table-cell>
          <table:table-cell table:style-name="ACE-2" office:value-type="float" office:value="3840">
            <text:p>3840</text:p>
          </table:table-cell>
          <table:table-cell table:style-name="ACE-2" office:value-type="float" office:value="-1.48">
            <text:p>−1.48</text:p>
          </table:table-cell>
          <table:table-cell table:style-name="ACE-2" office:value-type="float" office:value="-1.46">
            <text:p>−1.46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fen-wood pea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88">
            <text:p>18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W1 Wassenaar</text:p>
          </table:table-cell>
          <table:table-cell table:style-name="ACE-2" office:value-type="float" office:value="52.133000000000003">
            <text:p>52.133</text:p>
          </table:table-cell>
          <table:table-cell table:style-name="ACE-2" office:value-type="float" office:value="4.367">
            <text:p>4.367</text:p>
          </table:table-cell>
          <table:table-cell table:style-name="ACE-2" office:value-type="string">
            <text:p>GrN-8909</text:p>
          </table:table-cell>
          <table:table-cell table:style-name="ACE-2" office:value-type="float" office:value="3495">
            <text:p>3495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3692">
            <text:p>3692</text:p>
          </table:table-cell>
          <table:table-cell table:style-name="ACE-2" office:value-type="float" office:value="3831">
            <text:p>3831</text:p>
          </table:table-cell>
          <table:table-cell table:style-name="ACE-2" office:value-type="float" office:value="-1.6499999999999999">
            <text:p>−1.65</text:p>
          </table:table-cell>
          <table:table-cell table:style-name="ACE-2" office:value-type="float" office:value="-1.6299999999999999">
            <text:p>−1.63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sedge pea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90">
            <text:p>19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3 Rijksdorp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330000000000002">
            <text:p>4.333</text:p>
          </table:table-cell>
          <table:table-cell table:style-name="ACE-2" office:value-type="string">
            <text:p>GrN-8907</text:p>
          </table:table-cell>
          <table:table-cell table:style-name="ACE-2" office:value-type="float" office:value="3325">
            <text:p>3325</text:p>
          </table:table-cell>
          <table:table-cell table:style-name="ACE-2" office:value-type="float" office:value="30">
            <text:p>30</text:p>
          </table:table-cell>
          <table:table-cell table:style-name="ACE-2" office:value-type="float" office:value="3478">
            <text:p>3478</text:p>
          </table:table-cell>
          <table:table-cell table:style-name="ACE-2" office:value-type="float" office:value="3628">
            <text:p>3628</text:p>
          </table:table-cell>
          <table:table-cell table:style-name="ACE-2" office:value-type="float" office:value="-0.91000000000000003">
            <text:p>−0.91</text:p>
          </table:table-cell>
          <table:table-cell table:style-name="ACE-2" office:value-type="float" office:value="-0.89000000000000001">
            <text:p>−0.89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sedge pea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96">
            <text:p>196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eye (M2)</text:p>
          </table:table-cell>
          <table:table-cell table:style-name="ACE-2" office:value-type="float" office:value="52.07">
            <text:p>52.07</text:p>
          </table:table-cell>
          <table:table-cell table:style-name="ACE-2" office:value-type="float" office:value="4.75">
            <text:p>4.75</text:p>
          </table:table-cell>
          <table:table-cell table:style-name="ACE-2" office:value-type="string">
            <text:p>GrN-8763</text:p>
          </table:table-cell>
          <table:table-cell table:style-name="ACE-2" office:value-type="float" office:value="6430">
            <text:p>643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7314">
            <text:p>7314</text:p>
          </table:table-cell>
          <table:table-cell table:style-name="ACE-2" office:value-type="float" office:value="7419">
            <text:p>7419</text:p>
          </table:table-cell>
          <table:table-cell table:style-name="ACE-2" office:value-type="float" office:value="-8.75">
            <text:p>−8.75</text:p>
          </table:table-cell>
          <table:table-cell table:style-name="ACE-2" office:value-type="float" office:value="-8.7400000000000002">
            <text:p>−8.74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Phragmites and wood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6">
            <text:p>6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Loosduinen</text:p>
          </table:table-cell>
          <table:table-cell table:style-name="ACE-2" office:value-type="float" office:value="52.055999999999997">
            <text:p>52.056</text:p>
          </table:table-cell>
          <table:table-cell table:style-name="ACE-2" office:value-type="float" office:value="4.2080000000000002">
            <text:p>4.208</text:p>
          </table:table-cell>
          <table:table-cell table:style-name="ACE-2"/>
          <table:table-cell table:style-name="ACE-2" office:value-type="float" office:value="2275">
            <text:p>2275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2154">
            <text:p>2154</text:p>
          </table:table-cell>
          <table:table-cell table:style-name="ACE-2" office:value-type="float" office:value="2349">
            <text:p>2349</text:p>
          </table:table-cell>
          <table:table-cell table:style-name="ACE-2" office:value-type="float" office:value="-0.75">
            <text:p>−0.75</text:p>
          </table:table-cell>
          <table:table-cell table:style-name="ACE-2"/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inhabited peat surface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nnema, 1954; in van de Plassche, 1982</text:p>
          </table:table-cell>
          <table:table-cell table:style-name="ACE-2" office:value-type="string">
            <text:p>VinkEtal2007,vandePlassche1982,Bennema195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Bennema1954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80">
            <text:p>8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ekelingen</text:p>
          </table:table-cell>
          <table:table-cell table:style-name="ACE-2" office:value-type="float" office:value="51.862000000000002">
            <text:p>51.862</text:p>
          </table:table-cell>
          <table:table-cell table:style-name="ACE-2" office:value-type="float" office:value="4.1799999999999997">
            <text:p>4.18</text:p>
          </table:table-cell>
          <table:table-cell table:style-name="ACE-2"/>
          <table:table-cell table:style-name="ACE-2" office:value-type="float" office:value="4450">
            <text:p>445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4969">
            <text:p>4969</text:p>
          </table:table-cell>
          <table:table-cell table:style-name="ACE-2" office:value-type="float" office:value="5277">
            <text:p>5277</text:p>
          </table:table-cell>
          <table:table-cell table:style-name="ACE-2" office:value-type="float" office:value="-2.75">
            <text:p>−2.7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reek levee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Louwe Kooijmans and van de Velde, 1980</text:p>
          </table:table-cell>
          <table:table-cell table:style-name="ACE-2" office:value-type="string">
            <text:p>VinkEtal2007,LouweKooijmansvandeVelde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LouweKooijmansvandeVelde1980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22">
            <text:p>22</text:p>
          </table:table-cell>
          <table:table-cell table:style-name="ACE-2" office:value-type="string">
            <text:p>NW Netherlands</text:p>
          </table:table-cell>
          <table:table-cell table:style-name="ACE-2" office:value-type="string">
            <text:p>Koegras II</text:p>
          </table:table-cell>
          <table:table-cell table:style-name="ACE-2" office:value-type="float" office:value="52.911999999999999">
            <text:p>52.912</text:p>
          </table:table-cell>
          <table:table-cell table:style-name="ACE-2" office:value-type="float" office:value="4.7610000000000001">
            <text:p>4.761</text:p>
          </table:table-cell>
          <table:table-cell table:style-name="ACE-2" office:value-type="string">
            <text:p>GrN-476</text:p>
          </table:table-cell>
          <table:table-cell table:style-name="ACE-2" office:value-type="float" office:value="4925">
            <text:p>4925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5587">
            <text:p>5587</text:p>
          </table:table-cell>
          <table:table-cell table:style-name="ACE-2" office:value-type="float" office:value="5749">
            <text:p>5749</text:p>
          </table:table-cell>
          <table:table-cell table:style-name="ACE-2" office:value-type="float" office:value="-4.7199999999999998">
            <text:p>−4.72</text:p>
          </table:table-cell>
          <table:table-cell table:style-name="ACE-2" office:value-type="float" office:value="-4.7000000000000002">
            <text:p>−4.7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66">
            <text:p>66</text:p>
          </table:table-cell>
          <table:table-cell table:style-name="ACE-2" office:value-type="string">
            <text:p>NW Netherlands</text:p>
          </table:table-cell>
          <table:table-cell table:style-name="ACE-2" office:value-type="string">
            <text:p>St. Maartensvlotbrug</text:p>
          </table:table-cell>
          <table:table-cell table:style-name="ACE-2" office:value-type="float" office:value="52.811999999999998">
            <text:p>52.812</text:p>
          </table:table-cell>
          <table:table-cell table:style-name="ACE-2" office:value-type="float" office:value="4.7460000000000004">
            <text:p>4.746</text:p>
          </table:table-cell>
          <table:table-cell table:style-name="ACE-2" office:value-type="string">
            <text:p>GrN-1633</text:p>
          </table:table-cell>
          <table:table-cell table:style-name="ACE-2" office:value-type="float" office:value="6080">
            <text:p>608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6803">
            <text:p>6803</text:p>
          </table:table-cell>
          <table:table-cell table:style-name="ACE-2" office:value-type="float" office:value="7006">
            <text:p>7006</text:p>
          </table:table-cell>
          <table:table-cell table:style-name="ACE-2" office:value-type="float" office:value="-7.2199999999999998">
            <text:p>−7.22</text:p>
          </table:table-cell>
          <table:table-cell table:style-name="ACE-2" office:value-type="float" office:value="-7.1699999999999999">
            <text:p>−7.1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118">
            <text:p>118</text:p>
          </table:table-cell>
          <table:table-cell table:style-name="ACE-2" office:value-type="string">
            <text:p>NW Netherlands</text:p>
          </table:table-cell>
          <table:table-cell table:style-name="ACE-2" office:value-type="string">
            <text:p>Zwaagdijk</text:p>
          </table:table-cell>
          <table:table-cell table:style-name="ACE-2" office:value-type="float" office:value="52.686999999999998">
            <text:p>52.687</text:p>
          </table:table-cell>
          <table:table-cell table:style-name="ACE-2" office:value-type="float" office:value="5.0830000000000002">
            <text:p>5.083</text:p>
          </table:table-cell>
          <table:table-cell table:style-name="ACE-2" office:value-type="string">
            <text:p>GrN-8098</text:p>
          </table:table-cell>
          <table:table-cell table:style-name="ACE-2" office:value-type="float" office:value="6980">
            <text:p>698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743">
            <text:p>7743</text:p>
          </table:table-cell>
          <table:table-cell table:style-name="ACE-2" office:value-type="float" office:value="7842">
            <text:p>7842</text:p>
          </table:table-cell>
          <table:table-cell table:style-name="ACE-2" office:value-type="float" office:value="-12.6">
            <text:p>−12.6</text:p>
          </table:table-cell>
          <table:table-cell table:style-name="ACE-2" office:value-type="float" office:value="-12.58">
            <text:p>−12.5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79; in 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Velsen</text:p>
          </table:table-cell>
          <table:table-cell table:style-name="ACE-2" office:value-type="float" office:value="52.444000000000003">
            <text:p>52.444</text:p>
          </table:table-cell>
          <table:table-cell table:style-name="ACE-2" office:value-type="float" office:value="4.6559999999999997">
            <text:p>4.656</text:p>
          </table:table-cell>
          <table:table-cell table:style-name="ACE-2" office:value-type="string">
            <text:p>GrN-75</text:p>
          </table:table-cell>
          <table:table-cell table:style-name="ACE-2" office:value-type="float" office:value="7140">
            <text:p>714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7786">
            <text:p>7786</text:p>
          </table:table-cell>
          <table:table-cell table:style-name="ACE-2" office:value-type="float" office:value="8163">
            <text:p>8163</text:p>
          </table:table-cell>
          <table:table-cell table:style-name="ACE-2" office:value-type="float" office:value="-14.25">
            <text:p>−14.25</text:p>
          </table:table-cell>
          <table:table-cell table:style-name="ACE-2"/>
          <table:table-cell table:style-name="ACE-2" office:value-type="float" office:value="0.5">
            <text:p>0.5</text:p>
          </table:table-cell>
          <table:table-cell table:style-name="ACE-2" office:value-type="string">
            <text:p>wood in basal peat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nnema, 1954; in van de Plassche, 1982</text:p>
          </table:table-cell>
          <table:table-cell table:style-name="ACE-2" office:value-type="string">
            <text:p>VinkEtal2007,vandePlassche1982,Bennema195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Bennema1954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3">
            <text:p>3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aarlemmermeer polder</text:p>
          </table:table-cell>
          <table:table-cell table:style-name="ACE-2" office:value-type="float" office:value="52.302">
            <text:p>52.302</text:p>
          </table:table-cell>
          <table:table-cell table:style-name="ACE-2" office:value-type="float" office:value="4.6310000000000002">
            <text:p>4.631</text:p>
          </table:table-cell>
          <table:table-cell table:style-name="ACE-2"/>
          <table:table-cell table:style-name="ACE-2" office:value-type="float" office:value="4500">
            <text:p>450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4864">
            <text:p>4864</text:p>
          </table:table-cell>
          <table:table-cell table:style-name="ACE-2" office:value-type="float" office:value="5327">
            <text:p>5327</text:p>
          </table:table-cell>
          <table:table-cell table:style-name="ACE-2" office:value-type="float" office:value="-4.1500000000000004">
            <text:p>−4.15</text:p>
          </table:table-cell>
          <table:table-cell table:style-name="ACE-2"/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peat on sea-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nnema, 1954; in van de Plassche, 1982</text:p>
          </table:table-cell>
          <table:table-cell table:style-name="ACE-2" office:value-type="string">
            <text:p>VinkEtal2007,vandePlassche1982,Bennema195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Bennema1954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float" office:value="26">
            <text:p>26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Velsen</text:p>
          </table:table-cell>
          <table:table-cell table:style-name="ACE-2" office:value-type="float" office:value="52.444000000000003">
            <text:p>52.444</text:p>
          </table:table-cell>
          <table:table-cell table:style-name="ACE-2" office:value-type="float" office:value="4.6559999999999997">
            <text:p>4.656</text:p>
          </table:table-cell>
          <table:table-cell table:style-name="ACE-2" office:value-type="string">
            <text:p>GrN-161</text:p>
          </table:table-cell>
          <table:table-cell table:style-name="ACE-2" office:value-type="float" office:value="7745">
            <text:p>7745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8356">
            <text:p>8356</text:p>
          </table:table-cell>
          <table:table-cell table:style-name="ACE-2" office:value-type="float" office:value="8778">
            <text:p>8778</text:p>
          </table:table-cell>
          <table:table-cell table:style-name="ACE-2" office:value-type="float" office:value="-16.199999999999999">
            <text:p>−16.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Alnus roots</text:p>
          </table:table-cell>
          <table:table-cell table:number-columns-repeated="2" table:style-name="ACE-2"/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1" table:style-name="ACE-2"/>
        </table:table-row>
        <table:table-row table:style-name="AROW-2">
          <table:table-cell table:style-name="ACE-2"/>
          <table:table-cell table:style-name="ACE-2" office:value-type="string">
            <text:p>IV. Dataset n</text:p>
          </table:table-cell>
          <table:table-cell table:style-name="ACE-2" office:value-type="string">
            <text:p>orthern Netherland</text:p>
          </table:table-cell>
          <table:table-cell table:number-columns-repeated="253" table:style-name="ACE-2"/>
        </table:table-row>
        <table:table-row table:style-name="AROW-2">
          <table:table-cell table:style-name="ACE-2" office:value-type="string">
            <text:p>Northern_Netherlands</text:p>
          </table:table-cell>
          <table:table-cell table:style-name="ACE-2" office:value-type="float" office:value="100">
            <text:p>100</text:p>
          </table:table-cell>
          <table:table-cell table:style-name="ACE-2" office:value-type="string">
            <text:p>N Netherlands</text:p>
          </table:table-cell>
          <table:table-cell table:style-name="ACE-2" office:value-type="string">
            <text:p>Ezinge</text:p>
          </table:table-cell>
          <table:table-cell table:style-name="ACE-2" office:value-type="float" office:value="53.292999999999999">
            <text:p>53.293</text:p>
          </table:table-cell>
          <table:table-cell table:style-name="ACE-2" office:value-type="float" office:value="6.4089999999999998">
            <text:p>6.409</text:p>
          </table:table-cell>
          <table:table-cell table:style-name="ACE-2"/>
          <table:table-cell table:style-name="ACE-2" office:value-type="float" office:value="2500">
            <text:p>2500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2486">
            <text:p>2486</text:p>
          </table:table-cell>
          <table:table-cell table:style-name="ACE-2" office:value-type="float" office:value="2734">
            <text:p>2734</text:p>
          </table:table-cell>
          <table:table-cell table:style-name="ACE-2" office:value-type="float" office:value="-0.59999999999999998">
            <text:p>−0.6</text:p>
          </table:table-cell>
          <table:table-cell table:style-name="ACE-2"/>
          <table:table-cell table:style-name="ACE-2" office:value-type="float" office:value="0.25">
            <text:p>0.25</text:p>
          </table:table-cell>
          <table:table-cell table:style-name="ACE-2" office:value-type="string">
            <text:p>inhabited salt-marsh surface</text:p>
          </table:table-cell>
          <table:table-cell table:number-columns-repeated="2" table:style-name="ACE-2"/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Louwe Kooijmans, 1976; in van de Plassche, 1982</text:p>
          </table:table-cell>
          <table:table-cell table:style-name="ACE-2" office:value-type="string">
            <text:p>VinkEtal2007,vandePlassche1982,LouweKooijmans197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LouweKooijmans1976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Northern_Netherlands</text:p>
          </table:table-cell>
          <table:table-cell table:style-name="ACE-2" office:value-type="float" office:value="121">
            <text:p>121</text:p>
          </table:table-cell>
          <table:table-cell table:style-name="ACE-2" office:value-type="string">
            <text:p>N Netherlands</text:p>
          </table:table-cell>
          <table:table-cell table:style-name="ACE-2" office:value-type="string">
            <text:p>Engwierumer Polder V</text:p>
          </table:table-cell>
          <table:table-cell table:style-name="ACE-2" office:value-type="float" office:value="53.322000000000003">
            <text:p>53.322</text:p>
          </table:table-cell>
          <table:table-cell table:style-name="ACE-2" office:value-type="float" office:value="6.1079999999999997">
            <text:p>6.108</text:p>
          </table:table-cell>
          <table:table-cell table:style-name="ACE-2" office:value-type="string">
            <text:p>GrN-7641</text:p>
          </table:table-cell>
          <table:table-cell table:style-name="ACE-2" office:value-type="float" office:value="5800">
            <text:p>580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6548">
            <text:p>6548</text:p>
          </table:table-cell>
          <table:table-cell table:style-name="ACE-2" office:value-type="float" office:value="6662">
            <text:p>6662</text:p>
          </table:table-cell>
          <table:table-cell table:style-name="ACE-2" office:value-type="float" office:value="-7.0499999999999998">
            <text:p>−7.05</text:p>
          </table:table-cell>
          <table:table-cell table:style-name="ACE-2" office:value-type="float" office:value="-7.0099999999999998">
            <text:p>−7.0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Griede, 1978; in van de Plassche, 1982</text:p>
          </table:table-cell>
          <table:table-cell table:style-name="ACE-2" office:value-type="string">
            <text:p>VinkEtal2007,vandePlassche1982,Griede1978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Griede1978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Northern_Netherlands</text:p>
          </table:table-cell>
          <table:table-cell table:style-name="ACE-2" office:value-type="float" office:value="122">
            <text:p>122</text:p>
          </table:table-cell>
          <table:table-cell table:style-name="ACE-2" office:value-type="string">
            <text:p>N Netherlands</text:p>
          </table:table-cell>
          <table:table-cell table:style-name="ACE-2" office:value-type="string">
            <text:p>Stiens VI</text:p>
          </table:table-cell>
          <table:table-cell table:style-name="ACE-2" office:value-type="float" office:value="53.261000000000003">
            <text:p>53.261</text:p>
          </table:table-cell>
          <table:table-cell table:style-name="ACE-2" office:value-type="float" office:value="5.7590000000000003">
            <text:p>5.759</text:p>
          </table:table-cell>
          <table:table-cell table:style-name="ACE-2" office:value-type="string">
            <text:p>GrN-7644</text:p>
          </table:table-cell>
          <table:table-cell table:style-name="ACE-2" office:value-type="float" office:value="4760">
            <text:p>4760</text:p>
          </table:table-cell>
          <table:table-cell table:style-name="ACE-2" office:value-type="float" office:value="30">
            <text:p>30</text:p>
          </table:table-cell>
          <table:table-cell table:style-name="ACE-2" office:value-type="float" office:value="5471">
            <text:p>5471</text:p>
          </table:table-cell>
          <table:table-cell table:style-name="ACE-2" office:value-type="float" office:value="5583">
            <text:p>5583</text:p>
          </table:table-cell>
          <table:table-cell table:style-name="ACE-2" office:value-type="float" office:value="-4.3099999999999996">
            <text:p>−4.31</text:p>
          </table:table-cell>
          <table:table-cell table:style-name="ACE-2" office:value-type="float" office:value="-4.2599999999999998">
            <text:p>−4.26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Griede, 1978; in van de Plassche, 1982</text:p>
          </table:table-cell>
          <table:table-cell table:style-name="ACE-2" office:value-type="string">
            <text:p>VinkEtal2007,vandePlassche1982,Griede1978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Griede1978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Northern_Netherlands</text:p>
          </table:table-cell>
          <table:table-cell table:style-name="ACE-2" office:value-type="float" office:value="18">
            <text:p>18</text:p>
          </table:table-cell>
          <table:table-cell table:style-name="ACE-2" office:value-type="string">
            <text:p>N Netherlands</text:p>
          </table:table-cell>
          <table:table-cell table:style-name="ACE-2" office:value-type="string">
            <text:p>Winschoten 513b</text:p>
          </table:table-cell>
          <table:table-cell table:style-name="ACE-2" office:value-type="float" office:value="53.143000000000001">
            <text:p>53.143</text:p>
          </table:table-cell>
          <table:table-cell table:style-name="ACE-2" office:value-type="float" office:value="7.0309999999999997">
            <text:p>7.031</text:p>
          </table:table-cell>
          <table:table-cell table:style-name="ACE-2" office:value-type="string">
            <text:p>GrN-1090</text:p>
          </table:table-cell>
          <table:table-cell table:style-name="ACE-2" office:value-type="float" office:value="3350">
            <text:p>335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3477">
            <text:p>3477</text:p>
          </table:table-cell>
          <table:table-cell table:style-name="ACE-2" office:value-type="float" office:value="3638">
            <text:p>3638</text:p>
          </table:table-cell>
          <table:table-cell table:style-name="ACE-2" office:value-type="float" office:value="-1.9199999999999999">
            <text:p>−1.92</text:p>
          </table:table-cell>
          <table:table-cell table:style-name="ACE-2" office:value-type="float" office:value="-1.8700000000000001">
            <text:p>−1.8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Northern_Netherlands</text:p>
          </table:table-cell>
          <table:table-cell table:style-name="ACE-2" office:value-type="float" office:value="19">
            <text:p>19</text:p>
          </table:table-cell>
          <table:table-cell table:style-name="ACE-2" office:value-type="string">
            <text:p>N Netherlands</text:p>
          </table:table-cell>
          <table:table-cell table:style-name="ACE-2" office:value-type="string">
            <text:p>Winschoten 512</text:p>
          </table:table-cell>
          <table:table-cell table:style-name="ACE-2" office:value-type="float" office:value="53.143000000000001">
            <text:p>53.143</text:p>
          </table:table-cell>
          <table:table-cell table:style-name="ACE-2" office:value-type="float" office:value="7.0309999999999997">
            <text:p>7.031</text:p>
          </table:table-cell>
          <table:table-cell table:style-name="ACE-2" office:value-type="string">
            <text:p>GrN-1089</text:p>
          </table:table-cell>
          <table:table-cell table:style-name="ACE-2" office:value-type="float" office:value="2950">
            <text:p>295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2995">
            <text:p>2995</text:p>
          </table:table-cell>
          <table:table-cell table:style-name="ACE-2" office:value-type="float" office:value="3210">
            <text:p>3210</text:p>
          </table:table-cell>
          <table:table-cell table:style-name="ACE-2" office:value-type="float" office:value="-0.93999999999999995">
            <text:p>−0.94</text:p>
          </table:table-cell>
          <table:table-cell table:style-name="ACE-2" office:value-type="float" office:value="-0.90000000000000002">
            <text:p>−0.9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1" table:style-name="ACE-2"/>
        </table:table-row>
        <table:table-row table:style-name="AROW-2">
          <table:table-cell table:style-name="ACE-2"/>
          <table:table-cell table:style-name="ACE-2" office:value-type="string">
            <text:p>V. Dataset ce</text:p>
          </table:table-cell>
          <table:table-cell table:style-name="ACE-2" office:value-type="string">
            <text:p>ntral Netherlands:</text:p>
          </table:table-cell>
          <table:table-cell table:number-columns-repeated="17" table:style-name="ACE-2"/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3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Alm12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2">
            <text:p>52.32</text:p>
          </table:table-cell>
          <table:table-cell table:style-name="ACE-2" office:value-type="float" office:value="5.2800000000000002">
            <text:p>5.28</text:p>
          </table:table-cell>
          <table:table-cell table:style-name="ACE-2" office:value-type="string">
            <text:p>UtC-9100</text:p>
          </table:table-cell>
          <table:table-cell table:style-name="ACE-2" office:value-type="float" office:value="5490">
            <text:p>549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6202">
            <text:p>6202</text:p>
          </table:table-cell>
          <table:table-cell table:style-name="ACE-2" office:value-type="float" office:value="6311">
            <text:p>6311</text:p>
          </table:table-cell>
          <table:table-cell table:style-name="ACE-2" office:value-type="float" office:value="-6.0899999999999999">
            <text:p>−6.0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Alm 13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2">
            <text:p>52.32</text:p>
          </table:table-cell>
          <table:table-cell table:style-name="ACE-2" office:value-type="float" office:value="5.2800000000000002">
            <text:p>5.28</text:p>
          </table:table-cell>
          <table:table-cell table:style-name="ACE-2" office:value-type="string">
            <text:p>UtC-9101</text:p>
          </table:table-cell>
          <table:table-cell table:style-name="ACE-2" office:value-type="float" office:value="5719">
            <text:p>5719</text:p>
          </table:table-cell>
          <table:table-cell table:style-name="ACE-2" office:value-type="float" office:value="43">
            <text:p>43</text:p>
          </table:table-cell>
          <table:table-cell table:style-name="ACE-2" office:value-type="float" office:value="6444">
            <text:p>6444</text:p>
          </table:table-cell>
          <table:table-cell table:style-name="ACE-2" office:value-type="float" office:value="6553">
            <text:p>6553</text:p>
          </table:table-cell>
          <table:table-cell table:style-name="ACE-2" office:value-type="float" office:value="-6.7199999999999998">
            <text:p>−6.7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Alm 14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2">
            <text:p>52.32</text:p>
          </table:table-cell>
          <table:table-cell table:style-name="ACE-2" office:value-type="float" office:value="5.2800000000000002">
            <text:p>5.28</text:p>
          </table:table-cell>
          <table:table-cell table:style-name="ACE-2" office:value-type="string">
            <text:p>UtC-9102</text:p>
          </table:table-cell>
          <table:table-cell table:style-name="ACE-2" office:value-type="float" office:value="5861">
            <text:p>5861</text:p>
          </table:table-cell>
          <table:table-cell table:style-name="ACE-2" office:value-type="float" office:value="43">
            <text:p>43</text:p>
          </table:table-cell>
          <table:table-cell table:style-name="ACE-2" office:value-type="float" office:value="6637">
            <text:p>6637</text:p>
          </table:table-cell>
          <table:table-cell table:style-name="ACE-2" office:value-type="float" office:value="6732">
            <text:p>6732</text:p>
          </table:table-cell>
          <table:table-cell table:style-name="ACE-2" office:value-type="float" office:value="-7.0800000000000001">
            <text:p>−7.0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Alm 15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2">
            <text:p>52.32</text:p>
          </table:table-cell>
          <table:table-cell table:style-name="ACE-2" office:value-type="float" office:value="5.2800000000000002">
            <text:p>5.28</text:p>
          </table:table-cell>
          <table:table-cell table:style-name="ACE-2" office:value-type="string">
            <text:p>UtC-9103</text:p>
          </table:table-cell>
          <table:table-cell table:style-name="ACE-2" office:value-type="float" office:value="5980">
            <text:p>5980</text:p>
          </table:table-cell>
          <table:table-cell table:style-name="ACE-2" office:value-type="float" office:value="46">
            <text:p>46</text:p>
          </table:table-cell>
          <table:table-cell table:style-name="ACE-2" office:value-type="float" office:value="6744">
            <text:p>6744</text:p>
          </table:table-cell>
          <table:table-cell table:style-name="ACE-2" office:value-type="float" office:value="6866">
            <text:p>6866</text:p>
          </table:table-cell>
          <table:table-cell table:style-name="ACE-2" office:value-type="float" office:value="-7.5599999999999996">
            <text:p>−7.5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Alm 23/25/26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50000000000001">
            <text:p>52.35</text:p>
          </table:table-cell>
          <table:table-cell table:style-name="ACE-2" office:value-type="float" office:value="5.2199999999999998">
            <text:p>5.22</text:p>
          </table:table-cell>
          <table:table-cell table:style-name="ACE-2" office:value-type="string">
            <text:p>UtC-9109-9111-9112</text:p>
          </table:table-cell>
          <table:table-cell table:style-name="ACE-2" office:value-type="string">
            <text:p>.6334±</text:p>
          </table:table-cell>
          <table:table-cell table:style-name="ACE-2" office:value-type="float" office:value="30">
            <text:p>30</text:p>
          </table:table-cell>
          <table:table-cell table:style-name="ACE-2" office:value-type="float" office:value="7246">
            <text:p>7246</text:p>
          </table:table-cell>
          <table:table-cell table:style-name="ACE-2" office:value-type="float" office:value="7309">
            <text:p>7309</text:p>
          </table:table-cell>
          <table:table-cell table:style-name="ACE-2" office:value-type="float" office:value="-9.3399999999999999">
            <text:p>−9.3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Alm 27/28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50000000000001">
            <text:p>52.35</text:p>
          </table:table-cell>
          <table:table-cell table:style-name="ACE-2" office:value-type="float" office:value="5.2199999999999998">
            <text:p>5.22</text:p>
          </table:table-cell>
          <table:table-cell table:style-name="ACE-2" office:value-type="string">
            <text:p>UtC-9113-9114-av</text:p>
          </table:table-cell>
          <table:table-cell table:style-name="ACE-2" office:value-type="float" office:value="6330">
            <text:p>6330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7240">
            <text:p>7240</text:p>
          </table:table-cell>
          <table:table-cell table:style-name="ACE-2" office:value-type="float" office:value="7310">
            <text:p>7310</text:p>
          </table:table-cell>
          <table:table-cell table:style-name="ACE-2" office:value-type="float" office:value="-9.1899999999999995">
            <text:p>−9.1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float" office:value="77">
            <text:p>77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wifterbant</text:p>
          </table:table-cell>
          <table:table-cell table:style-name="ACE-2" office:value-type="float" office:value="52.549999999999997">
            <text:p>52.55</text:p>
          </table:table-cell>
          <table:table-cell table:style-name="ACE-2" office:value-type="float" office:value="5.6500000000000004">
            <text:p>5.65</text:p>
          </table:table-cell>
          <table:table-cell table:style-name="ACE-2" office:value-type="string">
            <text:p>GrN-5067</text:p>
          </table:table-cell>
          <table:table-cell table:style-name="ACE-2" office:value-type="float" office:value="5610">
            <text:p>561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6310">
            <text:p>6310</text:p>
          </table:table-cell>
          <table:table-cell table:style-name="ACE-2" office:value-type="float" office:value="6441">
            <text:p>6441</text:p>
          </table:table-cell>
          <table:table-cell table:style-name="ACE-2" office:value-type="float" office:value="-6.1500000000000004">
            <text:p>−6.15</text:p>
          </table:table-cell>
          <table:table-cell table:style-name="ACE-2"/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ouwe Kooijmans, 1976; in van de Plassche, 1982</text:p>
          </table:table-cell>
          <table:table-cell table:style-name="ACE-2" office:value-type="string">
            <text:p>VinkEtal2007,vandePlassche1982,LouweKooijmans197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LouweKooijmans1976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float" office:value="78">
            <text:p>78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wifterbant</text:p>
          </table:table-cell>
          <table:table-cell table:style-name="ACE-2" office:value-type="float" office:value="52.549999999999997">
            <text:p>52.55</text:p>
          </table:table-cell>
          <table:table-cell table:style-name="ACE-2" office:value-type="float" office:value="5.6500000000000004">
            <text:p>5.65</text:p>
          </table:table-cell>
          <table:table-cell table:style-name="ACE-2" office:value-type="string">
            <text:p>GrN-7043</text:p>
          </table:table-cell>
          <table:table-cell table:style-name="ACE-2" office:value-type="float" office:value="5300">
            <text:p>530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5992">
            <text:p>5992</text:p>
          </table:table-cell>
          <table:table-cell table:style-name="ACE-2" office:value-type="float" office:value="6171">
            <text:p>6171</text:p>
          </table:table-cell>
          <table:table-cell table:style-name="ACE-2" office:value-type="float" office:value="-5.1500000000000004">
            <text:p>−5.15</text:p>
          </table:table-cell>
          <table:table-cell table:style-name="ACE-2"/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tidal creek levee</text:p>
          </table:table-cell>
          <table:table-cell table:number-columns-repeated="2" table:style-name="ACE-2"/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Louwe Kooijmans, 1976; in van de Plassche, 1982</text:p>
          </table:table-cell>
          <table:table-cell table:style-name="ACE-2" office:value-type="string">
            <text:p>VinkEtal2007,vandePlassche1982,LouweKooijmans197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LouweKooijmans1976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float" office:value="8">
            <text:p>8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5130</text:p>
          </table:table-cell>
          <table:table-cell table:style-name="ACE-2" office:value-type="float" office:value="4720">
            <text:p>472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5325">
            <text:p>5325</text:p>
          </table:table-cell>
          <table:table-cell table:style-name="ACE-2" office:value-type="float" office:value="5581">
            <text:p>5581</text:p>
          </table:table-cell>
          <table:table-cell table:style-name="ACE-2" office:value-type="float" office:value="-4.6799999999999997">
            <text:p>−4.68</text:p>
          </table:table-cell>
          <table:table-cell table:style-name="ACE-2" office:value-type="float" office:value="-4.6600000000000001">
            <text:p>−4.66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Juncus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float" office:value="12">
            <text:p>12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67</text:p>
          </table:table-cell>
          <table:table-cell table:style-name="ACE-2" office:value-type="float" office:value="4320">
            <text:p>432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4832">
            <text:p>4832</text:p>
          </table:table-cell>
          <table:table-cell table:style-name="ACE-2" office:value-type="float" office:value="4966">
            <text:p>4966</text:p>
          </table:table-cell>
          <table:table-cell table:style-name="ACE-2" office:value-type="float" office:value="-4">
            <text:p>−4</text:p>
          </table:table-cell>
          <table:table-cell table:style-name="ACE-2" office:value-type="float" office:value="-3.9700000000000002">
            <text:p>−3.97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sedge with birch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float" office:value="13">
            <text:p>13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73</text:p>
          </table:table-cell>
          <table:table-cell table:style-name="ACE-2" office:value-type="float" office:value="4350">
            <text:p>435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4855">
            <text:p>4855</text:p>
          </table:table-cell>
          <table:table-cell table:style-name="ACE-2" office:value-type="float" office:value="4966">
            <text:p>4966</text:p>
          </table:table-cell>
          <table:table-cell table:style-name="ACE-2" office:value-type="float" office:value="-4.1299999999999999">
            <text:p>−4.13</text:p>
          </table:table-cell>
          <table:table-cell table:style-name="ACE-2" office:value-type="float" office:value="-4.0999999999999996">
            <text:p>−4.1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dry sedge with birch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float" office:value="14">
            <text:p>14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66</text:p>
          </table:table-cell>
          <table:table-cell table:style-name="ACE-2" office:value-type="float" office:value="4790">
            <text:p>479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5466">
            <text:p>5466</text:p>
          </table:table-cell>
          <table:table-cell table:style-name="ACE-2" office:value-type="float" office:value="5599">
            <text:p>5599</text:p>
          </table:table-cell>
          <table:table-cell table:style-name="ACE-2" office:value-type="float" office:value="-4.4199999999999999">
            <text:p>−4.42</text:p>
          </table:table-cell>
          <table:table-cell table:style-name="ACE-2" office:value-type="float" office:value="-4.3899999999999997">
            <text:p>−4.39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dry sedge with birch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70</text:p>
          </table:table-cell>
          <table:table-cell table:style-name="ACE-2" office:value-type="float" office:value="4880">
            <text:p>488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584">
            <text:p>5584</text:p>
          </table:table-cell>
          <table:table-cell table:style-name="ACE-2" office:value-type="float" office:value="5661">
            <text:p>5661</text:p>
          </table:table-cell>
          <table:table-cell table:style-name="ACE-2" office:value-type="float" office:value="-4.8099999999999996">
            <text:p>−4.81</text:p>
          </table:table-cell>
          <table:table-cell table:style-name="ACE-2" office:value-type="float" office:value="-4.7800000000000002">
            <text:p>−4.78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sedge with birch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float" office:value="16">
            <text:p>16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69</text:p>
          </table:table-cell>
          <table:table-cell table:style-name="ACE-2" office:value-type="float" office:value="4920">
            <text:p>492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597">
            <text:p>5597</text:p>
          </table:table-cell>
          <table:table-cell table:style-name="ACE-2" office:value-type="float" office:value="5709">
            <text:p>5709</text:p>
          </table:table-cell>
          <table:table-cell table:style-name="ACE-2" office:value-type="float" office:value="-4.9299999999999997">
            <text:p>−4.93</text:p>
          </table:table-cell>
          <table:table-cell table:style-name="ACE-2" office:value-type="float" office:value="-4.9100000000000001">
            <text:p>−4.91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sedge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float" office:value="17">
            <text:p>17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68</text:p>
          </table:table-cell>
          <table:table-cell table:style-name="ACE-2" office:value-type="float" office:value="4990">
            <text:p>499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647">
            <text:p>5647</text:p>
          </table:table-cell>
          <table:table-cell table:style-name="ACE-2" office:value-type="float" office:value="5863">
            <text:p>5863</text:p>
          </table:table-cell>
          <table:table-cell table:style-name="ACE-2" office:value-type="float" office:value="-5.1900000000000004">
            <text:p>−5.19</text:p>
          </table:table-cell>
          <table:table-cell table:style-name="ACE-2" office:value-type="float" office:value="-5.1600000000000001">
            <text:p>−5.16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sedge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float" office:value="18">
            <text:p>18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72</text:p>
          </table:table-cell>
          <table:table-cell table:style-name="ACE-2" office:value-type="float" office:value="5000">
            <text:p>500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655">
            <text:p>5655</text:p>
          </table:table-cell>
          <table:table-cell table:style-name="ACE-2" office:value-type="float" office:value="5884">
            <text:p>5884</text:p>
          </table:table-cell>
          <table:table-cell table:style-name="ACE-2" office:value-type="float" office:value="-5.3799999999999999">
            <text:p>−5.38</text:p>
          </table:table-cell>
          <table:table-cell table:style-name="ACE-2" office:value-type="float" office:value="-5.3499999999999996">
            <text:p>−5.35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very wet sedge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float" office:value="19">
            <text:p>19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71</text:p>
          </table:table-cell>
          <table:table-cell table:style-name="ACE-2" office:value-type="float" office:value="5160">
            <text:p>516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5891">
            <text:p>5891</text:p>
          </table:table-cell>
          <table:table-cell table:style-name="ACE-2" office:value-type="float" office:value="5987">
            <text:p>5987</text:p>
          </table:table-cell>
          <table:table-cell table:style-name="ACE-2" office:value-type="float" office:value="-5.7300000000000004">
            <text:p>−5.73</text:p>
          </table:table-cell>
          <table:table-cell table:style-name="ACE-2" office:value-type="float" office:value="-5.7000000000000002">
            <text:p>−5.7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sedge with birch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B2 22/23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A-16219-16225av</text:p>
          </table:table-cell>
          <table:table-cell table:style-name="ACE-2" office:value-type="float" office:value="3365">
            <text:p>336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3553">
            <text:p>3553</text:p>
          </table:table-cell>
          <table:table-cell table:style-name="ACE-2" office:value-type="float" office:value="3685">
            <text:p>3685</text:p>
          </table:table-cell>
          <table:table-cell table:style-name="ACE-2" office:value-type="float" office:value="-2.3700000000000001">
            <text:p>−2.37</text:p>
          </table:table-cell>
          <table:table-cell table:style-name="ACE-2" office:value-type="float" office:value="-2.3500000000000001">
            <text:p>−2.3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 et al., 2005</text:p>
          </table:table-cell>
          <table:table-cell table:style-name="ACE-2" office:value-type="string">
            <text:p>VinkEtal2007,vandePlasscheEtal200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Etal2005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A3 24/25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A-16216-16217av</text:p>
          </table:table-cell>
          <table:table-cell table:style-name="ACE-2" office:value-type="float" office:value="3655">
            <text:p>365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3905">
            <text:p>3905</text:p>
          </table:table-cell>
          <table:table-cell table:style-name="ACE-2" office:value-type="float" office:value="4075">
            <text:p>4075</text:p>
          </table:table-cell>
          <table:table-cell table:style-name="ACE-2" office:value-type="float" office:value="-2.8599999999999999">
            <text:p>−2.86</text:p>
          </table:table-cell>
          <table:table-cell table:style-name="ACE-2" office:value-type="float" office:value="-2.8500000000000001">
            <text:p>−2.8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 et al., 2005</text:p>
          </table:table-cell>
          <table:table-cell table:style-name="ACE-2" office:value-type="string">
            <text:p>VinkEtal2007,vandePlasscheEtal200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Etal2005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4 28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A-12714</text:p>
          </table:table-cell>
          <table:table-cell table:style-name="ACE-2" office:value-type="float" office:value="4340">
            <text:p>434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4847">
            <text:p>4847</text:p>
          </table:table-cell>
          <table:table-cell table:style-name="ACE-2" office:value-type="float" office:value="4966">
            <text:p>4966</text:p>
          </table:table-cell>
          <table:table-cell table:style-name="ACE-2" office:value-type="float" office:value="-3.8900000000000001">
            <text:p>−3.89</text:p>
          </table:table-cell>
          <table:table-cell table:style-name="ACE-2" office:value-type="float" office:value="-3.8700000000000001">
            <text:p>−3.8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 et al., 2005</text:p>
          </table:table-cell>
          <table:table-cell table:style-name="ACE-2" office:value-type="string">
            <text:p>VinkEtal2007,vandePlasscheEtal200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Etal2005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D1 32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A-12718</text:p>
          </table:table-cell>
          <table:table-cell table:style-name="ACE-2" office:value-type="float" office:value="4570">
            <text:p>457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5067">
            <text:p>5067</text:p>
          </table:table-cell>
          <table:table-cell table:style-name="ACE-2" office:value-type="float" office:value="5441">
            <text:p>5441</text:p>
          </table:table-cell>
          <table:table-cell table:style-name="ACE-2" office:value-type="float" office:value="-4.6799999999999997">
            <text:p>−4.68</text:p>
          </table:table-cell>
          <table:table-cell table:style-name="ACE-2" office:value-type="float" office:value="-4.6699999999999999">
            <text:p>−4.6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 et al., 2005</text:p>
          </table:table-cell>
          <table:table-cell table:style-name="ACE-2" office:value-type="string">
            <text:p>VinkEtal2007,vandePlasscheEtal200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Etal2005</text:p>
          </table:table-cell>
          <table:table-cell table:number-columns-repeated="232" table:style-name="ACE-2"/>
        </table:table-row>
        <table:table-row table:style-name="AROW-2">
          <table:table-cell table:style-name="ACE-2"/>
          <table:table-cell table:style-name="ACE-2" office:value-type="string">
            <text:p>VI. Dataset n</text:p>
          </table:table-cell>
          <table:table-cell table:style-name="ACE-2" office:value-type="string">
            <text:p>orthwest Germany:</text:p>
          </table:table-cell>
          <table:table-cell table:number-columns-repeated="253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5">
            <text:p>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Marne B35</text:p>
          </table:table-cell>
          <table:table-cell table:style-name="ACE-2" office:value-type="float" office:value="53.939999999999998">
            <text:p>53.94</text:p>
          </table:table-cell>
          <table:table-cell table:style-name="ACE-2" office:value-type="float" office:value="8.9800000000000004">
            <text:p>8.98</text:p>
          </table:table-cell>
          <table:table-cell table:style-name="ACE-2" office:value-type="string">
            <text:p>Hv-6189</text:p>
          </table:table-cell>
          <table:table-cell table:style-name="ACE-2" office:value-type="float" office:value="8000">
            <text:p>800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8928">
            <text:p>8928</text:p>
          </table:table-cell>
          <table:table-cell table:style-name="ACE-2" office:value-type="float" office:value="9007">
            <text:p>9007</text:p>
          </table:table-cell>
          <table:table-cell table:style-name="ACE-2" office:value-type="float" office:value="-29.5">
            <text:p>−29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imnic vs. tidal sediments</text:p>
          </table:table-cell>
          <table:table-cell table:number-columns-repeated="2" table:style-name="ACE-2"/>
          <table:table-cell table:style-name="ACE-2" office:value-type="string">
            <text:p>0.5 m below 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nke, 1976; Behre et al., 1979; in Behre2003</text:p>
          </table:table-cell>
          <table:table-cell table:style-name="ACE-2" office:value-type="string">
            <text:p>VinkEtal2007,Behre2003,Behre2007,BehreEtal1979,Menke197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Etal1979</text:p>
          </table:table-cell>
          <table:table-cell table:style-name="ACE-2" office:value-type="string">
            <text:p>Menke1976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6">
            <text:p>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 A10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7.9100000000000001">
            <text:p>7.91</text:p>
          </table:table-cell>
          <table:table-cell table:style-name="ACE-2" office:value-type="string">
            <text:p>Hv-8602</text:p>
          </table:table-cell>
          <table:table-cell table:style-name="ACE-2" office:value-type="float" office:value="7960">
            <text:p>7960</text:p>
          </table:table-cell>
          <table:table-cell table:style-name="ACE-2" office:value-type="float" office:value="205">
            <text:p>205</text:p>
          </table:table-cell>
          <table:table-cell table:style-name="ACE-2" office:value-type="float" office:value="8540">
            <text:p>8540</text:p>
          </table:table-cell>
          <table:table-cell table:style-name="ACE-2" office:value-type="float" office:value="9032">
            <text:p>9032</text:p>
          </table:table-cell>
          <table:table-cell table:style-name="ACE-2" office:value-type="float" office:value="-24.23">
            <text:p>−24.23</text:p>
          </table:table-cell>
          <table:table-cell table:style-name="ACE-2"/>
          <table:table-cell table:style-name="ACE-2" office:value-type="float" office:value="0.5">
            <text:p>0.5</text:p>
          </table:table-cell>
          <table:table-cell table:style-name="ACE-2" office:value-type="string">
            <text:p>brackish lagoonal sediments with Phragmites roots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81; in Behre 2003</text:p>
          </table:table-cell>
          <table:table-cell table:style-name="ACE-2" office:value-type="string">
            <text:p>VinkEtal2007,Behre2003,Behre2007,LudwigEtal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udwigEtal198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7">
            <text:p>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 A10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7.9100000000000001">
            <text:p>7.91</text:p>
          </table:table-cell>
          <table:table-cell table:style-name="ACE-2" office:value-type="string">
            <text:p>Hv-8601</text:p>
          </table:table-cell>
          <table:table-cell table:style-name="ACE-2" office:value-type="float" office:value="7980">
            <text:p>798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8768">
            <text:p>8768</text:p>
          </table:table-cell>
          <table:table-cell table:style-name="ACE-2" office:value-type="float" office:value="8998">
            <text:p>8998</text:p>
          </table:table-cell>
          <table:table-cell table:style-name="ACE-2" office:value-type="float" office:value="-23.600000000000001">
            <text:p>−23.6</text:p>
          </table:table-cell>
          <table:table-cell table:style-name="ACE-2"/>
          <table:table-cell table:style-name="ACE-2" office:value-type="float" office:value="0.5">
            <text:p>0.5</text:p>
          </table:table-cell>
          <table:table-cell table:style-name="ACE-2" office:value-type="string">
            <text:p>brackish lagoonal sediments with Phragmites roots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81; in Behre 2003</text:p>
          </table:table-cell>
          <table:table-cell table:style-name="ACE-2" office:value-type="string">
            <text:p>VinkEtal2007,Behre2003,Behre2007,LudwigEtal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udwigEtal198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8">
            <text:p>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 A10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7.9100000000000001">
            <text:p>7.91</text:p>
          </table:table-cell>
          <table:table-cell table:style-name="ACE-2" office:value-type="string">
            <text:p>Hv-8600</text:p>
          </table:table-cell>
          <table:table-cell table:style-name="ACE-2" office:value-type="float" office:value="7540">
            <text:p>754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8210">
            <text:p>8210</text:p>
          </table:table-cell>
          <table:table-cell table:style-name="ACE-2" office:value-type="float" office:value="8406">
            <text:p>8406</text:p>
          </table:table-cell>
          <table:table-cell table:style-name="ACE-2" office:value-type="float" office:value="-23.16">
            <text:p>−23.16</text:p>
          </table:table-cell>
          <table:table-cell table:style-name="ACE-2"/>
          <table:table-cell table:style-name="ACE-2" office:value-type="float" office:value="0.5">
            <text:p>0.5</text:p>
          </table:table-cell>
          <table:table-cell table:style-name="ACE-2" office:value-type="string">
            <text:p>brackish lagoonal sediments with Phragmites roots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81; in Behre 2003</text:p>
          </table:table-cell>
          <table:table-cell table:style-name="ACE-2" office:value-type="string">
            <text:p>VinkEtal2007,Behre2003,Behre2007,LudwigEtal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udwigEtal198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9">
            <text:p>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charhörn 56/67</text:p>
          </table:table-cell>
          <table:table-cell table:style-name="ACE-2" office:value-type="float" office:value="53.950000000000003">
            <text:p>53.95</text:p>
          </table:table-cell>
          <table:table-cell table:style-name="ACE-2" office:value-type="float" office:value="8.4100000000000001">
            <text:p>8.41</text:p>
          </table:table-cell>
          <table:table-cell table:style-name="ACE-2" office:value-type="string">
            <text:p>Hv-2575</text:p>
          </table:table-cell>
          <table:table-cell table:style-name="ACE-2" office:value-type="float" office:value="7790">
            <text:p>779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8420">
            <text:p>8420</text:p>
          </table:table-cell>
          <table:table-cell table:style-name="ACE-2" office:value-type="float" office:value="8646">
            <text:p>8646</text:p>
          </table:table-cell>
          <table:table-cell table:style-name="ACE-2" office:value-type="float" office:value="-24.899999999999999">
            <text:p>−24.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ontact fresh vs. brackish muds</text:p>
          </table:table-cell>
          <table:table-cell table:number-columns-repeated="2" table:style-name="ACE-2"/>
          <table:table-cell table:style-name="ACE-2" office:value-type="string">
            <text:p>0.5 m below 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inke, 1982; in Behre 2003</text:p>
          </table:table-cell>
          <table:table-cell table:style-name="ACE-2" office:value-type="string">
            <text:p>VinkEtal2007,Behre2003,Behre2007,Link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inke198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10">
            <text:p>1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charhörn 58/67</text:p>
          </table:table-cell>
          <table:table-cell table:style-name="ACE-2" office:value-type="float" office:value="53.950000000000003">
            <text:p>53.95</text:p>
          </table:table-cell>
          <table:table-cell table:style-name="ACE-2" office:value-type="float" office:value="8.4600000000000009">
            <text:p>8.46</text:p>
          </table:table-cell>
          <table:table-cell table:style-name="ACE-2" office:value-type="string">
            <text:p>Hv-2143</text:p>
          </table:table-cell>
          <table:table-cell table:style-name="ACE-2" office:value-type="float" office:value="7720">
            <text:p>7720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8417">
            <text:p>8417</text:p>
          </table:table-cell>
          <table:table-cell table:style-name="ACE-2" office:value-type="float" office:value="8541">
            <text:p>8541</text:p>
          </table:table-cell>
          <table:table-cell table:style-name="ACE-2" office:value-type="float" office:value="-24.34">
            <text:p>−24.3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17000000000000001">
            <text:p>0.17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inke, 1982; in Behre 2003</text:p>
          </table:table-cell>
          <table:table-cell table:style-name="ACE-2" office:value-type="string">
            <text:p>VinkEtal2007,Behre2003,Behre2007,Link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inke198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11">
            <text:p>1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Neuwerk 60/67</text:p>
          </table:table-cell>
          <table:table-cell table:style-name="ACE-2" office:value-type="float" office:value="53.939999999999998">
            <text:p>53.94</text:p>
          </table:table-cell>
          <table:table-cell table:style-name="ACE-2" office:value-type="float" office:value="8.4800000000000004">
            <text:p>8.48</text:p>
          </table:table-cell>
          <table:table-cell table:style-name="ACE-2" office:value-type="string">
            <text:p>Hv-2242</text:p>
          </table:table-cell>
          <table:table-cell table:style-name="ACE-2" office:value-type="float" office:value="7280">
            <text:p>7280</text:p>
          </table:table-cell>
          <table:table-cell table:style-name="ACE-2" office:value-type="float" office:value="230">
            <text:p>230</text:p>
          </table:table-cell>
          <table:table-cell table:style-name="ACE-2" office:value-type="float" office:value="7928">
            <text:p>7928</text:p>
          </table:table-cell>
          <table:table-cell table:style-name="ACE-2" office:value-type="float" office:value="8339">
            <text:p>8339</text:p>
          </table:table-cell>
          <table:table-cell table:style-name="ACE-2" office:value-type="float" office:value="-21.309999999999999">
            <text:p>−21.3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roots below fresh and brackish muds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inke, 1982; in Behre 2003</text:p>
          </table:table-cell>
          <table:table-cell table:style-name="ACE-2" office:value-type="string">
            <text:p>VinkEtal2007,Behre2003,Behre2007,Link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inke198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12">
            <text:p>1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57</text:p>
          </table:table-cell>
          <table:table-cell table:style-name="ACE-2" office:value-type="float" office:value="53.670000000000002">
            <text:p>53.67</text:p>
          </table:table-cell>
          <table:table-cell table:style-name="ACE-2" office:value-type="float" office:value="8.0500000000000007">
            <text:p>8.05</text:p>
          </table:table-cell>
          <table:table-cell table:style-name="ACE-2" office:value-type="string">
            <text:p>Hv-11607</text:p>
          </table:table-cell>
          <table:table-cell table:style-name="ACE-2" office:value-type="float" office:value="6975">
            <text:p>6975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7690">
            <text:p>7690</text:p>
          </table:table-cell>
          <table:table-cell table:style-name="ACE-2" office:value-type="float" office:value="7925">
            <text:p>7925</text:p>
          </table:table-cell>
          <table:table-cell table:style-name="ACE-2" office:value-type="float" office:value="-14.32">
            <text:p>−14.3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13">
            <text:p>1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and Würden II/I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5299999999999994">
            <text:p>8.53</text:p>
          </table:table-cell>
          <table:table-cell table:style-name="ACE-2" office:value-type="string">
            <text:p>Hv-7195</text:p>
          </table:table-cell>
          <table:table-cell table:style-name="ACE-2" office:value-type="float" office:value="7110">
            <text:p>7110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7841">
            <text:p>7841</text:p>
          </table:table-cell>
          <table:table-cell table:style-name="ACE-2" office:value-type="float" office:value="7975">
            <text:p>7975</text:p>
          </table:table-cell>
          <table:table-cell table:style-name="ACE-2" office:value-type="float" office:value="-12.779999999999999">
            <text:p>−12.7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al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Preuss, 1979; in Behre 2003</text:p>
          </table:table-cell>
          <table:table-cell table:style-name="ACE-2" office:value-type="string">
            <text:p>VinkEtal2007,Behre2003,Behre2007,Preuss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Preuss197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14">
            <text:p>1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38</text:p>
          </table:table-cell>
          <table:table-cell table:style-name="ACE-2" office:value-type="float" office:value="53.560000000000002">
            <text:p>53.56</text:p>
          </table:table-cell>
          <table:table-cell table:style-name="ACE-2" office:value-type="float" office:value="8.0500000000000007">
            <text:p>8.05</text:p>
          </table:table-cell>
          <table:table-cell table:style-name="ACE-2" office:value-type="string">
            <text:p>Hv-8928</text:p>
          </table:table-cell>
          <table:table-cell table:style-name="ACE-2" office:value-type="float" office:value="7070">
            <text:p>7070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7728">
            <text:p>7728</text:p>
          </table:table-cell>
          <table:table-cell table:style-name="ACE-2" office:value-type="float" office:value="7982">
            <text:p>7982</text:p>
          </table:table-cell>
          <table:table-cell table:style-name="ACE-2" office:value-type="float" office:value="-12.369999999999999">
            <text:p>−12.3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20999999999999999">
            <text:p>0.21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Emden-West G320</text:p>
          </table:table-cell>
          <table:table-cell table:style-name="ACE-2" office:value-type="float" office:value="53.420000000000002">
            <text:p>53.42</text:p>
          </table:table-cell>
          <table:table-cell table:style-name="ACE-2" office:value-type="float" office:value="7.1900000000000004">
            <text:p>7.19</text:p>
          </table:table-cell>
          <table:table-cell table:style-name="ACE-2" office:value-type="string">
            <text:p>Hv-6306</text:p>
          </table:table-cell>
          <table:table-cell table:style-name="ACE-2" office:value-type="float" office:value="6345">
            <text:p>6345</text:p>
          </table:table-cell>
          <table:table-cell table:style-name="ACE-2" office:value-type="float" office:value="120">
            <text:p>120</text:p>
          </table:table-cell>
          <table:table-cell table:style-name="ACE-2" office:value-type="float" office:value="7177">
            <text:p>7177</text:p>
          </table:table-cell>
          <table:table-cell table:style-name="ACE-2" office:value-type="float" office:value="7420">
            <text:p>7420</text:p>
          </table:table-cell>
          <table:table-cell table:style-name="ACE-2" office:value-type="float" office:value="-11.9">
            <text:p>−11.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on clastic Holocene</text:p>
          </table:table-cell>
          <table:table-cell table:number-columns-repeated="2" table:style-name="ACE-2"/>
          <table:table-cell table:style-name="ACE-2" office:value-type="string">
            <text:p>0.5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rckhausen, 1984; in Behre 2003</text:p>
          </table:table-cell>
          <table:table-cell table:style-name="ACE-2" office:value-type="string">
            <text:p>VinkEtal2007,Behre2003,Behre2007,Barckhausen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rckhausen1984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16">
            <text:p>1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and Würsten I/4</text:p>
          </table:table-cell>
          <table:table-cell table:style-name="ACE-2" office:value-type="float" office:value="53.670000000000002">
            <text:p>53.67</text:p>
          </table:table-cell>
          <table:table-cell table:style-name="ACE-2" office:value-type="float" office:value="8.5399999999999991">
            <text:p>8.54</text:p>
          </table:table-cell>
          <table:table-cell table:style-name="ACE-2" office:value-type="string">
            <text:p>Hv-7133</text:p>
          </table:table-cell>
          <table:table-cell table:style-name="ACE-2" office:value-type="float" office:value="6855">
            <text:p>6855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7610">
            <text:p>7610</text:p>
          </table:table-cell>
          <table:table-cell table:style-name="ACE-2" office:value-type="float" office:value="7754">
            <text:p>7754</text:p>
          </table:table-cell>
          <table:table-cell table:style-name="ACE-2" office:value-type="float" office:value="-11.5">
            <text:p>−1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5">
            <text:p>0.5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">
            <text:p>0.5</text:p>
          </table:table-cell>
          <table:table-cell table:style-name="ACE-2" office:value-type="string">
            <text:p>Preuss, 1979; in Behre 2003</text:p>
          </table:table-cell>
          <table:table-cell table:style-name="ACE-2" office:value-type="string">
            <text:p>VinkEtal2007,Behre2003,Behre2007,Preuss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Preuss197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17">
            <text:p>1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Emden-West G103</text:p>
          </table:table-cell>
          <table:table-cell table:style-name="ACE-2" office:value-type="float" office:value="53.390000000000001">
            <text:p>53.39</text:p>
          </table:table-cell>
          <table:table-cell table:style-name="ACE-2" office:value-type="float" office:value="7.04">
            <text:p>7.04</text:p>
          </table:table-cell>
          <table:table-cell table:style-name="ACE-2" office:value-type="string">
            <text:p>Hv-6321</text:p>
          </table:table-cell>
          <table:table-cell table:style-name="ACE-2" office:value-type="float" office:value="6385">
            <text:p>6385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7252">
            <text:p>7252</text:p>
          </table:table-cell>
          <table:table-cell table:style-name="ACE-2" office:value-type="float" office:value="7417">
            <text:p>7417</text:p>
          </table:table-cell>
          <table:table-cell table:style-name="ACE-2" office:value-type="float" office:value="-10.16">
            <text:p>−10.1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on clastic Holocene</text:p>
          </table:table-cell>
          <table:table-cell table:number-columns-repeated="2" table:style-name="ACE-2"/>
          <table:table-cell table:style-name="ACE-2" office:value-type="string">
            <text:p>0.5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rckhausen, 1984; in Behre 2003</text:p>
          </table:table-cell>
          <table:table-cell table:style-name="ACE-2" office:value-type="string">
            <text:p>VinkEtal2007,Behre2003,Behre2007,Barckhausen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rckhausen1984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18">
            <text:p>1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Emden-West G81</text:p>
          </table:table-cell>
          <table:table-cell table:style-name="ACE-2" office:value-type="float" office:value="53.409999999999997">
            <text:p>53.41</text:p>
          </table:table-cell>
          <table:table-cell table:style-name="ACE-2" office:value-type="float" office:value="7.1600000000000001">
            <text:p>7.16</text:p>
          </table:table-cell>
          <table:table-cell table:style-name="ACE-2" office:value-type="string">
            <text:p>Hv-4755</text:p>
          </table:table-cell>
          <table:table-cell table:style-name="ACE-2" office:value-type="float" office:value="6320">
            <text:p>6320</text:p>
          </table:table-cell>
          <table:table-cell table:style-name="ACE-2" office:value-type="float" office:value="195">
            <text:p>195</text:p>
          </table:table-cell>
          <table:table-cell table:style-name="ACE-2" office:value-type="float" office:value="7003">
            <text:p>7003</text:p>
          </table:table-cell>
          <table:table-cell table:style-name="ACE-2" office:value-type="float" office:value="7425">
            <text:p>7425</text:p>
          </table:table-cell>
          <table:table-cell table:style-name="ACE-2" office:value-type="float" office:value="-9.4199999999999999">
            <text:p>−9.4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on clastic Holocene</text:p>
          </table:table-cell>
          <table:table-cell table:number-columns-repeated="2" table:style-name="ACE-2"/>
          <table:table-cell table:style-name="ACE-2" office:value-type="string">
            <text:p>0.5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rckhausen, 1984; in Behre 2003</text:p>
          </table:table-cell>
          <table:table-cell table:style-name="ACE-2" office:value-type="string">
            <text:p>VinkEtal2007,Behre2003,Behre2007,Barckhausen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rckhausen1984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19">
            <text:p>1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479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44</text:p>
          </table:table-cell>
          <table:table-cell table:style-name="ACE-2" office:value-type="float" office:value="5685">
            <text:p>5685</text:p>
          </table:table-cell>
          <table:table-cell table:style-name="ACE-2" office:value-type="float" office:value="310">
            <text:p>310</text:p>
          </table:table-cell>
          <table:table-cell table:style-name="ACE-2" office:value-type="float" office:value="6171">
            <text:p>6171</text:p>
          </table:table-cell>
          <table:table-cell table:style-name="ACE-2" office:value-type="float" office:value="6807">
            <text:p>6807</text:p>
          </table:table-cell>
          <table:table-cell table:style-name="ACE-2" office:value-type="float" office:value="-7.4199999999999999">
            <text:p>−7.4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al 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3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6</text:p>
          </table:table-cell>
          <table:table-cell table:style-name="ACE-2" office:value-type="float" office:value="6105">
            <text:p>6105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6859">
            <text:p>6859</text:p>
          </table:table-cell>
          <table:table-cell table:style-name="ACE-2" office:value-type="float" office:value="7028">
            <text:p>7028</text:p>
          </table:table-cell>
          <table:table-cell table:style-name="ACE-2" office:value-type="float" office:value="-6.7300000000000004">
            <text:p>−6.7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al 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21">
            <text:p>2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3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5</text:p>
          </table:table-cell>
          <table:table-cell table:style-name="ACE-2" office:value-type="float" office:value="5765">
            <text:p>5765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6443">
            <text:p>6443</text:p>
          </table:table-cell>
          <table:table-cell table:style-name="ACE-2" office:value-type="float" office:value="6669">
            <text:p>6669</text:p>
          </table:table-cell>
          <table:table-cell table:style-name="ACE-2" office:value-type="float" office:value="-6.5499999999999998">
            <text:p>−6.5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23000000000000001">
            <text:p>0.2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22">
            <text:p>2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24</text:p>
          </table:table-cell>
          <table:table-cell table:style-name="ACE-2" office:value-type="float" office:value="53.619999999999997">
            <text:p>53.62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9944</text:p>
          </table:table-cell>
          <table:table-cell table:style-name="ACE-2" office:value-type="float" office:value="5575">
            <text:p>5575</text:p>
          </table:table-cell>
          <table:table-cell table:style-name="ACE-2" office:value-type="float" office:value="105">
            <text:p>105</text:p>
          </table:table-cell>
          <table:table-cell table:style-name="ACE-2" office:value-type="float" office:value="6280">
            <text:p>6280</text:p>
          </table:table-cell>
          <table:table-cell table:style-name="ACE-2" office:value-type="float" office:value="6485">
            <text:p>6485</text:p>
          </table:table-cell>
          <table:table-cell table:style-name="ACE-2" office:value-type="float" office:value="-5.9199999999999999">
            <text:p>−5.9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23">
            <text:p>2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9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43</text:p>
          </table:table-cell>
          <table:table-cell table:style-name="ACE-2" office:value-type="float" office:value="5300">
            <text:p>530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5947">
            <text:p>5947</text:p>
          </table:table-cell>
          <table:table-cell table:style-name="ACE-2" office:value-type="float" office:value="6176">
            <text:p>6176</text:p>
          </table:table-cell>
          <table:table-cell table:style-name="ACE-2" office:value-type="float" office:value="-7.0499999999999998">
            <text:p>−7.0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46000000000000002">
            <text:p>0.46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5000000000000001">
            <text:p>0.45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24">
            <text:p>2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ilhelmshaven Kanalweg</text:p>
          </table:table-cell>
          <table:table-cell table:style-name="ACE-2" office:value-type="float" office:value="53.530000000000001">
            <text:p>53.53</text:p>
          </table:table-cell>
          <table:table-cell table:style-name="ACE-2" office:value-type="float" office:value="8.0899999999999999">
            <text:p>8.09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5150">
            <text:p>515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5764">
            <text:p>5764</text:p>
          </table:table-cell>
          <table:table-cell table:style-name="ACE-2" office:value-type="float" office:value="5986">
            <text:p>5986</text:p>
          </table:table-cell>
          <table:table-cell table:style-name="ACE-2" office:value-type="float" office:value="-7.0999999999999996">
            <text:p>−7.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hre et al., 1975; in Behre 2003</text:p>
          </table:table-cell>
          <table:table-cell table:style-name="ACE-2" office:value-type="string">
            <text:p>VinkEtal2007,Behre2003,Behre2007,BehreEtal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Etal197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Emden G170</text:p>
          </table:table-cell>
          <table:table-cell table:style-name="ACE-2" office:value-type="float" office:value="53.369999999999997">
            <text:p>53.37</text:p>
          </table:table-cell>
          <table:table-cell table:style-name="ACE-2" office:value-type="float" office:value="7.2999999999999998">
            <text:p>7.3</text:p>
          </table:table-cell>
          <table:table-cell table:style-name="ACE-2" office:value-type="string">
            <text:p>Hv-10453</text:p>
          </table:table-cell>
          <table:table-cell table:style-name="ACE-2" office:value-type="float" office:value="5155">
            <text:p>5155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5762">
            <text:p>5762</text:p>
          </table:table-cell>
          <table:table-cell table:style-name="ACE-2" office:value-type="float" office:value="5987">
            <text:p>5987</text:p>
          </table:table-cell>
          <table:table-cell table:style-name="ACE-2" office:value-type="float" office:value="-5.1399999999999997">
            <text:p>−5.1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from beach bank on clastic Holocene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rckhausen, 1984; in Behre 2003</text:p>
          </table:table-cell>
          <table:table-cell table:style-name="ACE-2" office:value-type="string">
            <text:p>VinkEtal2007,Behre2003,Behre2007,Barckhausen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rckhausen1984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26">
            <text:p>2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19</text:p>
          </table:table-cell>
          <table:table-cell table:style-name="ACE-2" office:value-type="float" office:value="53.590000000000003">
            <text:p>53.59</text:p>
          </table:table-cell>
          <table:table-cell table:style-name="ACE-2" office:value-type="float" office:value="7.9900000000000002">
            <text:p>7.99</text:p>
          </table:table-cell>
          <table:table-cell table:style-name="ACE-2" office:value-type="string">
            <text:p>Hv-9940</text:p>
          </table:table-cell>
          <table:table-cell table:style-name="ACE-2" office:value-type="float" office:value="4655">
            <text:p>4655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5305">
            <text:p>5305</text:p>
          </table:table-cell>
          <table:table-cell table:style-name="ACE-2" office:value-type="float" office:value="5471">
            <text:p>5471</text:p>
          </table:table-cell>
          <table:table-cell table:style-name="ACE-2" office:value-type="float" office:value="-7.1799999999999997">
            <text:p>−7.1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 office:value-type="float" office:value="0.65000000000000002">
            <text:p>0.65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27">
            <text:p>2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and Wursten III/7</text:p>
          </table:table-cell>
          <table:table-cell table:style-name="ACE-2" office:value-type="float" office:value="53.789999999999999">
            <text:p>53.79</text:p>
          </table:table-cell>
          <table:table-cell table:style-name="ACE-2" office:value-type="float" office:value="8.5500000000000007">
            <text:p>8.55</text:p>
          </table:table-cell>
          <table:table-cell table:style-name="ACE-2" office:value-type="string">
            <text:p>Hv-7434</text:p>
          </table:table-cell>
          <table:table-cell table:style-name="ACE-2" office:value-type="float" office:value="4715">
            <text:p>4715</text:p>
          </table:table-cell>
          <table:table-cell table:style-name="ACE-2" office:value-type="float" office:value="85">
            <text:p>85</text:p>
          </table:table-cell>
          <table:table-cell table:style-name="ACE-2" office:value-type="float" office:value="5324">
            <text:p>5324</text:p>
          </table:table-cell>
          <table:table-cell table:style-name="ACE-2" office:value-type="float" office:value="5579">
            <text:p>5579</text:p>
          </table:table-cell>
          <table:table-cell table:style-name="ACE-2" office:value-type="float" office:value="-5.9699999999999998">
            <text:p>−5.9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wimming peat on lagunal sediments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Preuss, 1979; in Behre 2003</text:p>
          </table:table-cell>
          <table:table-cell table:style-name="ACE-2" office:value-type="string">
            <text:p>VinkEtal2007,Behre2003,Behre2007,Preuss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Preuss197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28">
            <text:p>2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26</text:p>
          </table:table-cell>
          <table:table-cell table:style-name="ACE-2" office:value-type="float" office:value="53.590000000000003">
            <text:p>53.59</text:p>
          </table:table-cell>
          <table:table-cell table:style-name="ACE-2" office:value-type="float" office:value="8.0500000000000007">
            <text:p>8.05</text:p>
          </table:table-cell>
          <table:table-cell table:style-name="ACE-2" office:value-type="string">
            <text:p>Hv-9946</text:p>
          </table:table-cell>
          <table:table-cell table:style-name="ACE-2" office:value-type="float" office:value="4710">
            <text:p>471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5326">
            <text:p>5326</text:p>
          </table:table-cell>
          <table:table-cell table:style-name="ACE-2" office:value-type="float" office:value="5575">
            <text:p>5575</text:p>
          </table:table-cell>
          <table:table-cell table:style-name="ACE-2" office:value-type="float" office:value="-5.7400000000000002">
            <text:p>−5.7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">
            <text:p>0.5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30">
            <text:p>3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3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4</text:p>
          </table:table-cell>
          <table:table-cell table:style-name="ACE-2" office:value-type="float" office:value="4570">
            <text:p>457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5049">
            <text:p>5049</text:p>
          </table:table-cell>
          <table:table-cell table:style-name="ACE-2" office:value-type="float" office:value="5447">
            <text:p>5447</text:p>
          </table:table-cell>
          <table:table-cell table:style-name="ACE-2" office:value-type="float" office:value="-4.6500000000000004">
            <text:p>−4.6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wimming Phragmites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31">
            <text:p>3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3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3</text:p>
          </table:table-cell>
          <table:table-cell table:style-name="ACE-2" office:value-type="float" office:value="4340">
            <text:p>434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4833">
            <text:p>4833</text:p>
          </table:table-cell>
          <table:table-cell table:style-name="ACE-2" office:value-type="float" office:value="4977">
            <text:p>4977</text:p>
          </table:table-cell>
          <table:table-cell table:style-name="ACE-2" office:value-type="float" office:value="-4.4299999999999997">
            <text:p>−4.4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wimming Phragmites peat</text:p>
          </table:table-cell>
          <table:table-cell table:style-name="ACE-2" office:value-type="float" office:value="0.26000000000000001">
            <text:p>0.26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34999999999999998">
            <text:p>0.35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33">
            <text:p>3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24</text:p>
          </table:table-cell>
          <table:table-cell table:style-name="ACE-2" office:value-type="float" office:value="53.619999999999997">
            <text:p>53.62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9943</text:p>
          </table:table-cell>
          <table:table-cell table:style-name="ACE-2" office:value-type="float" office:value="4175">
            <text:p>4175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4617">
            <text:p>4617</text:p>
          </table:table-cell>
          <table:table-cell table:style-name="ACE-2" office:value-type="float" office:value="4828">
            <text:p>4828</text:p>
          </table:table-cell>
          <table:table-cell table:style-name="ACE-2" office:value-type="float" office:value="-3.6000000000000001">
            <text:p>−3.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wimming Phragmites peat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">
            <text:p>0.5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34">
            <text:p>3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ehestedter Moor binnendeichs</text:p>
          </table:table-cell>
          <table:table-cell table:style-name="ACE-2" office:value-type="float" office:value="53.460000000000001">
            <text:p>53.46</text:p>
          </table:table-cell>
          <table:table-cell table:style-name="ACE-2" office:value-type="float" office:value="8.3000000000000007">
            <text:p>8.3</text:p>
          </table:table-cell>
          <table:table-cell table:style-name="ACE-2" office:value-type="string">
            <text:p>Hv-8019</text:p>
          </table:table-cell>
          <table:table-cell table:style-name="ACE-2" office:value-type="float" office:value="4160">
            <text:p>416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4616">
            <text:p>4616</text:p>
          </table:table-cell>
          <table:table-cell table:style-name="ACE-2" office:value-type="float" office:value="4822">
            <text:p>4822</text:p>
          </table:table-cell>
          <table:table-cell table:style-name="ACE-2" office:value-type="float" office:value="-3.2000000000000002">
            <text:p>−3.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 on brackish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Streif, 1984; in Behre 2003</text:p>
          </table:table-cell>
          <table:table-cell table:style-name="ACE-2" office:value-type="string">
            <text:p>VinkEtal2007,Behre2003,Behre2007,Streif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4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35">
            <text:p>3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4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7</text:p>
          </table:table-cell>
          <table:table-cell table:style-name="ACE-2" office:value-type="float" office:value="4035">
            <text:p>4035</text:p>
          </table:table-cell>
          <table:table-cell table:style-name="ACE-2" office:value-type="float" office:value="85">
            <text:p>85</text:p>
          </table:table-cell>
          <table:table-cell table:style-name="ACE-2" office:value-type="float" office:value="4411">
            <text:p>4411</text:p>
          </table:table-cell>
          <table:table-cell table:style-name="ACE-2" office:value-type="float" office:value="4805">
            <text:p>4805</text:p>
          </table:table-cell>
          <table:table-cell table:style-name="ACE-2" office:value-type="float" office:value="-2.2200000000000002">
            <text:p>−2.2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fen peat on clayey sands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36">
            <text:p>3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9</text:p>
          </table:table-cell>
          <table:table-cell table:style-name="ACE-2" office:value-type="float" office:value="53.530000000000001">
            <text:p>53.53</text:p>
          </table:table-cell>
          <table:table-cell table:style-name="ACE-2" office:value-type="float" office:value="8.0700000000000003">
            <text:p>8.07</text:p>
          </table:table-cell>
          <table:table-cell table:style-name="ACE-2" office:value-type="string">
            <text:p>Hv-8941</text:p>
          </table:table-cell>
          <table:table-cell table:style-name="ACE-2" office:value-type="float" office:value="3775">
            <text:p>3775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3989">
            <text:p>3989</text:p>
          </table:table-cell>
          <table:table-cell table:style-name="ACE-2" office:value-type="float" office:value="4253">
            <text:p>4253</text:p>
          </table:table-cell>
          <table:table-cell table:style-name="ACE-2" office:value-type="float" office:value="-0.92000000000000004">
            <text:p>−0.9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 on brackish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37">
            <text:p>3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3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2</text:p>
          </table:table-cell>
          <table:table-cell table:style-name="ACE-2" office:value-type="float" office:value="3585">
            <text:p>3585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3825">
            <text:p>3825</text:p>
          </table:table-cell>
          <table:table-cell table:style-name="ACE-2" office:value-type="float" office:value="3980">
            <text:p>3980</text:p>
          </table:table-cell>
          <table:table-cell table:style-name="ACE-2" office:value-type="float" office:value="-2.3199999999999998">
            <text:p>−2.3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 on brackish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">
            <text:p>0.5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38">
            <text:p>3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44</text:p>
          </table:table-cell>
          <table:table-cell table:style-name="ACE-2" office:value-type="float" office:value="53.609999999999999">
            <text:p>53.6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10674</text:p>
          </table:table-cell>
          <table:table-cell table:style-name="ACE-2" office:value-type="float" office:value="3375">
            <text:p>3375</text:p>
          </table:table-cell>
          <table:table-cell table:style-name="ACE-2" office:value-type="float" office:value="85">
            <text:p>85</text:p>
          </table:table-cell>
          <table:table-cell table:style-name="ACE-2" office:value-type="float" office:value="3476">
            <text:p>3476</text:p>
          </table:table-cell>
          <table:table-cell table:style-name="ACE-2" office:value-type="float" office:value="3693">
            <text:p>3693</text:p>
          </table:table-cell>
          <table:table-cell table:style-name="ACE-2" office:value-type="float" office:value="-1.1899999999999999">
            <text:p>−1.1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 on clayey sand</text:p>
          </table:table-cell>
          <table:table-cell table:style-name="ACE-2"/>
          <table:table-cell table:style-name="ACE-2" office:value-type="string">
            <text:p>middl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39">
            <text:p>3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ilhelmshaven Kanalweg</text:p>
          </table:table-cell>
          <table:table-cell table:style-name="ACE-2" office:value-type="float" office:value="53.530000000000001">
            <text:p>53.53</text:p>
          </table:table-cell>
          <table:table-cell table:style-name="ACE-2" office:value-type="float" office:value="8.0899999999999999">
            <text:p>8.09</text:p>
          </table:table-cell>
          <table:table-cell table:style-name="ACE-2" office:value-type="string">
            <text:p>Hv-6904</text:p>
          </table:table-cell>
          <table:table-cell table:style-name="ACE-2" office:value-type="float" office:value="3255">
            <text:p>3255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3378">
            <text:p>3378</text:p>
          </table:table-cell>
          <table:table-cell table:style-name="ACE-2" office:value-type="float" office:value="3584">
            <text:p>3584</text:p>
          </table:table-cell>
          <table:table-cell table:style-name="ACE-2" office:value-type="float" office:value="-0.73999999999999999">
            <text:p>−0.7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 on brackish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Behre et al., 1975; in Behre 2003</text:p>
          </table:table-cell>
          <table:table-cell table:style-name="ACE-2" office:value-type="string">
            <text:p>VinkEtal2007,Behre2003,Behre2007,BehreEtal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Etal197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40">
            <text:p>4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19</text:p>
          </table:table-cell>
          <table:table-cell table:style-name="ACE-2" office:value-type="float" office:value="53.590000000000003">
            <text:p>53.59</text:p>
          </table:table-cell>
          <table:table-cell table:style-name="ACE-2" office:value-type="float" office:value="7.9900000000000002">
            <text:p>7.99</text:p>
          </table:table-cell>
          <table:table-cell table:style-name="ACE-2" office:value-type="string">
            <text:p>Hv-9939</text:p>
          </table:table-cell>
          <table:table-cell table:style-name="ACE-2" office:value-type="float" office:value="3250">
            <text:p>325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3384">
            <text:p>3384</text:p>
          </table:table-cell>
          <table:table-cell table:style-name="ACE-2" office:value-type="float" office:value="3554">
            <text:p>3554</text:p>
          </table:table-cell>
          <table:table-cell table:style-name="ACE-2" office:value-type="float" office:value="-0.17999999999999999">
            <text:p>−0.1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 on brackish clay</text:p>
          </table:table-cell>
          <table:table-cell table:style-name="ACE-2" office:value-type="float" office:value="0.080000000000000002">
            <text:p>0.08</text:p>
          </table:table-cell>
          <table:table-cell table:style-name="ACE-2"/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41">
            <text:p>4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Untergrund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pollen</text:p>
          </table:table-cell>
          <table:table-cell table:number-columns-repeated="2" table:style-name="ACE-2"/>
          <table:table-cell table:style-name="ACE-2" office:value-type="float" office:value="3150">
            <text:p>3150</text:p>
          </table:table-cell>
          <table:table-cell table:style-name="ACE-2" office:value-type="float" office:value="3350">
            <text:p>3350</text:p>
          </table:table-cell>
          <table:table-cell table:style-name="ACE-2" office:value-type="float" office:value="-0.65000000000000002">
            <text:p>−0.6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Körber-Grohne, 1967; in Behre 2003</text:p>
          </table:table-cell>
          <table:table-cell table:style-name="ACE-2" office:value-type="string">
            <text:p>VinkEtal2007,Behre2003,Behre2007,KorberGrohne196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KorberGrohne196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42">
            <text:p>4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ehestedter Moor außendeichs</text:p>
          </table:table-cell>
          <table:table-cell table:style-name="ACE-2" office:value-type="float" office:value="53.460000000000001">
            <text:p>53.46</text:p>
          </table:table-cell>
          <table:table-cell table:style-name="ACE-2" office:value-type="float" office:value="8.3000000000000007">
            <text:p>8.3</text:p>
          </table:table-cell>
          <table:table-cell table:style-name="ACE-2" office:value-type="string">
            <text:p>Kl-4159-09</text:p>
          </table:table-cell>
          <table:table-cell table:style-name="ACE-2" office:value-type="float" office:value="2980">
            <text:p>2980</text:p>
          </table:table-cell>
          <table:table-cell table:style-name="ACE-2" office:value-type="float" office:value="25">
            <text:p>25</text:p>
          </table:table-cell>
          <table:table-cell table:style-name="ACE-2" office:value-type="float" office:value="3079">
            <text:p>3079</text:p>
          </table:table-cell>
          <table:table-cell table:style-name="ACE-2" office:value-type="float" office:value="3209">
            <text:p>3209</text:p>
          </table:table-cell>
          <table:table-cell table:style-name="ACE-2" office:value-type="float" office:value="-0.22">
            <text:p>−0.2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 on brackish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ehre and Kučan, 1999; in Behre 2003</text:p>
          </table:table-cell>
          <table:table-cell table:style-name="ACE-2" office:value-type="string">
            <text:p>VinkEtal2007,Behre2003,Behre2007,BehreKucan199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Kucan199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43">
            <text:p>4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Rodenkirchen</text:p>
          </table:table-cell>
          <table:table-cell table:style-name="ACE-2" office:value-type="float" office:value="53.399999999999999">
            <text:p>53.4</text:p>
          </table:table-cell>
          <table:table-cell table:style-name="ACE-2" office:value-type="float" office:value="8.4399999999999995">
            <text:p>8.44</text:p>
          </table:table-cell>
          <table:table-cell table:style-name="ACE-2" office:value-type="string">
            <text:p>archeology_14C</text:p>
          </table:table-cell>
          <table:table-cell table:number-columns-repeated="2" table:style-name="ACE-2"/>
          <table:table-cell table:style-name="ACE-2" office:value-type="float" office:value="2800">
            <text:p>2800</text:p>
          </table:table-cell>
          <table:table-cell table:style-name="ACE-2" office:value-type="float" office:value="2900">
            <text:p>2900</text:p>
          </table:table-cell>
          <table:table-cell table:style-name="ACE-2" office:value-type="float" office:value="-1">
            <text:p>−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 settlement layer on shore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Strahl, 2002a,b; in Behre 2003</text:p>
          </table:table-cell>
          <table:table-cell table:style-name="ACE-2" office:value-type="string">
            <text:p>VinkEtal2007,Behre2003,Behre2007,Strahl2002a,Strahl2002b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ahl2002a</text:p>
          </table:table-cell>
          <table:table-cell table:style-name="ACE-2" office:value-type="string">
            <text:p>Strahl2002b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44">
            <text:p>4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sing-Haferacker/Eiderstedt</text:p>
          </table:table-cell>
          <table:table-cell table:style-name="ACE-2" office:value-type="float" office:value="54.299999999999997">
            <text:p>54.3</text:p>
          </table:table-cell>
          <table:table-cell table:style-name="ACE-2" office:value-type="float" office:value="8.6799999999999997">
            <text:p>8.68</text:p>
          </table:table-cell>
          <table:table-cell table:style-name="ACE-2" office:value-type="string">
            <text:p>Hv-6753</text:p>
          </table:table-cell>
          <table:table-cell table:style-name="ACE-2" office:value-type="float" office:value="2630">
            <text:p>263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2712">
            <text:p>2712</text:p>
          </table:table-cell>
          <table:table-cell table:style-name="ACE-2" office:value-type="float" office:value="2792">
            <text:p>2792</text:p>
          </table:table-cell>
          <table:table-cell table:style-name="ACE-2" office:value-type="float" office:value="0.10000000000000001">
            <text:p>0.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 layer in beach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nke, 1988; in Behre 2003</text:p>
          </table:table-cell>
          <table:table-cell table:style-name="ACE-2" office:value-type="string">
            <text:p>VinkEtal2007,Behre2003,Behre2007,Menke1988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Menke1988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45">
            <text:p>4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emgum I VEZ</text:p>
          </table:table-cell>
          <table:table-cell table:style-name="ACE-2" office:value-type="float" office:value="53.270000000000003">
            <text:p>53.27</text:p>
          </table:table-cell>
          <table:table-cell table:style-name="ACE-2" office:value-type="float" office:value="7.3899999999999997">
            <text:p>7.39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2550">
            <text:p>2550</text:p>
          </table:table-cell>
          <table:table-cell table:style-name="ACE-2" office:value-type="float" office:value="2650">
            <text:p>2650</text:p>
          </table:table-cell>
          <table:table-cell table:style-name="ACE-2" office:value-type="float" office:value="-0.56000000000000005">
            <text:p>−0.5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 settlement layer on shore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57; in Behre 2003</text:p>
          </table:table-cell>
          <table:table-cell table:style-name="ACE-2" office:value-type="string">
            <text:p>VinkEtal2007,Behre2003,Behre2007,Haarnagel195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5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46">
            <text:p>4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oomborg SS 1 A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archeology_14C</text:p>
          </table:table-cell>
          <table:table-cell table:number-columns-repeated="2" table:style-name="ACE-2"/>
          <table:table-cell table:style-name="ACE-2" office:value-type="float" office:value="2450">
            <text:p>2450</text:p>
          </table:table-cell>
          <table:table-cell table:style-name="ACE-2" office:value-type="float" office:value="2550">
            <text:p>2550</text:p>
          </table:table-cell>
          <table:table-cell table:style-name="ACE-2" office:value-type="float" office:value="-0.90000000000000002">
            <text:p>−0.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 settlement layer on shore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69; in Behre 2003</text:p>
          </table:table-cell>
          <table:table-cell table:style-name="ACE-2" office:value-type="string">
            <text:p>VinkEtal2007,Behre2003,Behre2007,Haarnagel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6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47">
            <text:p>4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emgumkloster VEZ</text:p>
          </table:table-cell>
          <table:table-cell table:style-name="ACE-2" office:value-type="float" office:value="53.25">
            <text:p>53.25</text:p>
          </table:table-cell>
          <table:table-cell table:style-name="ACE-2" office:value-type="float" office:value="7.4000000000000004">
            <text:p>7.4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2450">
            <text:p>2450</text:p>
          </table:table-cell>
          <table:table-cell table:style-name="ACE-2" office:value-type="float" office:value="2550">
            <text:p>2550</text:p>
          </table:table-cell>
          <table:table-cell table:style-name="ACE-2" office:value-type="float" office:value="-0.85999999999999999">
            <text:p>−0.8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 settlement layer on shore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48">
            <text:p>4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oomborg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GrN-4669</text:p>
          </table:table-cell>
          <table:table-cell table:style-name="ACE-2" office:value-type="float" office:value="2445">
            <text:p>2445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2360">
            <text:p>2360</text:p>
          </table:table-cell>
          <table:table-cell table:style-name="ACE-2" office:value-type="float" office:value="2706">
            <text:p>2706</text:p>
          </table:table-cell>
          <table:table-cell table:style-name="ACE-2" office:value-type="float" office:value="-0.90000000000000002">
            <text:p>−0.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House pillar of settlement 1 A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69; in Behre 2003</text:p>
          </table:table-cell>
          <table:table-cell table:style-name="ACE-2" office:value-type="string">
            <text:p>VinkEtal2007,Behre2003,Behre2007,Haarnagel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6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49">
            <text:p>4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Rheiderland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Hv-2051</text:p>
          </table:table-cell>
          <table:table-cell table:style-name="ACE-2" office:value-type="float" office:value="2330">
            <text:p>233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2207">
            <text:p>2207</text:p>
          </table:table-cell>
          <table:table-cell table:style-name="ACE-2" office:value-type="float" office:value="2433">
            <text:p>2433</text:p>
          </table:table-cell>
          <table:table-cell table:style-name="ACE-2" office:value-type="float" office:value="-0.40000000000000002">
            <text:p>−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irch stubs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hre, 1970; in Behre 2003</text:p>
          </table:table-cell>
          <table:table-cell table:style-name="ACE-2" office:value-type="string">
            <text:p>VinkEtal2007,Behre2003,Behre2007,Behre197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1970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50">
            <text:p>5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oomborg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GrN-4668</text:p>
          </table:table-cell>
          <table:table-cell table:style-name="ACE-2" office:value-type="float" office:value="2340">
            <text:p>2340</text:p>
          </table:table-cell>
          <table:table-cell table:style-name="ACE-2" office:value-type="float" office:value="30">
            <text:p>30</text:p>
          </table:table-cell>
          <table:table-cell table:style-name="ACE-2" office:value-type="float" office:value="2335">
            <text:p>2335</text:p>
          </table:table-cell>
          <table:table-cell table:style-name="ACE-2" office:value-type="float" office:value="2355">
            <text:p>2355</text:p>
          </table:table-cell>
          <table:table-cell table:style-name="ACE-2" office:value-type="float" office:value="-0.40000000000000002">
            <text:p>−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House pillar of settlement 2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69; in Behre 2003</text:p>
          </table:table-cell>
          <table:table-cell table:style-name="ACE-2" office:value-type="string">
            <text:p>VinkEtal2007,Behre2003,Behre2007,Haarnagel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6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51">
            <text:p>5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oomborg SS 5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2250">
            <text:p>2250</text:p>
          </table:table-cell>
          <table:table-cell table:style-name="ACE-2" office:value-type="float" office:value="2350">
            <text:p>2350</text:p>
          </table:table-cell>
          <table:table-cell table:style-name="ACE-2" office:value-type="float" office:value="0">
            <text:p>0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5 (on bank)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69; in Behre 2003</text:p>
          </table:table-cell>
          <table:table-cell table:style-name="ACE-2" office:value-type="string">
            <text:p>VinkEtal2007,Behre2003,Behre2007,Haarnagel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6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52">
            <text:p>5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estdorf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7.3099999999999996">
            <text:p>7.31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0">
            <text:p>0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settlement plain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80; in Behre 2003</text:p>
          </table:table-cell>
          <table:table-cell table:style-name="ACE-2" office:value-type="string">
            <text:p>VinkEtal2007,Behre2003,Behre2007,Haarnagel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80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53">
            <text:p>5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emgumkloster SS 3</text:p>
          </table:table-cell>
          <table:table-cell table:style-name="ACE-2" office:value-type="float" office:value="53.25">
            <text:p>53.25</text:p>
          </table:table-cell>
          <table:table-cell table:style-name="ACE-2" office:value-type="float" office:value="7.4000000000000004">
            <text:p>7.4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2020">
            <text:p>2020</text:p>
          </table:table-cell>
          <table:table-cell table:style-name="ACE-2" office:value-type="float" office:value="2080">
            <text:p>2080</text:p>
          </table:table-cell>
          <table:table-cell table:style-name="ACE-2" office:value-type="float" office:value="-0.20000000000000001">
            <text:p>−0.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3 on D I b sediments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54">
            <text:p>5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arward SS 1</text:p>
          </table:table-cell>
          <table:table-cell table:style-name="ACE-2" office:value-type="float" office:value="53.649999999999999">
            <text:p>53.65</text:p>
          </table:table-cell>
          <table:table-cell table:style-name="ACE-2" office:value-type="float" office:value="8.5299999999999994">
            <text:p>8.5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50">
            <text:p>1950</text:p>
          </table:table-cell>
          <table:table-cell table:style-name="ACE-2" office:value-type="float" office:value="2000">
            <text:p>2000</text:p>
          </table:table-cell>
          <table:table-cell table:style-name="ACE-2" office:value-type="float" office:value="0.25">
            <text:p>0.2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55">
            <text:p>5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1 a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50">
            <text:p>1950</text:p>
          </table:table-cell>
          <table:table-cell table:style-name="ACE-2" office:value-type="float" office:value="2050">
            <text:p>2050</text:p>
          </table:table-cell>
          <table:table-cell table:style-name="ACE-2" office:value-type="float" office:value="0.29999999999999999">
            <text:p>0.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settlement plain 1 a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56">
            <text:p>5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entumersiel SS 1</text:p>
          </table:table-cell>
          <table:table-cell table:style-name="ACE-2" office:value-type="float" office:value="53.270000000000003">
            <text:p>53.27</text:p>
          </table:table-cell>
          <table:table-cell table:style-name="ACE-2" office:value-type="float" office:value="7.3899999999999997">
            <text:p>7.39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50">
            <text:p>1950</text:p>
          </table:table-cell>
          <table:table-cell table:style-name="ACE-2" office:value-type="float" office:value="2000">
            <text:p>2000</text:p>
          </table:table-cell>
          <table:table-cell table:style-name="ACE-2" office:value-type="float" office:value="-0.40000000000000002">
            <text:p>−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57">
            <text:p>5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ppingawehr</text:p>
          </table:table-cell>
          <table:table-cell table:style-name="ACE-2" office:value-type="float" office:value="53.289999999999999">
            <text:p>53.29</text:p>
          </table:table-cell>
          <table:table-cell table:style-name="ACE-2" office:value-type="float" office:value="7.3899999999999997">
            <text:p>7.39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0">
            <text:p>0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58">
            <text:p>5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örriesdorf/Zissenhausen</text:p>
          </table:table-cell>
          <table:table-cell table:style-name="ACE-2" office:value-type="float" office:value="53.579999999999998">
            <text:p>53.58</text:p>
          </table:table-cell>
          <table:table-cell table:style-name="ACE-2" office:value-type="float" office:value="7.8600000000000003">
            <text:p>7.86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0.14999999999999999">
            <text:p>0.1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59">
            <text:p>5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eeverns</text:p>
          </table:table-cell>
          <table:table-cell table:style-name="ACE-2" office:value-type="float" office:value="53.560000000000002">
            <text:p>53.56</text:p>
          </table:table-cell>
          <table:table-cell table:style-name="ACE-2" office:value-type="float" office:value="8.2799999999999994">
            <text:p>8.28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0.40000000000000002">
            <text:p>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60">
            <text:p>6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odorf SS 1</text:p>
          </table:table-cell>
          <table:table-cell table:style-name="ACE-2" office:value-type="float" office:value="53.880000000000003">
            <text:p>53.88</text:p>
          </table:table-cell>
          <table:table-cell table:style-name="ACE-2" office:value-type="float" office:value="9.4299999999999997">
            <text:p>9.4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750">
            <text:p>1750</text:p>
          </table:table-cell>
          <table:table-cell table:style-name="ACE-2" office:value-type="float" office:value="1850">
            <text:p>1850</text:p>
          </table:table-cell>
          <table:table-cell table:style-name="ACE-2" office:value-type="float" office:value="0">
            <text:p>0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1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61">
            <text:p>6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oomborg RKZ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20">
            <text:p>1920</text:p>
          </table:table-cell>
          <table:table-cell table:style-name="ACE-2" office:value-type="float" office:value="1980">
            <text:p>1980</text:p>
          </table:table-cell>
          <table:table-cell table:style-name="ACE-2" office:value-type="float" office:value="-0.59999999999999998">
            <text:p>−0.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ootbridge in tidal gully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80; in Behre 2003</text:p>
          </table:table-cell>
          <table:table-cell table:style-name="ACE-2" office:value-type="string">
            <text:p>VinkEtal2007,Behre2003,Behre2007,Haarnagel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80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62">
            <text:p>6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1 c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05">
            <text:p>1905</text:p>
          </table:table-cell>
          <table:table-cell table:style-name="ACE-2" office:value-type="float" office:value="1925">
            <text:p>1925</text:p>
          </table:table-cell>
          <table:table-cell table:style-name="ACE-2" office:value-type="float" office:value="0.69999999999999996">
            <text:p>0.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1 c (plain)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63">
            <text:p>6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üdingworth Osterende</text:p>
          </table:table-cell>
          <table:table-cell table:style-name="ACE-2" office:value-type="float" office:value="53.82">
            <text:p>53.82</text:p>
          </table:table-cell>
          <table:table-cell table:style-name="ACE-2" office:value-type="float" office:value="8.8599999999999994">
            <text:p>8.86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0.65000000000000002">
            <text:p>0.6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64">
            <text:p>6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Tholendorf/Eiderstedt</text:p>
          </table:table-cell>
          <table:table-cell table:style-name="ACE-2" office:value-type="float" office:value="54.299999999999997">
            <text:p>54.3</text:p>
          </table:table-cell>
          <table:table-cell table:style-name="ACE-2" office:value-type="float" office:value="8.6799999999999997">
            <text:p>8.68</text:p>
          </table:table-cell>
          <table:table-cell table:style-name="ACE-2" office:value-type="string">
            <text:p>Hv-3371</text:p>
          </table:table-cell>
          <table:table-cell table:style-name="ACE-2" office:value-type="float" office:value="1925">
            <text:p>1925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1816">
            <text:p>1816</text:p>
          </table:table-cell>
          <table:table-cell table:style-name="ACE-2" office:value-type="float" office:value="1949">
            <text:p>1949</text:p>
          </table:table-cell>
          <table:table-cell table:style-name="ACE-2" office:value-type="float" office:value="0.69999999999999996">
            <text:p>0.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 horizon in beach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nke, 1988; in Behre 2003</text:p>
          </table:table-cell>
          <table:table-cell table:style-name="ACE-2" office:value-type="string">
            <text:p>VinkEtal2007,Behre2003,Behre2007,Menke1988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Menke1988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65">
            <text:p>6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Ostermoor</text:p>
          </table:table-cell>
          <table:table-cell table:style-name="ACE-2" office:value-type="float" office:value="53.93">
            <text:p>53.93</text:p>
          </table:table-cell>
          <table:table-cell table:style-name="ACE-2" office:value-type="float" office:value="9.1699999999999999">
            <text:p>9.17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00">
            <text:p>1900</text:p>
          </table:table-cell>
          <table:table-cell table:style-name="ACE-2" office:value-type="float" office:value="0.69999999999999996">
            <text:p>0.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Bantelmann, 1960; in Behre 2003</text:p>
          </table:table-cell>
          <table:table-cell table:style-name="ACE-2" office:value-type="string">
            <text:p>VinkEtal2007,Behre2003,Behre2007,Bantelmann196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ntelmann1960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66">
            <text:p>6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1 c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05">
            <text:p>1905</text:p>
          </table:table-cell>
          <table:table-cell table:style-name="ACE-2" office:value-type="float" office:value="1925">
            <text:p>1925</text:p>
          </table:table-cell>
          <table:table-cell table:style-name="ACE-2" office:value-type="float" office:value="-0.14999999999999999">
            <text:p>−0.1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ootbridge</text:p>
          </table:table-cell>
          <table:table-cell table:number-columns-repeated="2" table:style-name="ACE-2"/>
          <table:table-cell table:style-name="ACE-2" office:value-type="string">
            <text:p>0.1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67">
            <text:p>6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inswarden, Flachsiedlung</text:p>
          </table:table-cell>
          <table:table-cell table:style-name="ACE-2" office:value-type="float" office:value="53.539999999999999">
            <text:p>53.54</text:p>
          </table:table-cell>
          <table:table-cell table:style-name="ACE-2" office:value-type="float" office:value="8.5299999999999994">
            <text:p>8.5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2000">
            <text:p>2000</text:p>
          </table:table-cell>
          <table:table-cell table:style-name="ACE-2" office:value-type="float" office:value="2080">
            <text:p>2080</text:p>
          </table:table-cell>
          <table:table-cell table:style-name="ACE-2" office:value-type="float" office:value="0.80000000000000004">
            <text:p>0.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68">
            <text:p>6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Ritsch</text:p>
          </table:table-cell>
          <table:table-cell table:style-name="ACE-2" office:value-type="float" office:value="53.740000000000002">
            <text:p>53.74</text:p>
          </table:table-cell>
          <table:table-cell table:style-name="ACE-2" office:value-type="float" office:value="9.4000000000000004">
            <text:p>9.4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00">
            <text:p>1900</text:p>
          </table:table-cell>
          <table:table-cell table:style-name="ACE-2" office:value-type="float" office:value="2000">
            <text:p>2000</text:p>
          </table:table-cell>
          <table:table-cell table:style-name="ACE-2" office:value-type="float" office:value="0.80000000000000004">
            <text:p>0.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69">
            <text:p>6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Tiebensee (Dithmarschen)</text:p>
          </table:table-cell>
          <table:table-cell table:style-name="ACE-2" office:value-type="float" office:value="54.229999999999997">
            <text:p>54.23</text:p>
          </table:table-cell>
          <table:table-cell table:style-name="ACE-2" office:value-type="float" office:value="8.9900000000000002">
            <text:p>8.99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1">
            <text:p>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f living space 1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ier, 2001a; in Behre 2003</text:p>
          </table:table-cell>
          <table:table-cell table:style-name="ACE-2" office:value-type="string">
            <text:p>VinkEtal2007,Behre2003,Behre2007,Meier2001a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Meier2001a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70">
            <text:p>7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orkum BO 1 b</text:p>
          </table:table-cell>
          <table:table-cell table:style-name="ACE-2" office:value-type="float" office:value="53.600000000000001">
            <text:p>53.6</text:p>
          </table:table-cell>
          <table:table-cell table:style-name="ACE-2" office:value-type="float" office:value="6.6799999999999997">
            <text:p>6.68</text:p>
          </table:table-cell>
          <table:table-cell table:style-name="ACE-2" office:value-type="string">
            <text:p>Hv-22942</text:p>
          </table:table-cell>
          <table:table-cell table:style-name="ACE-2" office:value-type="float" office:value="2090">
            <text:p>2090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1923">
            <text:p>1923</text:p>
          </table:table-cell>
          <table:table-cell table:style-name="ACE-2" office:value-type="float" office:value="2157">
            <text:p>2157</text:p>
          </table:table-cell>
          <table:table-cell table:style-name="ACE-2" office:value-type="float" office:value="-0.26000000000000001">
            <text:p>−0.2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Hydrobia ulvae</text:p>
          </table:table-cell>
          <table:table-cell table:number-columns-repeated="2" table:style-name="ACE-2"/>
          <table:table-cell table:style-name="ACE-2" office:value-type="string">
            <text:p>0.15 m below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2000; in Behre 2003</text:p>
          </table:table-cell>
          <table:table-cell table:style-name="ACE-2" office:value-type="string">
            <text:p>VinkEtal2007,Behre2003,Behre2007,FreundStreif200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FreundStreif2000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71">
            <text:p>7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arnkrug</text:p>
          </table:table-cell>
          <table:table-cell table:style-name="ACE-2" office:value-type="float" office:value="53.719999999999999">
            <text:p>53.72</text:p>
          </table:table-cell>
          <table:table-cell table:style-name="ACE-2" office:value-type="float" office:value="9.4199999999999999">
            <text:p>9.4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00">
            <text:p>1900</text:p>
          </table:table-cell>
          <table:table-cell table:style-name="ACE-2" office:value-type="float" office:value="2000">
            <text:p>2000</text:p>
          </table:table-cell>
          <table:table-cell table:style-name="ACE-2" office:value-type="float" office:value="0.84999999999999998">
            <text:p>0.8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72">
            <text:p>7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2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25">
            <text:p>1825</text:p>
          </table:table-cell>
          <table:table-cell table:style-name="ACE-2" office:value-type="float" office:value="1875">
            <text:p>1875</text:p>
          </table:table-cell>
          <table:table-cell table:style-name="ACE-2" office:value-type="float" office:value="0.84999999999999998">
            <text:p>0.8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f settlement layer 2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73">
            <text:p>7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13131</text:p>
          </table:table-cell>
          <table:table-cell table:style-name="ACE-2" office:value-type="float" office:value="1965">
            <text:p>1965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1768">
            <text:p>1768</text:p>
          </table:table-cell>
          <table:table-cell table:style-name="ACE-2" office:value-type="float" office:value="2062">
            <text:p>2062</text:p>
          </table:table-cell>
          <table:table-cell table:style-name="ACE-2" office:value-type="float" office:value="0.47999999999999998">
            <text:p>0.4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 surface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6; in Behre 2003</text:p>
          </table:table-cell>
          <table:table-cell table:style-name="ACE-2" office:value-type="string">
            <text:p>VinkEtal2007,Behre2003,Behre2007,Streif198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6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74">
            <text:p>7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üderbusenwurth</text:p>
          </table:table-cell>
          <table:table-cell table:style-name="ACE-2" office:value-type="float" office:value="54.049999999999997">
            <text:p>54.05</text:p>
          </table:table-cell>
          <table:table-cell table:style-name="ACE-2" office:value-type="float" office:value="9.0099999999999998">
            <text:p>9.01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00">
            <text:p>1800</text:p>
          </table:table-cell>
          <table:table-cell table:style-name="ACE-2" office:value-type="float" office:value="1804">
            <text:p>1804</text:p>
          </table:table-cell>
          <table:table-cell table:style-name="ACE-2" office:value-type="float" office:value="1.5">
            <text:p>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House of the lowermost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ier, 2001b; in Behre 2003</text:p>
          </table:table-cell>
          <table:table-cell table:style-name="ACE-2" office:value-type="string">
            <text:p>VinkEtal2007,Behre2003,Behre2007,Meier2001b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Meier2001b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75">
            <text:p>7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orkum BO 2</text:p>
          </table:table-cell>
          <table:table-cell table:style-name="ACE-2" office:value-type="float" office:value="53.619999999999997">
            <text:p>53.62</text:p>
          </table:table-cell>
          <table:table-cell table:style-name="ACE-2" office:value-type="float" office:value="6.7999999999999998">
            <text:p>6.8</text:p>
          </table:table-cell>
          <table:table-cell table:style-name="ACE-2" office:value-type="string">
            <text:p>Hv-22943</text:p>
          </table:table-cell>
          <table:table-cell table:style-name="ACE-2" office:value-type="float" office:value="2120">
            <text:p>2120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1987">
            <text:p>1987</text:p>
          </table:table-cell>
          <table:table-cell table:style-name="ACE-2" office:value-type="float" office:value="2304">
            <text:p>2304</text:p>
          </table:table-cell>
          <table:table-cell table:style-name="ACE-2" office:value-type="float" office:value="-0.40000000000000002">
            <text:p>−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erastoderme edule</text:p>
          </table:table-cell>
          <table:table-cell table:number-columns-repeated="2" table:style-name="ACE-2"/>
          <table:table-cell table:style-name="ACE-2" office:value-type="string">
            <text:p>0.3 m below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2000; in Behre 2003</text:p>
          </table:table-cell>
          <table:table-cell table:style-name="ACE-2" office:value-type="string">
            <text:p>VinkEtal2007,Behre2003,Behre2007,FreundStreif200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FreundStreif2000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76">
            <text:p>7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Tofting</text:p>
          </table:table-cell>
          <table:table-cell table:style-name="ACE-2" office:value-type="float" office:value="54.350000000000001">
            <text:p>54.35</text:p>
          </table:table-cell>
          <table:table-cell table:style-name="ACE-2" office:value-type="float" office:value="8.9399999999999995">
            <text:p>8.94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00">
            <text:p>1800</text:p>
          </table:table-cell>
          <table:table-cell table:style-name="ACE-2" office:value-type="float" office:value="1850">
            <text:p>1850</text:p>
          </table:table-cell>
          <table:table-cell table:style-name="ACE-2" office:value-type="float" office:value="1.45">
            <text:p>1.4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lower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ntelmann et al., 1984; in Behre 2003</text:p>
          </table:table-cell>
          <table:table-cell table:style-name="ACE-2" office:value-type="string">
            <text:p>VinkEtal2007,Behre2003,Behre2007,BantelmannEtal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ntelmannEtal1984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77">
            <text:p>7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3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775">
            <text:p>1775</text:p>
          </table:table-cell>
          <table:table-cell table:style-name="ACE-2" office:value-type="float" office:value="1825">
            <text:p>1825</text:p>
          </table:table-cell>
          <table:table-cell table:style-name="ACE-2" office:value-type="float" office:value="1.3500000000000001">
            <text:p>1.3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f settlement layer 3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78">
            <text:p>7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angwarden</text:p>
          </table:table-cell>
          <table:table-cell table:style-name="ACE-2" office:value-type="float" office:value="53.619999999999997">
            <text:p>53.62</text:p>
          </table:table-cell>
          <table:table-cell table:style-name="ACE-2" office:value-type="float" office:value="8.3100000000000005">
            <text:p>8.31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725">
            <text:p>1725</text:p>
          </table:table-cell>
          <table:table-cell table:style-name="ACE-2" office:value-type="float" office:value="1775">
            <text:p>1775</text:p>
          </table:table-cell>
          <table:table-cell table:style-name="ACE-2" office:value-type="float" office:value="1.3999999999999999">
            <text:p>1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79">
            <text:p>7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4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725">
            <text:p>1725</text:p>
          </table:table-cell>
          <table:table-cell table:style-name="ACE-2" office:value-type="float" office:value="1775">
            <text:p>1775</text:p>
          </table:table-cell>
          <table:table-cell table:style-name="ACE-2" office:value-type="float" office:value="1.5">
            <text:p>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n settlement layer 4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80">
            <text:p>8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5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725">
            <text:p>1725</text:p>
          </table:table-cell>
          <table:table-cell table:style-name="ACE-2" office:value-type="float" office:value="1775">
            <text:p>1775</text:p>
          </table:table-cell>
          <table:table-cell table:style-name="ACE-2" office:value-type="float" office:value="1.6499999999999999">
            <text:p>1.6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n settlement layer 5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81">
            <text:p>8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6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625">
            <text:p>1625</text:p>
          </table:table-cell>
          <table:table-cell table:style-name="ACE-2" office:value-type="float" office:value="1675">
            <text:p>1675</text:p>
          </table:table-cell>
          <table:table-cell table:style-name="ACE-2" office:value-type="float" office:value="1.8">
            <text:p>1.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n settlement layer 6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82">
            <text:p>8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7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575">
            <text:p>1575</text:p>
          </table:table-cell>
          <table:table-cell table:style-name="ACE-2" office:value-type="float" office:value="1625">
            <text:p>1625</text:p>
          </table:table-cell>
          <table:table-cell table:style-name="ACE-2" office:value-type="float" office:value="1.3999999999999999">
            <text:p>1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n settlement layer 7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83">
            <text:p>8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8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522">
            <text:p>1522</text:p>
          </table:table-cell>
          <table:table-cell table:style-name="ACE-2" office:value-type="float" office:value="1575">
            <text:p>1575</text:p>
          </table:table-cell>
          <table:table-cell table:style-name="ACE-2" office:value-type="float" office:value="1.3999999999999999">
            <text:p>1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n settlement layer 8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84">
            <text:p>8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</text:p>
          </table:table-cell>
          <table:table-cell table:style-name="ACE-2" office:value-type="float" office:value="53.799999999999997">
            <text:p>53.8</text:p>
          </table:table-cell>
          <table:table-cell table:style-name="ACE-2" office:value-type="float" office:value="7.8700000000000001">
            <text:p>7.87</text:p>
          </table:table-cell>
          <table:table-cell table:style-name="ACE-2" office:value-type="string">
            <text:p>Hv-9257</text:p>
          </table:table-cell>
          <table:table-cell table:style-name="ACE-2" office:value-type="float" office:value="1540">
            <text:p>1540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1385">
            <text:p>1385</text:p>
          </table:table-cell>
          <table:table-cell table:style-name="ACE-2" office:value-type="float" office:value="1516">
            <text:p>1516</text:p>
          </table:table-cell>
          <table:table-cell table:style-name="ACE-2" office:value-type="float" office:value="-0.10000000000000001">
            <text:p>−0.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crobicularia in living position in upper tidal flat</text:p>
          </table:table-cell>
          <table:table-cell table:number-columns-repeated="2" table:style-name="ACE-2"/>
          <table:table-cell table:style-name="ACE-2" office:value-type="string">
            <text:p>0.2 m below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nisch, 1980; in Behre 2003</text:p>
          </table:table-cell>
          <table:table-cell table:style-name="ACE-2" office:value-type="string">
            <text:p>VinkEtal2007,Behre2003,Behre2007,Hanisch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nisch1980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85">
            <text:p>8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</text:p>
          </table:table-cell>
          <table:table-cell table:style-name="ACE-2" office:value-type="float" office:value="53.799999999999997">
            <text:p>53.8</text:p>
          </table:table-cell>
          <table:table-cell table:style-name="ACE-2" office:value-type="float" office:value="7.8700000000000001">
            <text:p>7.87</text:p>
          </table:table-cell>
          <table:table-cell table:style-name="ACE-2" office:value-type="string">
            <text:p>Hv-300</text:p>
          </table:table-cell>
          <table:table-cell table:style-name="ACE-2" office:value-type="float" office:value="1450">
            <text:p>1450</text:p>
          </table:table-cell>
          <table:table-cell table:style-name="ACE-2" office:value-type="float" office:value="180">
            <text:p>180</text:p>
          </table:table-cell>
          <table:table-cell table:style-name="ACE-2" office:value-type="float" office:value="1174">
            <text:p>1174</text:p>
          </table:table-cell>
          <table:table-cell table:style-name="ACE-2" office:value-type="float" office:value="1542">
            <text:p>1542</text:p>
          </table:table-cell>
          <table:table-cell table:style-name="ACE-2" office:value-type="float" office:value="0">
            <text:p>0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crobicularia in living position in upper tidal flat</text:p>
          </table:table-cell>
          <table:table-cell table:number-columns-repeated="2" table:style-name="ACE-2"/>
          <table:table-cell table:style-name="ACE-2" office:value-type="string">
            <text:p>0.2 m below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indowski, 1969; in Behre 2003</text:p>
          </table:table-cell>
          <table:table-cell table:style-name="ACE-2" office:value-type="string">
            <text:p>VinkEtal2007,Behre2003,Behre2007,Sindowski1969a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indowski1969a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86">
            <text:p>8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ellinghusen SS 1</text:p>
          </table:table-cell>
          <table:table-cell table:style-name="ACE-2" office:value-type="float" office:value="54.149999999999999">
            <text:p>54.15</text:p>
          </table:table-cell>
          <table:table-cell table:style-name="ACE-2" office:value-type="float" office:value="8.9600000000000009">
            <text:p>8.96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250">
            <text:p>1250</text:p>
          </table:table-cell>
          <table:table-cell table:style-name="ACE-2" office:value-type="float" office:value="1270">
            <text:p>1270</text:p>
          </table:table-cell>
          <table:table-cell table:style-name="ACE-2" office:value-type="float" office:value="2">
            <text:p>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lain of settlement layer 1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ier, 2001; in Behre 2003</text:p>
          </table:table-cell>
          <table:table-cell table:style-name="ACE-2" office:value-type="string">
            <text:p>VinkEtal2007,Behre2003,Behre2007,Meier2001a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Meier2001a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87">
            <text:p>8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lisenhof</text:p>
          </table:table-cell>
          <table:table-cell table:style-name="ACE-2" office:value-type="float" office:value="54.299999999999997">
            <text:p>54.3</text:p>
          </table:table-cell>
          <table:table-cell table:style-name="ACE-2" office:value-type="float" office:value="8.9199999999999999">
            <text:p>8.9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150">
            <text:p>1150</text:p>
          </table:table-cell>
          <table:table-cell table:style-name="ACE-2" office:value-type="float" office:value="1250">
            <text:p>1250</text:p>
          </table:table-cell>
          <table:table-cell table:style-name="ACE-2" office:value-type="float" office:value="0.90000000000000002">
            <text:p>0.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ridge over tidal gully</text:p>
          </table:table-cell>
          <table:table-cell table:number-columns-repeated="2" table:style-name="ACE-2"/>
          <table:table-cell table:style-name="ACE-2" office:value-type="string">
            <text:p>0.3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ntelmann, 1966; in Behre 2003</text:p>
          </table:table-cell>
          <table:table-cell table:style-name="ACE-2" office:value-type="string">
            <text:p>VinkEtal2007,Behre2003,Behre2007,Bantelmann196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ntelmann1966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88">
            <text:p>8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lisenhof</text:p>
          </table:table-cell>
          <table:table-cell table:style-name="ACE-2" office:value-type="float" office:value="54.299999999999997">
            <text:p>54.3</text:p>
          </table:table-cell>
          <table:table-cell table:style-name="ACE-2" office:value-type="float" office:value="8.9199999999999999">
            <text:p>8.9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150">
            <text:p>1150</text:p>
          </table:table-cell>
          <table:table-cell table:style-name="ACE-2" office:value-type="float" office:value="1250">
            <text:p>1250</text:p>
          </table:table-cell>
          <table:table-cell table:style-name="ACE-2" office:value-type="float" office:value="1.3">
            <text:p>1.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lough land</text:p>
          </table:table-cell>
          <table:table-cell table:number-columns-repeated="2" table:style-name="ACE-2"/>
          <table:table-cell table:style-name="ACE-2" office:value-type="string">
            <text:p>0.7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ntelmann, 1966; in Behre 2003</text:p>
          </table:table-cell>
          <table:table-cell table:style-name="ACE-2" office:value-type="string">
            <text:p>VinkEtal2007,Behre2003,Behre2007,Bantelmann196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ntelmann1966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89">
            <text:p>8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lisenhof</text:p>
          </table:table-cell>
          <table:table-cell table:style-name="ACE-2" office:value-type="float" office:value="54.299999999999997">
            <text:p>54.3</text:p>
          </table:table-cell>
          <table:table-cell table:style-name="ACE-2" office:value-type="float" office:value="8.9199999999999999">
            <text:p>8.9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200">
            <text:p>1200</text:p>
          </table:table-cell>
          <table:table-cell table:style-name="ACE-2" office:value-type="float" office:value="1250">
            <text:p>1250</text:p>
          </table:table-cell>
          <table:table-cell table:style-name="ACE-2" office:value-type="float" office:value="2">
            <text:p>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urface of bank and base of "Wurt"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ntelmann, 1975; in Behre 2003</text:p>
          </table:table-cell>
          <table:table-cell table:style-name="ACE-2" office:value-type="string">
            <text:p>VinkEtal2007,Behre2003,Behre2007,Bantelmann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ntelmann197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90">
            <text:p>9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roothusen</text:p>
          </table:table-cell>
          <table:table-cell table:style-name="ACE-2" office:value-type="float" office:value="53.450000000000003">
            <text:p>53.45</text:p>
          </table:table-cell>
          <table:table-cell table:style-name="ACE-2" office:value-type="float" office:value="7.0700000000000003">
            <text:p>7.07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200">
            <text:p>1200</text:p>
          </table:table-cell>
          <table:table-cell table:style-name="ACE-2" office:value-type="float" office:value="1250">
            <text:p>1250</text:p>
          </table:table-cell>
          <table:table-cell table:style-name="ACE-2" office:value-type="float" office:value="1.8">
            <text:p>1.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II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einhardt, 1965; in Behre 2003</text:p>
          </table:table-cell>
          <table:table-cell table:style-name="ACE-2" office:value-type="string">
            <text:p>VinkEtal2007,Behre2003,Behre2007,Reinhardt196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Reinhardt196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91">
            <text:p>9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Niens SS 1</text:p>
          </table:table-cell>
          <table:table-cell table:style-name="ACE-2" office:value-type="float" office:value="53.609999999999999">
            <text:p>53.61</text:p>
          </table:table-cell>
          <table:table-cell table:style-name="ACE-2" office:value-type="float" office:value="8.3300000000000001">
            <text:p>8.3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250">
            <text:p>1250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.5">
            <text:p>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1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91; in Behre 2003</text:p>
          </table:table-cell>
          <table:table-cell table:style-name="ACE-2" office:value-type="string">
            <text:p>VinkEtal2007,Behre2003,Behre2007,Brandt199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9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92">
            <text:p>9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Oldorf</text:p>
          </table:table-cell>
          <table:table-cell table:style-name="ACE-2" office:value-type="float" office:value="53.670000000000002">
            <text:p>53.67</text:p>
          </table:table-cell>
          <table:table-cell table:style-name="ACE-2" office:value-type="float" office:value="7.9100000000000001">
            <text:p>7.91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320">
            <text:p>1320</text:p>
          </table:table-cell>
          <table:table-cell table:style-name="ACE-2" office:value-type="float" office:value="1330">
            <text:p>1330</text:p>
          </table:table-cell>
          <table:table-cell table:style-name="ACE-2" office:value-type="float" office:value="1">
            <text:p>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dwelling mound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chmid, 1994; in Behre 2003</text:p>
          </table:table-cell>
          <table:table-cell table:style-name="ACE-2" office:value-type="string">
            <text:p>VinkEtal2007,Behre2003,Behre2007,Schmid199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chmid1994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93">
            <text:p>9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13130</text:p>
          </table:table-cell>
          <table:table-cell table:style-name="ACE-2" office:value-type="float" office:value="1185">
            <text:p>1185</text:p>
          </table:table-cell>
          <table:table-cell table:style-name="ACE-2" office:value-type="float" office:value="125">
            <text:p>125</text:p>
          </table:table-cell>
          <table:table-cell table:style-name="ACE-2" office:value-type="float" office:value="972">
            <text:p>972</text:p>
          </table:table-cell>
          <table:table-cell table:style-name="ACE-2" office:value-type="float" office:value="1233">
            <text:p>1233</text:p>
          </table:table-cell>
          <table:table-cell table:style-name="ACE-2" office:value-type="float" office:value="0.38">
            <text:p>0.3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 surface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6; in Behre 2003</text:p>
          </table:table-cell>
          <table:table-cell table:style-name="ACE-2" office:value-type="string">
            <text:p>VinkEtal2007,Behre2003,Behre2007,Streif198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6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94">
            <text:p>9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Neuwarfen</text:p>
          </table:table-cell>
          <table:table-cell table:style-name="ACE-2" office:value-type="float" office:value="53.659999999999997">
            <text:p>53.66</text:p>
          </table:table-cell>
          <table:table-cell table:style-name="ACE-2" office:value-type="float" office:value="7.9299999999999997">
            <text:p>7.93</text:p>
          </table:table-cell>
          <table:table-cell table:style-name="ACE-2" office:value-type="string">
            <text:p>Hv-20509</text:p>
          </table:table-cell>
          <table:table-cell table:style-name="ACE-2" office:value-type="float" office:value="1205">
            <text:p>1205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993">
            <text:p>993</text:p>
          </table:table-cell>
          <table:table-cell table:style-name="ACE-2" office:value-type="float" office:value="1240">
            <text:p>1240</text:p>
          </table:table-cell>
          <table:table-cell table:style-name="ACE-2" office:value-type="float" office:value="0.84999999999999998">
            <text:p>0.8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ield as basis of dwelling mound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Ey, 1995; in Behre 2003</text:p>
          </table:table-cell>
          <table:table-cell table:style-name="ACE-2" office:value-type="string">
            <text:p>VinkEtal2007,Behre2003,Behre2007,Ey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Ey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95">
            <text:p>9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urg/Rheiderland</text:p>
          </table:table-cell>
          <table:table-cell table:style-name="ACE-2" office:value-type="float" office:value="53.329999999999998">
            <text:p>53.33</text:p>
          </table:table-cell>
          <table:table-cell table:style-name="ACE-2" office:value-type="float" office:value="7.3399999999999999">
            <text:p>7.34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050">
            <text:p>1050</text:p>
          </table:table-cell>
          <table:table-cell table:style-name="ACE-2" office:value-type="float" office:value="1150">
            <text:p>1150</text:p>
          </table:table-cell>
          <table:table-cell table:style-name="ACE-2" office:value-type="float" office:value="0.69999999999999996">
            <text:p>0.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96">
            <text:p>9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Alte Boomborg/Rheiderland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975">
            <text:p>975</text:p>
          </table:table-cell>
          <table:table-cell table:style-name="ACE-2" office:value-type="float" office:value="1075">
            <text:p>1075</text:p>
          </table:table-cell>
          <table:table-cell table:style-name="ACE-2" office:value-type="float" office:value="0.45000000000000001">
            <text:p>0.4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97">
            <text:p>9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Klunderborg/Rheiderland</text:p>
          </table:table-cell>
          <table:table-cell table:style-name="ACE-2" office:value-type="float" office:value="53.329999999999998">
            <text:p>53.33</text:p>
          </table:table-cell>
          <table:table-cell table:style-name="ACE-2" office:value-type="float" office:value="7.2999999999999998">
            <text:p>7.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000">
            <text:p>1000</text:p>
          </table:table-cell>
          <table:table-cell table:style-name="ACE-2" office:value-type="float" office:value="1100">
            <text:p>1100</text:p>
          </table:table-cell>
          <table:table-cell table:style-name="ACE-2" office:value-type="float" office:value="0.29999999999999999">
            <text:p>0.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99">
            <text:p>9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7 b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75</text:p>
          </table:table-cell>
          <table:table-cell table:style-name="ACE-2" office:value-type="float" office:value="920">
            <text:p>920</text:p>
          </table:table-cell>
          <table:table-cell table:style-name="ACE-2" office:value-type="float" office:value="95">
            <text:p>95</text:p>
          </table:table-cell>
          <table:table-cell table:style-name="ACE-2" office:value-type="float" office:value="759">
            <text:p>759</text:p>
          </table:table-cell>
          <table:table-cell table:style-name="ACE-2" office:value-type="float" office:value="925">
            <text:p>925</text:p>
          </table:table-cell>
          <table:table-cell table:style-name="ACE-2" office:value-type="float" office:value="0.59999999999999998">
            <text:p>0.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98">
            <text:p>9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Pellworm</text:p>
          </table:table-cell>
          <table:table-cell table:style-name="ACE-2" office:value-type="float" office:value="54.509999999999998">
            <text:p>54.51</text:p>
          </table:table-cell>
          <table:table-cell table:style-name="ACE-2" office:value-type="float" office:value="8.6300000000000008">
            <text:p>8.6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050">
            <text:p>1050</text:p>
          </table:table-cell>
          <table:table-cell table:style-name="ACE-2" office:value-type="float" office:value="1150">
            <text:p>1150</text:p>
          </table:table-cell>
          <table:table-cell table:style-name="ACE-2" office:value-type="float" office:value="0.5">
            <text:p>0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on plain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igelke et al., 1984; in Behre 2003</text:p>
          </table:table-cell>
          <table:table-cell table:style-name="ACE-2" office:value-type="string">
            <text:p>VinkEtal2007,Behre2003,Behre2007,HigelkeEtal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igelkeEtal1984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100">
            <text:p>10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6 a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70</text:p>
          </table:table-cell>
          <table:table-cell table:style-name="ACE-2" office:value-type="float" office:value="650">
            <text:p>650</text:p>
          </table:table-cell>
          <table:table-cell table:style-name="ACE-2" office:value-type="float" office:value="135">
            <text:p>135</text:p>
          </table:table-cell>
          <table:table-cell table:style-name="ACE-2" office:value-type="float" office:value="522">
            <text:p>522</text:p>
          </table:table-cell>
          <table:table-cell table:style-name="ACE-2" office:value-type="float" office:value="706">
            <text:p>706</text:p>
          </table:table-cell>
          <table:table-cell table:style-name="ACE-2" office:value-type="float" office:value="0.34999999999999998">
            <text:p>0.3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101">
            <text:p>10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6 b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68</text:p>
          </table:table-cell>
          <table:table-cell table:style-name="ACE-2" office:value-type="float" office:value="670">
            <text:p>67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531">
            <text:p>531</text:p>
          </table:table-cell>
          <table:table-cell table:style-name="ACE-2" office:value-type="float" office:value="731">
            <text:p>731</text:p>
          </table:table-cell>
          <table:table-cell table:style-name="ACE-2" office:value-type="float" office:value="0.5">
            <text:p>0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102">
            <text:p>10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69</text:p>
          </table:table-cell>
          <table:table-cell table:style-name="ACE-2" office:value-type="float" office:value="630">
            <text:p>63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546">
            <text:p>546</text:p>
          </table:table-cell>
          <table:table-cell table:style-name="ACE-2" office:value-type="float" office:value="662">
            <text:p>662</text:p>
          </table:table-cell>
          <table:table-cell table:style-name="ACE-2" office:value-type="float" office:value="0.40000000000000002">
            <text:p>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rackish water reed</text:p>
          </table:table-cell>
          <table:table-cell table:number-columns-repeated="2" table:style-name="ACE-2"/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2000; in Behre 2003</text:p>
          </table:table-cell>
          <table:table-cell table:style-name="ACE-2" office:value-type="string">
            <text:p>VinkEtal2007,Behre2003,Behre2007,FreundStreif200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FreundStreif2000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103">
            <text:p>10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orkum BO 1 a</text:p>
          </table:table-cell>
          <table:table-cell table:style-name="ACE-2" office:value-type="float" office:value="53.600000000000001">
            <text:p>53.6</text:p>
          </table:table-cell>
          <table:table-cell table:style-name="ACE-2" office:value-type="float" office:value="6.6799999999999997">
            <text:p>6.68</text:p>
          </table:table-cell>
          <table:table-cell table:style-name="ACE-2" office:value-type="string">
            <text:p>Hv-22941</text:p>
          </table:table-cell>
          <table:table-cell table:style-name="ACE-2" office:value-type="float" office:value="660">
            <text:p>66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60">
            <text:p>560</text:p>
          </table:table-cell>
          <table:table-cell table:style-name="ACE-2" office:value-type="float" office:value="664">
            <text:p>664</text:p>
          </table:table-cell>
          <table:table-cell table:style-name="ACE-2" office:value-type="float" office:value="0.12">
            <text:p>0.1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ones of Gavia stellata in tidal flat</text:p>
          </table:table-cell>
          <table:table-cell table:number-columns-repeated="2" table:style-name="ACE-2"/>
          <table:table-cell table:style-name="ACE-2" office:value-type="string">
            <text:p>0.15 m below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2000; in Behre 2003</text:p>
          </table:table-cell>
          <table:table-cell table:style-name="ACE-2" office:value-type="string">
            <text:p>VinkEtal2007,Behre2003,Behre2007,FreundStreif200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FreundStreif2000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104">
            <text:p>10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8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76</text:p>
          </table:table-cell>
          <table:table-cell table:style-name="ACE-2" office:value-type="float" office:value="410">
            <text:p>410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316">
            <text:p>316</text:p>
          </table:table-cell>
          <table:table-cell table:style-name="ACE-2" office:value-type="float" office:value="528">
            <text:p>528</text:p>
          </table:table-cell>
          <table:table-cell table:style-name="ACE-2" office:value-type="float" office:value="0.93999999999999995">
            <text:p>0.9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105">
            <text:p>10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7 a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72</text:p>
          </table:table-cell>
          <table:table-cell table:style-name="ACE-2" office:value-type="float" office:value="440">
            <text:p>44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324">
            <text:p>324</text:p>
          </table:table-cell>
          <table:table-cell table:style-name="ACE-2" office:value-type="float" office:value="544">
            <text:p>544</text:p>
          </table:table-cell>
          <table:table-cell table:style-name="ACE-2" office:value-type="float" office:value="0.98999999999999999">
            <text:p>0.9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106">
            <text:p>10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3 b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63</text:p>
          </table:table-cell>
          <table:table-cell table:style-name="ACE-2" office:value-type="float" office:value="515">
            <text:p>515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488">
            <text:p>488</text:p>
          </table:table-cell>
          <table:table-cell table:style-name="ACE-2" office:value-type="float" office:value="645">
            <text:p>645</text:p>
          </table:table-cell>
          <table:table-cell table:style-name="ACE-2" office:value-type="float" office:value="1.1899999999999999">
            <text:p>1.1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107">
            <text:p>10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3 a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61</text:p>
          </table:table-cell>
          <table:table-cell table:style-name="ACE-2" office:value-type="float" office:value="570">
            <text:p>570</text:p>
          </table:table-cell>
          <table:table-cell table:style-name="ACE-2" office:value-type="float" office:value="155">
            <text:p>155</text:p>
          </table:table-cell>
          <table:table-cell table:style-name="ACE-2" office:value-type="float" office:value="458">
            <text:p>458</text:p>
          </table:table-cell>
          <table:table-cell table:style-name="ACE-2" office:value-type="float" office:value="688">
            <text:p>688</text:p>
          </table:table-cell>
          <table:table-cell table:style-name="ACE-2" office:value-type="float" office:value="1.3400000000000001">
            <text:p>1.3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 surface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108">
            <text:p>10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2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59</text:p>
          </table:table-cell>
          <table:table-cell table:style-name="ACE-2" office:value-type="float" office:value="615">
            <text:p>615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551">
            <text:p>551</text:p>
          </table:table-cell>
          <table:table-cell table:style-name="ACE-2" office:value-type="float" office:value="650">
            <text:p>650</text:p>
          </table:table-cell>
          <table:table-cell table:style-name="ACE-2" office:value-type="float" office:value="1.3899999999999999">
            <text:p>1.3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 surface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109">
            <text:p>10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1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54</text:p>
          </table:table-cell>
          <table:table-cell table:style-name="ACE-2" office:value-type="float" office:value="555">
            <text:p>555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519">
            <text:p>519</text:p>
          </table:table-cell>
          <table:table-cell table:style-name="ACE-2" office:value-type="float" office:value="643">
            <text:p>643</text:p>
          </table:table-cell>
          <table:table-cell table:style-name="ACE-2" office:value-type="float" office:value="1.3899999999999999">
            <text:p>1.3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 surface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110">
            <text:p>11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angeoog</text:p>
          </table:table-cell>
          <table:table-cell table:style-name="ACE-2" office:value-type="float" office:value="53.75">
            <text:p>53.75</text:p>
          </table:table-cell>
          <table:table-cell table:style-name="ACE-2" office:value-type="float" office:value="7.4699999999999998">
            <text:p>7.47</text:p>
          </table:table-cell>
          <table:table-cell table:style-name="ACE-2" office:value-type="string">
            <text:p>Hv-1998</text:p>
          </table:table-cell>
          <table:table-cell table:style-name="ACE-2" office:value-type="float" office:value="690">
            <text:p>69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550">
            <text:p>550</text:p>
          </table:table-cell>
          <table:table-cell table:style-name="ACE-2" office:value-type="float" office:value="709">
            <text:p>709</text:p>
          </table:table-cell>
          <table:table-cell table:style-name="ACE-2" office:value-type="float" office:value="1.5600000000000001">
            <text:p>1.5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vegetation horizon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rckhausen, 1969; in Behre 2003</text:p>
          </table:table-cell>
          <table:table-cell table:style-name="ACE-2" office:value-type="string">
            <text:p>VinkEtal2007,Behre2003,Behre2007,Barckhausen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rckhausen196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111">
            <text:p>11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</text:p>
          </table:table-cell>
          <table:table-cell table:style-name="ACE-2" office:value-type="float" office:value="53.799999999999997">
            <text:p>53.8</text:p>
          </table:table-cell>
          <table:table-cell table:style-name="ACE-2" office:value-type="float" office:value="7.8700000000000001">
            <text:p>7.87</text:p>
          </table:table-cell>
          <table:table-cell table:style-name="ACE-2" office:value-type="string">
            <text:p>Hv-12303</text:p>
          </table:table-cell>
          <table:table-cell table:style-name="ACE-2" office:value-type="float" office:value="545">
            <text:p>545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513">
            <text:p>513</text:p>
          </table:table-cell>
          <table:table-cell table:style-name="ACE-2" office:value-type="float" office:value="645">
            <text:p>645</text:p>
          </table:table-cell>
          <table:table-cell table:style-name="ACE-2" office:value-type="float" office:value="1.55">
            <text:p>1.5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roots from groden horizon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6; in Behre 2003</text:p>
          </table:table-cell>
          <table:table-cell table:style-name="ACE-2" office:value-type="string">
            <text:p>VinkEtal2007,Behre2003,Behre2007,Streif198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6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112">
            <text:p>11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ande</text:p>
          </table:table-cell>
          <table:table-cell table:style-name="ACE-2" office:value-type="float" office:value="53.479999999999997">
            <text:p>53.48</text:p>
          </table:table-cell>
          <table:table-cell table:style-name="ACE-2" office:value-type="float" office:value="8.0500000000000007">
            <text:p>8.05</text:p>
          </table:table-cell>
          <table:table-cell table:style-name="ACE-2" office:value-type="string">
            <text:p>history</text:p>
          </table:table-cell>
          <table:table-cell table:number-columns-repeated="2" table:style-name="ACE-2"/>
          <table:table-cell table:style-name="ACE-2" office:value-type="float" office:value="306">
            <text:p>306</text:p>
          </table:table-cell>
          <table:table-cell table:style-name="ACE-2" office:value-type="float" office:value="306">
            <text:p>306</text:p>
          </table:table-cell>
          <table:table-cell table:style-name="ACE-2" office:value-type="float" office:value="0.69999999999999996">
            <text:p>0.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and surface during dike construction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chütte, 1939; in Behre 2003</text:p>
          </table:table-cell>
          <table:table-cell table:style-name="ACE-2" office:value-type="string">
            <text:p>VinkEtal2007,Behre2003,Behre2007,Schutte193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chutte193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113">
            <text:p>11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Cuxhaven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8.7100000000000009">
            <text:p>8.71</text:p>
          </table:table-cell>
          <table:table-cell table:style-name="ACE-2" office:value-type="string">
            <text:p>hydrology</text:p>
          </table:table-cell>
          <table:table-cell table:number-columns-repeated="2" table:style-name="ACE-2"/>
          <table:table-cell table:style-name="ACE-2" office:value-type="float" office:value="166">
            <text:p>166</text:p>
          </table:table-cell>
          <table:table-cell table:style-name="ACE-2" office:value-type="float" office:value="166">
            <text:p>166</text:p>
          </table:table-cell>
          <table:table-cell table:style-name="ACE-2" office:value-type="float" office:value="1.04">
            <text:p>1.0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Gauge measuremen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hde, 1975; in Behre, 2003</text:p>
          </table:table-cell>
          <table:table-cell table:style-name="ACE-2" office:value-type="string">
            <text:p>VinkEtal2007,Behre2003,Behre2007,Rohde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Rohde197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114">
            <text:p>11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Cuxhaven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8.7100000000000009">
            <text:p>8.71</text:p>
          </table:table-cell>
          <table:table-cell table:style-name="ACE-2" office:value-type="string">
            <text:p>hydrology</text:p>
          </table:table-cell>
          <table:table-cell table:number-columns-repeated="2" table:style-name="ACE-2"/>
          <table:table-cell table:style-name="ACE-2" office:value-type="float" office:value="98">
            <text:p>98</text:p>
          </table:table-cell>
          <table:table-cell table:style-name="ACE-2" office:value-type="float" office:value="98">
            <text:p>98</text:p>
          </table:table-cell>
          <table:table-cell table:style-name="ACE-2" office:value-type="float" office:value="1.25">
            <text:p>1.2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Gauge measuremen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hde, 1975; in Behre, 2003</text:p>
          </table:table-cell>
          <table:table-cell table:style-name="ACE-2" office:value-type="string">
            <text:p>VinkEtal2007,Behre2003,Behre2007,Rohde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Rohde197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115">
            <text:p>11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Cuxhaven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8.7100000000000009">
            <text:p>8.71</text:p>
          </table:table-cell>
          <table:table-cell table:style-name="ACE-2" office:value-type="string">
            <text:p>hydrology</text:p>
          </table:table-cell>
          <table:table-cell table:number-columns-repeated="2" table:style-name="ACE-2"/>
          <table:table-cell table:style-name="ACE-2" office:value-type="float" office:value="50">
            <text:p>5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1.3">
            <text:p>1.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Gauge measuremen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hde, 1975; in Behre, 2003</text:p>
          </table:table-cell>
          <table:table-cell table:style-name="ACE-2" office:value-type="string">
            <text:p>VinkEtal2007,Behre2003,Behre2007,Rohde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Rohde197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float" office:value="116">
            <text:p>11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Cuxhaven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8.7100000000000009">
            <text:p>8.71</text:p>
          </table:table-cell>
          <table:table-cell table:style-name="ACE-2" office:value-type="string">
            <text:p>hydrology</text:p>
          </table:table-cell>
          <table:table-cell table:number-columns-repeated="2" table:style-name="ACE-2"/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.3700000000000001">
            <text:p>1.3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Gauge measuremen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hde, 1975; in Behre, 2003</text:p>
          </table:table-cell>
          <table:table-cell table:style-name="ACE-2" office:value-type="string">
            <text:p>VinkEtal2007,Behre2003,Behre2007,Rohde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Rohde1975</text:p>
          </table:table-cell>
          <table:table-cell table:number-columns-repeated="230" table:style-name="ACE-2"/>
        </table:table-row>
        <table:table-row table:style-name="AROW-2">
          <table:table-cell table:style-name="ACE-2"/>
          <table:table-cell table:style-name="ACE-2" office:value-type="string">
            <text:p>VII. Dataset s</text:p>
          </table:table-cell>
          <table:table-cell table:style-name="ACE-2" office:value-type="string">
            <text:p>outhern North Sea</text:p>
          </table:table-cell>
          <table:table-cell table:style-name="ACE-2" office:value-type="string">
            <text:p>:</text:p>
          </table:table-cell>
          <table:table-cell table:number-columns-repeated="252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Dogger bank</text:p>
          </table:table-cell>
          <table:table-cell table:style-name="ACE-2" office:value-type="float" office:value="54.768300000000004">
            <text:p>54.7683</text:p>
          </table:table-cell>
          <table:table-cell table:style-name="ACE-2" office:value-type="float" office:value="3.4617">
            <text:p>3.4617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8750">
            <text:p>8750</text:p>
          </table:table-cell>
          <table:table-cell table:style-name="ACE-2" office:value-type="float" office:value="300">
            <text:p>300</text:p>
          </table:table-cell>
          <table:table-cell table:style-name="ACE-2" office:value-type="float" office:value="9474">
            <text:p>9474</text:p>
          </table:table-cell>
          <table:table-cell table:style-name="ACE-2" office:value-type="float" office:value="10223">
            <text:p>10223</text:p>
          </table:table-cell>
          <table:table-cell table:style-name="ACE-2" office:value-type="float" office:value="-46">
            <text:p>−46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hre and Menke, 1969; in Behre 2003</text:p>
          </table:table-cell>
          <table:table-cell table:style-name="ACE-2" office:value-type="string">
            <text:p>VinkEtal2007,Behre2003,Behre2007,BehreMenke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Menke196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float" office:value="235">
            <text:p>235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N)</text:p>
          </table:table-cell>
          <table:table-cell table:style-name="ACE-2" office:value-type="float" office:value="54.943300000000001">
            <text:p>54.9433</text:p>
          </table:table-cell>
          <table:table-cell table:style-name="ACE-2" office:value-type="float" office:value="5.75">
            <text:p>5.75</text:p>
          </table:table-cell>
          <table:table-cell table:style-name="ACE-2" office:value-type="string">
            <text:p>Hv-7095</text:p>
          </table:table-cell>
          <table:table-cell table:style-name="ACE-2" office:value-type="float" office:value="8190">
            <text:p>819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9007">
            <text:p>9007</text:p>
          </table:table-cell>
          <table:table-cell table:style-name="ACE-2" office:value-type="float" office:value="9399">
            <text:p>9399</text:p>
          </table:table-cell>
          <table:table-cell table:style-name="ACE-2" office:value-type="float" office:value="-38.280000000000001">
            <text:p>−38.28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79; in Behre 2003</text:p>
          </table:table-cell>
          <table:table-cell table:style-name="ACE-2" office:value-type="string">
            <text:p>VinkEtal2007,Behre2003,Behre2007,LudwigEta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udwigEtal197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float" office:value="235">
            <text:p>235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N)</text:p>
          </table:table-cell>
          <table:table-cell table:style-name="ACE-2" office:value-type="float" office:value="54.943300000000001">
            <text:p>54.9433</text:p>
          </table:table-cell>
          <table:table-cell table:style-name="ACE-2" office:value-type="float" office:value="5.75">
            <text:p>5.75</text:p>
          </table:table-cell>
          <table:table-cell table:style-name="ACE-2" office:value-type="string">
            <text:p>Hv-7094</text:p>
          </table:table-cell>
          <table:table-cell table:style-name="ACE-2" office:value-type="float" office:value="8485">
            <text:p>8485</text:p>
          </table:table-cell>
          <table:table-cell table:style-name="ACE-2" office:value-type="float" office:value="125">
            <text:p>125</text:p>
          </table:table-cell>
          <table:table-cell table:style-name="ACE-2" office:value-type="float" office:value="9295">
            <text:p>9295</text:p>
          </table:table-cell>
          <table:table-cell table:style-name="ACE-2" office:value-type="float" office:value="9560">
            <text:p>9560</text:p>
          </table:table-cell>
          <table:table-cell table:style-name="ACE-2" office:value-type="float" office:value="-38.380000000000003">
            <text:p>−38.38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79</text:p>
          </table:table-cell>
          <table:table-cell table:style-name="ACE-2" office:value-type="string">
            <text:p>VinkEtal2007,LudwigEta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LudwigEtal1979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float" office:value="245">
            <text:p>245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N)</text:p>
          </table:table-cell>
          <table:table-cell table:style-name="ACE-2" office:value-type="float" office:value="54.6967">
            <text:p>54.6967</text:p>
          </table:table-cell>
          <table:table-cell table:style-name="ACE-2" office:value-type="float" office:value="6.1917">
            <text:p>6.1917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9000">
            <text:p>900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9887">
            <text:p>9887</text:p>
          </table:table-cell>
          <table:table-cell table:style-name="ACE-2" office:value-type="float" office:value="10289">
            <text:p>10289</text:p>
          </table:table-cell>
          <table:table-cell table:style-name="ACE-2" office:value-type="float" office:value="-46.100000000000001">
            <text:p>−46.1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 et al., 1983 (int. Report)</text:p>
          </table:table-cell>
          <table:table-cell table:style-name="ACE-2" office:value-type="string">
            <text:p>VinkEtal2007,StreifEtal198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StreifEtal1983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float" office:value="234">
            <text:p>234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N)</text:p>
          </table:table-cell>
          <table:table-cell table:style-name="ACE-2" office:value-type="float" office:value="54.956699999999998">
            <text:p>54.9567</text:p>
          </table:table-cell>
          <table:table-cell table:style-name="ACE-2" office:value-type="float" office:value="5.7083000000000004">
            <text:p>5.7083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9000">
            <text:p>900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9887">
            <text:p>9887</text:p>
          </table:table-cell>
          <table:table-cell table:style-name="ACE-2" office:value-type="float" office:value="10289">
            <text:p>10289</text:p>
          </table:table-cell>
          <table:table-cell table:style-name="ACE-2" office:value-type="float" office:value="-42.899999999999999">
            <text:p>−42.9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 office:value-type="float" office:value="0.080000000000000002">
            <text:p>0.08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 et al., 1983 (int. Report); Ludwig et al., 1979</text:p>
          </table:table-cell>
          <table:table-cell table:style-name="ACE-2" office:value-type="string">
            <text:p>VinkEtal2007,StreifEtal1983,LudwigEta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StreifEtal1983</text:p>
          </table:table-cell>
          <table:table-cell table:style-name="ACE-2" office:value-type="string">
            <text:p>LudwigEtal1979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auss 1987/5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N)</text:p>
          </table:table-cell>
          <table:table-cell table:style-name="ACE-2" office:value-type="float" office:value="55.077300000000001">
            <text:p>55.0773</text:p>
          </table:table-cell>
          <table:table-cell table:style-name="ACE-2" office:value-type="float" office:value="5.8281999999999998">
            <text:p>5.8282</text:p>
          </table:table-cell>
          <table:table-cell table:style-name="ACE-2" office:value-type="string">
            <text:p>Hv-15375</text:p>
          </table:table-cell>
          <table:table-cell table:style-name="ACE-2" office:value-type="float" office:value="9165">
            <text:p>9165</text:p>
          </table:table-cell>
          <table:table-cell table:style-name="ACE-2" office:value-type="float" office:value="230">
            <text:p>230</text:p>
          </table:table-cell>
          <table:table-cell table:style-name="ACE-2" office:value-type="float" office:value="10146">
            <text:p>10146</text:p>
          </table:table-cell>
          <table:table-cell table:style-name="ACE-2" office:value-type="float" office:value="10642">
            <text:p>10642</text:p>
          </table:table-cell>
          <table:table-cell table:style-name="ACE-2" office:value-type="float" office:value="-48.140000000000001">
            <text:p>−48.14</text:p>
          </table:table-cell>
          <table:table-cell table:style-name="ACE-2" office:value-type="float" office:value="-48.100000000000001">
            <text:p>−48.1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fen-wood peat</text:p>
          </table:table-cell>
          <table:table-cell table:style-name="ACE-2" office:value-type="float" office:value="0.31">
            <text:p>0.31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nke, 1996</text:p>
          </table:table-cell>
          <table:table-cell table:style-name="ACE-2" office:value-type="string">
            <text:p>VinkEtal2007,Menke199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enke1996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float" office:value="172">
            <text:p>172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Northern grounds</text:p>
          </table:table-cell>
          <table:table-cell table:style-name="ACE-2" office:value-type="float" office:value="55.323300000000003">
            <text:p>55.3233</text:p>
          </table:table-cell>
          <table:table-cell table:style-name="ACE-2" office:value-type="float" office:value="6.5167000000000002">
            <text:p>6.5167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8400">
            <text:p>840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9125">
            <text:p>9125</text:p>
          </table:table-cell>
          <table:table-cell table:style-name="ACE-2" office:value-type="float" office:value="9550">
            <text:p>9550</text:p>
          </table:table-cell>
          <table:table-cell table:style-name="ACE-2" office:value-type="float" office:value="-37.579999999999998">
            <text:p>−37.58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 office:value-type="float" office:value="0.029999999999999999">
            <text:p>0.03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79; in Behre 2003</text:p>
          </table:table-cell>
          <table:table-cell table:style-name="ACE-2" office:value-type="string">
            <text:p>VinkEtal2007,Behre2003,Behre2007,LudwigEta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udwigEtal197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BSK VC-15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Northern grounds</text:p>
          </table:table-cell>
          <table:table-cell table:style-name="ACE-2" office:value-type="float" office:value="54.902999999999999">
            <text:p>54.903</text:p>
          </table:table-cell>
          <table:table-cell table:style-name="ACE-2" office:value-type="float" office:value="6.8769">
            <text:p>6.8769</text:p>
          </table:table-cell>
          <table:table-cell table:style-name="ACE-2" office:value-type="string">
            <text:p>Hv-25340</text:p>
          </table:table-cell>
          <table:table-cell table:style-name="ACE-2" office:value-type="float" office:value="8440">
            <text:p>844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9302">
            <text:p>9302</text:p>
          </table:table-cell>
          <table:table-cell table:style-name="ACE-2" office:value-type="float" office:value="9533">
            <text:p>9533</text:p>
          </table:table-cell>
          <table:table-cell table:style-name="ACE-2" office:value-type="float" office:value="-33.460000000000001">
            <text:p>−33.46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029999999999999999">
            <text:p>0.03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unpublished new data BGR</text:p>
          </table:table-cell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3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BSK VC-21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Northern grounds</text:p>
          </table:table-cell>
          <table:table-cell table:style-name="ACE-2" office:value-type="float" office:value="54.9133">
            <text:p>54.9133</text:p>
          </table:table-cell>
          <table:table-cell table:style-name="ACE-2" office:value-type="float" office:value="6.9512999999999998">
            <text:p>6.9513</text:p>
          </table:table-cell>
          <table:table-cell table:style-name="ACE-2" office:value-type="string">
            <text:p>Hv-25342</text:p>
          </table:table-cell>
          <table:table-cell table:style-name="ACE-2" office:value-type="float" office:value="8840">
            <text:p>884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9778">
            <text:p>9778</text:p>
          </table:table-cell>
          <table:table-cell table:style-name="ACE-2" office:value-type="float" office:value="10112">
            <text:p>10112</text:p>
          </table:table-cell>
          <table:table-cell table:style-name="ACE-2" office:value-type="float" office:value="-36.659999999999997">
            <text:p>−36.66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-wood peat</text:p>
          </table:table-cell>
          <table:table-cell table:style-name="ACE-2" office:value-type="string">
            <text:p>~0.4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unpublished new data BGR</text:p>
          </table:table-cell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3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AU04-07-VC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Helgoland</text:p>
          </table:table-cell>
          <table:table-cell table:style-name="ACE-2" office:value-type="float" office:value="54.282899999999998">
            <text:p>54.2829</text:p>
          </table:table-cell>
          <table:table-cell table:style-name="ACE-2" office:value-type="float" office:value="8.0699000000000005">
            <text:p>8.0699</text:p>
          </table:table-cell>
          <table:table-cell table:style-name="ACE-2" office:value-type="string">
            <text:p>Hv-25321</text:p>
          </table:table-cell>
          <table:table-cell table:style-name="ACE-2" office:value-type="float" office:value="8065">
            <text:p>8065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8780">
            <text:p>8780</text:p>
          </table:table-cell>
          <table:table-cell table:style-name="ACE-2" office:value-type="float" office:value="9090">
            <text:p>9090</text:p>
          </table:table-cell>
          <table:table-cell table:style-name="ACE-2" office:value-type="float" office:value="-24.530000000000001">
            <text:p>−24.53</text:p>
          </table:table-cell>
          <table:table-cell table:style-name="ACE-2" office:value-type="float" office:value="-24.48">
            <text:p>−24.48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unpublished new data BGR</text:p>
          </table:table-cell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3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H 15/2V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S)</text:p>
          </table:table-cell>
          <table:table-cell table:style-name="ACE-2" office:value-type="float" office:value="54.169600000000003">
            <text:p>54.1696</text:p>
          </table:table-cell>
          <table:table-cell table:style-name="ACE-2" office:value-type="float" office:value="6.9829999999999997">
            <text:p>6.983</text:p>
          </table:table-cell>
          <table:table-cell table:style-name="ACE-2" office:value-type="string">
            <text:p>Hv-10336</text:p>
          </table:table-cell>
          <table:table-cell table:style-name="ACE-2" office:value-type="float" office:value="8975">
            <text:p>8975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9920">
            <text:p>9920</text:p>
          </table:table-cell>
          <table:table-cell table:style-name="ACE-2" office:value-type="float" office:value="10219">
            <text:p>10219</text:p>
          </table:table-cell>
          <table:table-cell table:style-name="ACE-2" office:value-type="float" office:value="-38.450000000000003">
            <text:p>−38.45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029999999999999999">
            <text:p>0.0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 et al., 1983 (int. Report)</text:p>
          </table:table-cell>
          <table:table-cell table:style-name="ACE-2" office:value-type="string">
            <text:p>VinkEtal2007,StreifEtal198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StreifEtal1983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H 18/3V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S)</text:p>
          </table:table-cell>
          <table:table-cell table:style-name="ACE-2" office:value-type="float" office:value="54.109999999999999">
            <text:p>54.11</text:p>
          </table:table-cell>
          <table:table-cell table:style-name="ACE-2" office:value-type="float" office:value="6.9199999999999999">
            <text:p>6.92</text:p>
          </table:table-cell>
          <table:table-cell table:style-name="ACE-2" office:value-type="string">
            <text:p>Hv-11603</text:p>
          </table:table-cell>
          <table:table-cell table:style-name="ACE-2" office:value-type="float" office:value="8535">
            <text:p>8535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9398">
            <text:p>9398</text:p>
          </table:table-cell>
          <table:table-cell table:style-name="ACE-2" office:value-type="float" office:value="9714">
            <text:p>9714</text:p>
          </table:table-cell>
          <table:table-cell table:style-name="ACE-2" office:value-type="float" office:value="-36.5">
            <text:p>−36.5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string">
            <text:p>~0.1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 et al., 1983 (int. Report)</text:p>
          </table:table-cell>
          <table:table-cell table:style-name="ACE-2" office:value-type="string">
            <text:p>VinkEtal2007,StreifEtal198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StreifEtal1983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float" office:value="280">
            <text:p>280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S)</text:p>
          </table:table-cell>
          <table:table-cell table:style-name="ACE-2" office:value-type="float" office:value="54.118299999999998">
            <text:p>54.1183</text:p>
          </table:table-cell>
          <table:table-cell table:style-name="ACE-2" office:value-type="float" office:value="7.2133000000000003">
            <text:p>7.2133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9000">
            <text:p>900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9887">
            <text:p>9887</text:p>
          </table:table-cell>
          <table:table-cell table:style-name="ACE-2" office:value-type="float" office:value="10289">
            <text:p>10289</text:p>
          </table:table-cell>
          <table:table-cell table:style-name="ACE-2" office:value-type="float" office:value="-38.049999999999997">
            <text:p>−38.05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 et al., 1983 (int. Report); Ludwig et al., 1979</text:p>
          </table:table-cell>
          <table:table-cell table:style-name="ACE-2" office:value-type="string">
            <text:p>VinkEtal2007,StreifEtal1983,LudwigEta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StreifEtal1983</text:p>
          </table:table-cell>
          <table:table-cell table:style-name="ACE-2" office:value-type="string">
            <text:p>LudwigEtal1979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HE242-14VC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-W shipping route</text:p>
          </table:table-cell>
          <table:table-cell table:style-name="ACE-2" office:value-type="float" office:value="53.947000000000003">
            <text:p>53.947</text:p>
          </table:table-cell>
          <table:table-cell table:style-name="ACE-2" office:value-type="float" office:value="6.944">
            <text:p>6.944</text:p>
          </table:table-cell>
          <table:table-cell table:style-name="ACE-2" office:value-type="string">
            <text:p>Hv-25406</text:p>
          </table:table-cell>
          <table:table-cell table:style-name="ACE-2" office:value-type="float" office:value="8170">
            <text:p>817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9025">
            <text:p>9025</text:p>
          </table:table-cell>
          <table:table-cell table:style-name="ACE-2" office:value-type="float" office:value="9251">
            <text:p>9251</text:p>
          </table:table-cell>
          <table:table-cell table:style-name="ACE-2" office:value-type="float" office:value="-31.989999999999998">
            <text:p>−31.99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wood peat</text:p>
          </table:table-cell>
          <table:table-cell table:style-name="ACE-2" office:value-type="float" office:value="0.089999999999999997">
            <text:p>0.09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unpublished new data BGR</text:p>
          </table:table-cell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3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HE242-15VC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-W shipping route</text:p>
          </table:table-cell>
          <table:table-cell table:style-name="ACE-2" office:value-type="float" office:value="53.844999999999999">
            <text:p>53.845</text:p>
          </table:table-cell>
          <table:table-cell table:style-name="ACE-2" office:value-type="float" office:value="6.8120000000000003">
            <text:p>6.812</text:p>
          </table:table-cell>
          <table:table-cell table:style-name="ACE-2" office:value-type="string">
            <text:p>Hv-25407</text:p>
          </table:table-cell>
          <table:table-cell table:style-name="ACE-2" office:value-type="float" office:value="8140">
            <text:p>8140</text:p>
          </table:table-cell>
          <table:table-cell table:style-name="ACE-2" office:value-type="float" office:value="180">
            <text:p>180</text:p>
          </table:table-cell>
          <table:table-cell table:style-name="ACE-2" office:value-type="float" office:value="8778">
            <text:p>8778</text:p>
          </table:table-cell>
          <table:table-cell table:style-name="ACE-2" office:value-type="float" office:value="9399">
            <text:p>9399</text:p>
          </table:table-cell>
          <table:table-cell table:style-name="ACE-2" office:value-type="float" office:value="-28.539999999999999">
            <text:p>−28.54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wood peat</text:p>
          </table:table-cell>
          <table:table-cell table:style-name="ACE-2" office:value-type="float" office:value="0.029999999999999999">
            <text:p>0.03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unpublished new data BGR</text:p>
          </table:table-cell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3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Oyster grounds</text:p>
          </table:table-cell>
          <table:table-cell table:style-name="ACE-2" office:value-type="float" office:value="53.740000000000002">
            <text:p>53.74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Hv-12092</text:p>
          </table:table-cell>
          <table:table-cell table:style-name="ACE-2" office:value-type="float" office:value="8750">
            <text:p>875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9557">
            <text:p>9557</text:p>
          </table:table-cell>
          <table:table-cell table:style-name="ACE-2" office:value-type="float" office:value="9893">
            <text:p>9893</text:p>
          </table:table-cell>
          <table:table-cell table:style-name="ACE-2" office:value-type="float" office:value="-42.5">
            <text:p>−42.5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hre et al., 1984; in Behre 2003</text:p>
          </table:table-cell>
          <table:table-cell table:style-name="ACE-2" office:value-type="string">
            <text:p>VinkEtal2007,Behre2003,BehreEtal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Etal1984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2a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Oyster grounds</text:p>
          </table:table-cell>
          <table:table-cell table:style-name="ACE-2" office:value-type="float" office:value="54">
            <text:p>54</text:p>
          </table:table-cell>
          <table:table-cell table:style-name="ACE-2" office:value-type="float" office:value="4.7000000000000002">
            <text:p>4.7</text:p>
          </table:table-cell>
          <table:table-cell table:style-name="ACE-2" office:value-type="string">
            <text:p>GrN-5759</text:p>
          </table:table-cell>
          <table:table-cell table:style-name="ACE-2" office:value-type="float" office:value="9445">
            <text:p>9445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10557">
            <text:p>10557</text:p>
          </table:table-cell>
          <table:table-cell table:style-name="ACE-2" office:value-type="float" office:value="11057">
            <text:p>11057</text:p>
          </table:table-cell>
          <table:table-cell table:style-name="ACE-2" office:value-type="float" office:value="-47">
            <text:p>−47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 et al., 1979; in Kiden et al., 2002</text:p>
          </table:table-cell>
          <table:table-cell table:style-name="ACE-2" office:value-type="string">
            <text:p>VinkEtal2007,Jelgersma1979,KidenEtal200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Jelgersma1979</text:p>
          </table:table-cell>
          <table:table-cell table:style-name="ACE-2" office:value-type="string">
            <text:p>KidenEtal200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float" office:value="5">
            <text:p>5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west</text:p>
          </table:table-cell>
          <table:table-cell table:style-name="ACE-2" office:value-type="float" office:value="52.5">
            <text:p>52.5</text:p>
          </table:table-cell>
          <table:table-cell table:style-name="ACE-2" office:value-type="float" office:value="3.7999999999999998">
            <text:p>3.8</text:p>
          </table:table-cell>
          <table:table-cell table:style-name="ACE-2" office:value-type="string">
            <text:p>pollen-A</text:p>
          </table:table-cell>
          <table:table-cell table:style-name="ACE-2" office:value-type="float" office:value="8400">
            <text:p>8400</text:p>
          </table:table-cell>
          <table:table-cell table:style-name="ACE-2" office:value-type="float" office:value="300">
            <text:p>300</text:p>
          </table:table-cell>
          <table:table-cell table:style-name="ACE-2" office:value-type="float" office:value="9000">
            <text:p>9000</text:p>
          </table:table-cell>
          <table:table-cell table:style-name="ACE-2" office:value-type="float" office:value="9771">
            <text:p>9771</text:p>
          </table:table-cell>
          <table:table-cell table:style-name="ACE-2" office:value-type="float" office:value="-26">
            <text:p>−26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Kiden et al., 2002</text:p>
          </table:table-cell>
          <table:table-cell table:style-name="ACE-2" office:value-type="string">
            <text:p>VinkEtal2007,Jelgersma1961,KidenEtal200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Jelgersma1961</text:p>
          </table:table-cell>
          <table:table-cell table:style-name="ACE-2" office:value-type="string">
            <text:p>KidenEtal200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float" office:value="6">
            <text:p>6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west</text:p>
          </table:table-cell>
          <table:table-cell table:style-name="ACE-2" office:value-type="float" office:value="52.5">
            <text:p>52.5</text:p>
          </table:table-cell>
          <table:table-cell table:style-name="ACE-2" office:value-type="float" office:value="3.5">
            <text:p>3.5</text:p>
          </table:table-cell>
          <table:table-cell table:style-name="ACE-2" office:value-type="string">
            <text:p>pollen-D</text:p>
          </table:table-cell>
          <table:table-cell table:style-name="ACE-2" office:value-type="float" office:value="8500">
            <text:p>8500</text:p>
          </table:table-cell>
          <table:table-cell table:style-name="ACE-2" office:value-type="float" office:value="300">
            <text:p>300</text:p>
          </table:table-cell>
          <table:table-cell table:style-name="ACE-2" office:value-type="float" office:value="9127">
            <text:p>9127</text:p>
          </table:table-cell>
          <table:table-cell table:style-name="ACE-2" office:value-type="float" office:value="9892">
            <text:p>9892</text:p>
          </table:table-cell>
          <table:table-cell table:style-name="ACE-2" office:value-type="float" office:value="-28">
            <text:p>−28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Kiden et al., 2002</text:p>
          </table:table-cell>
          <table:table-cell table:style-name="ACE-2" office:value-type="string">
            <text:p>VinkEtal2007,Jelgersma1961,KidenEtal200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Jelgersma1961</text:p>
          </table:table-cell>
          <table:table-cell table:style-name="ACE-2" office:value-type="string">
            <text:p>KidenEtal200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float" office:value="7">
            <text:p>7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west</text:p>
          </table:table-cell>
          <table:table-cell table:style-name="ACE-2" office:value-type="float" office:value="52.5">
            <text:p>52.5</text:p>
          </table:table-cell>
          <table:table-cell table:style-name="ACE-2" office:value-type="float" office:value="3.25">
            <text:p>3.25</text:p>
          </table:table-cell>
          <table:table-cell table:style-name="ACE-2" office:value-type="string">
            <text:p>pollen-C</text:p>
          </table:table-cell>
          <table:table-cell table:style-name="ACE-2" office:value-type="float" office:value="8700">
            <text:p>8700</text:p>
          </table:table-cell>
          <table:table-cell table:style-name="ACE-2" office:value-type="float" office:value="300">
            <text:p>300</text:p>
          </table:table-cell>
          <table:table-cell table:style-name="ACE-2" office:value-type="float" office:value="9472">
            <text:p>9472</text:p>
          </table:table-cell>
          <table:table-cell table:style-name="ACE-2" office:value-type="float" office:value="10180">
            <text:p>10180</text:p>
          </table:table-cell>
          <table:table-cell table:style-name="ACE-2" office:value-type="float" office:value="-33">
            <text:p>−33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Kiden et al., 2002</text:p>
          </table:table-cell>
          <table:table-cell table:style-name="ACE-2" office:value-type="string">
            <text:p>VinkEtal2007,Jelgersma1961,KidenEtal200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Jelgersma1961</text:p>
          </table:table-cell>
          <table:table-cell table:style-name="ACE-2" office:value-type="string">
            <text:p>KidenEtal200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float" office:value="8">
            <text:p>8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west</text:p>
          </table:table-cell>
          <table:table-cell table:style-name="ACE-2" office:value-type="float" office:value="52.5">
            <text:p>52.5</text:p>
          </table:table-cell>
          <table:table-cell table:style-name="ACE-2" office:value-type="float" office:value="2.9199999999999999">
            <text:p>2.92</text:p>
          </table:table-cell>
          <table:table-cell table:style-name="ACE-2" office:value-type="string">
            <text:p>pollen-B</text:p>
          </table:table-cell>
          <table:table-cell table:style-name="ACE-2" office:value-type="float" office:value="9000">
            <text:p>9000</text:p>
          </table:table-cell>
          <table:table-cell table:style-name="ACE-2" office:value-type="float" office:value="300">
            <text:p>300</text:p>
          </table:table-cell>
          <table:table-cell table:style-name="ACE-2" office:value-type="float" office:value="9691">
            <text:p>9691</text:p>
          </table:table-cell>
          <table:table-cell table:style-name="ACE-2" office:value-type="float" office:value="10430">
            <text:p>10430</text:p>
          </table:table-cell>
          <table:table-cell table:style-name="ACE-2" office:value-type="float" office:value="-35">
            <text:p>−35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Kiden et al., 2002</text:p>
          </table:table-cell>
          <table:table-cell table:style-name="ACE-2" office:value-type="string">
            <text:p>VinkEtal2007,Jelgersma1961,KidenEtal200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Jelgersma1961</text:p>
          </table:table-cell>
          <table:table-cell table:style-name="ACE-2" office:value-type="string">
            <text:p>KidenEtal2002</text:p>
          </table:table-cell>
          <table:table-cell table:number-columns-repeated="231" table:style-name="ACE-2"/>
        </table:table-row>
        <table:table-row table:style-name="AROW-0" table:number-rows-repeated="65291">
          <table:table-cell table:number-columns-repeated="256"/>
        </table:table-row>
        <table:named-expressions>
          <table:named-expression table:name="Sheet_Title" table:expression="of:=&quot;appendix A&quot;" table:base-cell-address="$'appendix A'.$A$1"/>
          <table:named-expression table:name="Print_Area" table:expression="of:=#REF!" table:base-cell-address="$'appendix A'.$A$1"/>
        </table:named-expressions>
        <gnm:selections gnm:cursor-col="20" gnm:cursor-row="1">
          <gnm:selection gnm:start-col="20" gnm:start-row="1" gnm:end-col="20" gnm:end-row="244"/>
        </gnm:selections>
      </table:table>
      <table:table table:name="appendix b" table:style-name="ta-1" table:print="true">
        <office:forms form:automatic-focus="false" form:apply-design-mode="false">
          <form:form/>
        </office:forms>
        <table:table-column table:default-cell-style-name="ACE-4" table:style-name="ACOL-13"/>
        <table:table-column table:default-cell-style-name="ACE-4" table:style-name="ACOL-0" table:number-columns-repeated="12"/>
        <table:table-column table:default-cell-style-name="ACE-4" table:style-name="ACOL-14"/>
        <table:table-column table:default-cell-style-name="ACE-4" table:style-name="ACOL-15"/>
        <table:table-column table:default-cell-style-name="ACE-4" table:style-name="ACOL-0" table:number-columns-repeated="241"/>
        <table:table-row table:style-name="AROW-4">
          <table:table-cell table:style-name="ACE-3" office:value-type="string">
            <text:p>Curve Region</text:p>
          </table:table-cell>
          <table:table-cell table:style-name="ACE-3" office:value-type="string">
            <text:p>index number</text:p>
          </table:table-cell>
          <table:table-cell table:style-name="ACE-3" office:value-type="string">
            <text:p>Region</text:p>
          </table:table-cell>
          <table:table-cell table:style-name="ACE-3" office:value-type="string">
            <text:p>Altitude (m NN)</text:p>
          </table:table-cell>
          <table:table-cell table:style-name="ACE-3" office:value-type="string">
            <text:p>Reference water level</text:p>
          </table:table-cell>
          <table:table-cell table:style-name="ACE-3" office:value-type="string">
            <text:p>Tidal amplitude (m)</text:p>
          </table:table-cell>
          <table:table-cell table:style-name="ACE-3" office:value-type="string">
            <text:p>sample thickness (m)</text:p>
          </table:table-cell>
          <table:table-cell table:style-name="ACE-3" office:value-type="string">
            <text:p>altitude error (m)</text:p>
          </table:table-cell>
          <table:table-cell table:style-name="ACE-3" office:value-type="string">
            <text:p>indicative range (m)</text:p>
          </table:table-cell>
          <table:table-cell table:style-name="ACE-3" office:value-type="string">
            <text:p>tide level error (m)</text:p>
          </table:table-cell>
          <table:table-cell table:style-name="ACE-3" office:value-type="string">
            <text:p>observed MSL (m NN)</text:p>
          </table:table-cell>
          <table:table-cell table:style-name="ACE-3" office:value-type="string">
            <text:p>MSL error (m) Upper</text:p>
          </table:table-cell>
          <table:table-cell table:style-name="ACE-3" office:value-type="string">
            <text:p>MSL error (m) Lower</text:p>
          </table:table-cell>
          <table:table-cell table:style-name="ACE-3" office:value-type="string">
            <text:p>predicted MSL based on best regional models (m NN)</text:p>
          </table:table-cell>
          <table:table-cell table:style-name="ACE-3" office:value-type="string">
            <text:p>predicted MSL based on best Europe model (m NN)</text:p>
          </table:table-cell>
          <table:table-cell table:number-columns-repeated="240" table:style-name="ACE-3"/>
          <table:table-cell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">
            <text:p>1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19">
            <text:p>−1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1">
            <text:p>−2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3.02">
            <text:p>−23.02</text:p>
          </table:table-cell>
          <table:table-cell table:style-name="ACE-4" office:value-type="float" office:value="-23.699999999999999">
            <text:p>−23.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4">
            <text:p>4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17.579999999999998">
            <text:p>−17.5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80000000000000002">
            <text:p>0.08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9.579999999999998">
            <text:p>−19.58</text:p>
          </table:table-cell>
          <table:table-cell table:style-name="ACE-4" office:value-type="float" office:value="0.31">
            <text:p>0.31</text:p>
          </table:table-cell>
          <table:table-cell table:style-name="ACE-4" office:value-type="float" office:value="0.31">
            <text:p>0.31</text:p>
          </table:table-cell>
          <table:table-cell table:style-name="ACE-4" office:value-type="float" office:value="-19.34">
            <text:p>−19.34</text:p>
          </table:table-cell>
          <table:table-cell table:style-name="ACE-4" office:value-type="float" office:value="-19.68">
            <text:p>−19.6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6">
            <text:p>6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11.970000000000001">
            <text:p>−11.9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3.970000000000001">
            <text:p>−13.9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3.51">
            <text:p>−13.51</text:p>
          </table:table-cell>
          <table:table-cell table:style-name="ACE-4" office:value-type="float" office:value="-13.640000000000001">
            <text:p>−13.6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9">
            <text:p>9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9.3800000000000008">
            <text:p>−9.3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380000000000001">
            <text:p>−11.38</text:p>
          </table:table-cell>
          <table:table-cell table:style-name="ACE-4" office:value-type="float" office:value="0.32000000000000001">
            <text:p>0.32</text:p>
          </table:table-cell>
          <table:table-cell table:style-name="ACE-4" office:value-type="float" office:value="0.32000000000000001">
            <text:p>0.32</text:p>
          </table:table-cell>
          <table:table-cell table:style-name="ACE-4" office:value-type="float" office:value="-11.65">
            <text:p>−11.65</text:p>
          </table:table-cell>
          <table:table-cell table:style-name="ACE-4" office:value-type="float" office:value="-11.710000000000001">
            <text:p>−11.7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1">
            <text:p>11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7.5">
            <text:p>−7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070000000000000007">
            <text:p>0.0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9.5">
            <text:p>−9.5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10.140000000000001">
            <text:p>−10.14</text:p>
          </table:table-cell>
          <table:table-cell table:style-name="ACE-4" office:value-type="float" office:value="-10.119999999999999">
            <text:p>−10.1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5">
            <text:p>15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7.2599999999999998">
            <text:p>−7.2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9.2599999999999998">
            <text:p>−9.2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8.6600000000000001">
            <text:p>−8.66</text:p>
          </table:table-cell>
          <table:table-cell table:style-name="ACE-4" office:value-type="float" office:value="-8.5800000000000001">
            <text:p>−8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6">
            <text:p>16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6.0499999999999998">
            <text:p>−6.0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0500000000000007">
            <text:p>−8.0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8.2200000000000006">
            <text:p>−8.22</text:p>
          </table:table-cell>
          <table:table-cell table:style-name="ACE-4" office:value-type="float" office:value="-8.1600000000000001">
            <text:p>−8.1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9">
            <text:p>19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4.5800000000000001">
            <text:p>−4.5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5800000000000001">
            <text:p>−6.58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-3.6699999999999999">
            <text:p>−3.67</text:p>
          </table:table-cell>
          <table:table-cell table:style-name="ACE-4" office:value-type="float" office:value="-3.5099999999999998">
            <text:p>−3.5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23">
            <text:p>23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3.4199999999999999">
            <text:p>−3.4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4199999999999999">
            <text:p>−5.4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3.6099999999999999">
            <text:p>−3.61</text:p>
          </table:table-cell>
          <table:table-cell table:style-name="ACE-4" office:value-type="float" office:value="-3.4399999999999999">
            <text:p>−3.4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27">
            <text:p>27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3.2799999999999998">
            <text:p>−3.2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2800000000000002">
            <text:p>−5.28</text:p>
          </table:table-cell>
          <table:table-cell table:style-name="ACE-4" office:value-type="float" office:value="0.32000000000000001">
            <text:p>0.32</text:p>
          </table:table-cell>
          <table:table-cell table:style-name="ACE-4" office:value-type="float" office:value="0.32000000000000001">
            <text:p>0.32</text:p>
          </table:table-cell>
          <table:table-cell table:style-name="ACE-4" office:value-type="float" office:value="-3.1800000000000002">
            <text:p>−3.18</text:p>
          </table:table-cell>
          <table:table-cell table:style-name="ACE-4" office:value-type="float" office:value="-2.9100000000000001">
            <text:p>−2.9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3">
            <text:p>33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0.16">
            <text:p>−0.1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600000000000001">
            <text:p>−2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97">
            <text:p>−1.97</text:p>
          </table:table-cell>
          <table:table-cell table:style-name="ACE-4" office:value-type="float" office:value="-1.6499999999999999">
            <text:p>−1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4">
            <text:p>34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0.16">
            <text:p>−0.1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600000000000001">
            <text:p>−2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8799999999999999">
            <text:p>−1.88</text:p>
          </table:table-cell>
          <table:table-cell table:style-name="ACE-4" office:value-type="float" office:value="-1.55">
            <text:p>−1.5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6">
            <text:p>36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0.16">
            <text:p>−0.1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600000000000001">
            <text:p>−2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8200000000000001">
            <text:p>−1.82</text:p>
          </table:table-cell>
          <table:table-cell table:style-name="ACE-4" office:value-type="float" office:value="-1.5">
            <text:p>−1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7">
            <text:p>37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0.16">
            <text:p>−0.1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600000000000001">
            <text:p>−2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299999999999999">
            <text:p>−1.63</text:p>
          </table:table-cell>
          <table:table-cell table:style-name="ACE-4" office:value-type="float" office:value="-1.3100000000000001">
            <text:p>−1.3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">
            <text:p>3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17.960000000000001">
            <text:p>−17.96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7.960000000000001">
            <text:p>−17.96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2.0099999999999998">
            <text:p>2.01</text:p>
          </table:table-cell>
          <table:table-cell table:style-name="ACE-4" office:value-type="float" office:value="-19.23">
            <text:p>−19.23</text:p>
          </table:table-cell>
          <table:table-cell table:style-name="ACE-4" office:value-type="float" office:value="-19.550000000000001">
            <text:p>−19.5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2">
            <text:p>12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7.4299999999999997">
            <text:p>−7.4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4299999999999997">
            <text:p>−7.4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2.0099999999999998">
            <text:p>2.01</text:p>
          </table:table-cell>
          <table:table-cell table:style-name="ACE-4" office:value-type="float" office:value="-9">
            <text:p>−9</text:p>
          </table:table-cell>
          <table:table-cell table:style-name="ACE-4" office:value-type="float" office:value="-8.9299999999999997">
            <text:p>−8.9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3">
            <text:p>13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7.5199999999999996">
            <text:p>−7.5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5199999999999996">
            <text:p>−7.52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2.0099999999999998">
            <text:p>2.01</text:p>
          </table:table-cell>
          <table:table-cell table:style-name="ACE-4" office:value-type="float" office:value="-8.8000000000000007">
            <text:p>−8.8</text:p>
          </table:table-cell>
          <table:table-cell table:style-name="ACE-4" office:value-type="float" office:value="-8.8399999999999999">
            <text:p>−8.8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20">
            <text:p>20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4.7000000000000002">
            <text:p>−4.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70000000000000007">
            <text:p>0.07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7000000000000002">
            <text:p>−4.7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2.0099999999999998">
            <text:p>2.01</text:p>
          </table:table-cell>
          <table:table-cell table:style-name="ACE-4" office:value-type="float" office:value="-3.77">
            <text:p>−3.77</text:p>
          </table:table-cell>
          <table:table-cell table:style-name="ACE-4" office:value-type="float" office:value="-3.6400000000000001">
            <text:p>−3.6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25">
            <text:p>25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3.5800000000000001">
            <text:p>−3.5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5800000000000001">
            <text:p>−3.58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2.02">
            <text:p>2.02</text:p>
          </table:table-cell>
          <table:table-cell table:style-name="ACE-4" office:value-type="float" office:value="-3.3100000000000001">
            <text:p>−3.31</text:p>
          </table:table-cell>
          <table:table-cell table:style-name="ACE-4" office:value-type="float" office:value="-3.0600000000000001">
            <text:p>−3.0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0">
            <text:p>30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2.1899999999999999">
            <text:p>−2.19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899999999999999">
            <text:p>−2.1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2.0299999999999998">
            <text:p>2.03</text:p>
          </table:table-cell>
          <table:table-cell table:style-name="ACE-4" office:value-type="float" office:value="-2.8900000000000001">
            <text:p>−2.89</text:p>
          </table:table-cell>
          <table:table-cell table:style-name="ACE-4" office:value-type="float" office:value="-2.5699999999999998">
            <text:p>−2.5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string">
            <text:p>A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9.1799999999999997">
            <text:p>−9.1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9.1799999999999997">
            <text:p>−9.18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2.02">
            <text:p>2.02</text:p>
          </table:table-cell>
          <table:table-cell table:style-name="ACE-4" office:value-type="float" office:value="-10.619999999999999">
            <text:p>−10.62</text:p>
          </table:table-cell>
          <table:table-cell table:style-name="ACE-4" office:value-type="float" office:value="-10.56">
            <text:p>−10.56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3">
            <text:p>3</text:p>
          </table:table-cell>
          <table:table-cell table:style-name="ACE-4" office:value-type="string">
            <text:p>Zeeland N</text:p>
          </table:table-cell>
          <table:table-cell table:style-name="ACE-4" office:value-type="float" office:value="-13.73">
            <text:p>−13.7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3.73">
            <text:p>−13.73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14.880000000000001">
            <text:p>−14.88</text:p>
          </table:table-cell>
          <table:table-cell table:style-name="ACE-4" office:value-type="float" office:value="-15.48">
            <text:p>−15.4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4">
            <text:p>4</text:p>
          </table:table-cell>
          <table:table-cell table:style-name="ACE-4" office:value-type="string">
            <text:p>Zeeland N</text:p>
          </table:table-cell>
          <table:table-cell table:style-name="ACE-4" office:value-type="float" office:value="-13.630000000000001">
            <text:p>−13.6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3.630000000000001">
            <text:p>−13.63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14.380000000000001">
            <text:p>−14.38</text:p>
          </table:table-cell>
          <table:table-cell table:style-name="ACE-4" office:value-type="float" office:value="-14.44">
            <text:p>−14.4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8">
            <text:p>8</text:p>
          </table:table-cell>
          <table:table-cell table:style-name="ACE-4" office:value-type="string">
            <text:p>Zeeland N</text:p>
          </table:table-cell>
          <table:table-cell table:style-name="ACE-4" office:value-type="float" office:value="-8.4499999999999993">
            <text:p>−8.4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4499999999999993">
            <text:p>−8.4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9.7200000000000006">
            <text:p>−9.72</text:p>
          </table:table-cell>
          <table:table-cell table:style-name="ACE-4" office:value-type="float" office:value="-9.9800000000000004">
            <text:p>−9.9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76">
            <text:p>76</text:p>
          </table:table-cell>
          <table:table-cell table:style-name="ACE-4" office:value-type="string">
            <text:p>Zeeland N</text:p>
          </table:table-cell>
          <table:table-cell table:style-name="ACE-4" office:value-type="float" office:value="-8">
            <text:p>−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">
            <text:p>−8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8.5899999999999999">
            <text:p>−8.59</text:p>
          </table:table-cell>
          <table:table-cell table:style-name="ACE-4" office:value-type="float" office:value="-8.8900000000000006">
            <text:p>−8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29">
            <text:p>29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3.1800000000000002">
            <text:p>−3.1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8999999999999999">
            <text:p>1.9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999999999999999">
            <text:p>−1.9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1800000000000002">
            <text:p>−3.18</text:p>
          </table:table-cell>
          <table:table-cell table:style-name="ACE-4" office:value-type="float" office:value="0.22">
            <text:p>0.22</text:p>
          </table:table-cell>
          <table:table-cell table:style-name="ACE-4" office:value-type="float" office:value="1.9199999999999999">
            <text:p>1.92</text:p>
          </table:table-cell>
          <table:table-cell table:style-name="ACE-4" office:value-type="float" office:value="-3.3199999999999998">
            <text:p>−3.32</text:p>
          </table:table-cell>
          <table:table-cell table:style-name="ACE-4" office:value-type="float" office:value="-3.1000000000000001">
            <text:p>−3.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10">
            <text:p>10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7.6200000000000001">
            <text:p>−7.6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6200000000000001">
            <text:p>−7.6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8.1899999999999995">
            <text:p>−8.19</text:p>
          </table:table-cell>
          <table:table-cell table:style-name="ACE-4" office:value-type="float" office:value="-8.2899999999999991">
            <text:p>−8.2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11">
            <text:p>11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7.5599999999999996">
            <text:p>−7.56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5599999999999996">
            <text:p>−7.5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7.8700000000000001">
            <text:p>−7.87</text:p>
          </table:table-cell>
          <table:table-cell table:style-name="ACE-4" office:value-type="float" office:value="-7.96">
            <text:p>−7.9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18">
            <text:p>18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4.4400000000000004">
            <text:p>−4.4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4400000000000004">
            <text:p>−4.44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4.2599999999999998">
            <text:p>−4.26</text:p>
          </table:table-cell>
          <table:table-cell table:style-name="ACE-4" office:value-type="float" office:value="-4.2300000000000004">
            <text:p>−4.2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21">
            <text:p>21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3.7999999999999998">
            <text:p>−3.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7999999999999998">
            <text:p>−3.8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3.98">
            <text:p>−3.98</text:p>
          </table:table-cell>
          <table:table-cell table:style-name="ACE-4" office:value-type="float" office:value="-3.79">
            <text:p>−3.7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25">
            <text:p>25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2.71">
            <text:p>−2.7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71">
            <text:p>−2.71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3.4500000000000002">
            <text:p>−3.45</text:p>
          </table:table-cell>
          <table:table-cell table:style-name="ACE-4" office:value-type="float" office:value="-3.1400000000000001">
            <text:p>−3.1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26">
            <text:p>26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1.8300000000000001">
            <text:p>−1.8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300000000000001">
            <text:p>−1.83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2.8100000000000001">
            <text:p>−2.81</text:p>
          </table:table-cell>
          <table:table-cell table:style-name="ACE-4" office:value-type="float" office:value="-2.48">
            <text:p>−2.4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27">
            <text:p>27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2.0099999999999998">
            <text:p>−2.0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0099999999999998">
            <text:p>−2.01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2.7400000000000002">
            <text:p>−2.74</text:p>
          </table:table-cell>
          <table:table-cell table:style-name="ACE-4" office:value-type="float" office:value="-2.3199999999999998">
            <text:p>−2.32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36">
            <text:p>136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1.800000000000001">
            <text:p>−11.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2.800000000000001">
            <text:p>−12.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3.35">
            <text:p>−13.35</text:p>
          </table:table-cell>
          <table:table-cell table:style-name="ACE-4" office:value-type="float" office:value="-13.25">
            <text:p>−13.2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37">
            <text:p>137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1.15">
            <text:p>−11.1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2.15">
            <text:p>−12.1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2.06">
            <text:p>−12.06</text:p>
          </table:table-cell>
          <table:table-cell table:style-name="ACE-4" office:value-type="float" office:value="-12.300000000000001">
            <text:p>−12.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38">
            <text:p>13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0.75">
            <text:p>−10.7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75">
            <text:p>−11.7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1.81">
            <text:p>−11.81</text:p>
          </table:table-cell>
          <table:table-cell table:style-name="ACE-4" office:value-type="float" office:value="-11.74">
            <text:p>−11.7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39">
            <text:p>13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0.390000000000001">
            <text:p>−10.39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390000000000001">
            <text:p>−11.3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1.720000000000001">
            <text:p>−11.72</text:p>
          </table:table-cell>
          <table:table-cell table:style-name="ACE-4" office:value-type="float" office:value="-11.640000000000001">
            <text:p>−11.6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0">
            <text:p>14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0.34">
            <text:p>−10.3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34">
            <text:p>−11.3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1.029999999999999">
            <text:p>−11.03</text:p>
          </table:table-cell>
          <table:table-cell table:style-name="ACE-4" office:value-type="float" office:value="-10.970000000000001">
            <text:p>−10.9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1">
            <text:p>141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0.08">
            <text:p>−10.0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08">
            <text:p>−11.0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1.48">
            <text:p>−11.48</text:p>
          </table:table-cell>
          <table:table-cell table:style-name="ACE-4" office:value-type="float" office:value="-11.41">
            <text:p>−11.4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9">
            <text:p>15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9.5700000000000003">
            <text:p>−9.57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0.57">
            <text:p>−10.5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0.69">
            <text:p>−10.69</text:p>
          </table:table-cell>
          <table:table-cell table:style-name="ACE-4" office:value-type="float" office:value="-10.630000000000001">
            <text:p>−10.6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0">
            <text:p>16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9.0999999999999996">
            <text:p>−9.1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0.1">
            <text:p>−10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0.59">
            <text:p>−10.59</text:p>
          </table:table-cell>
          <table:table-cell table:style-name="ACE-4" office:value-type="float" office:value="-10.529999999999999">
            <text:p>−10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1">
            <text:p>161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9.0600000000000005">
            <text:p>−9.0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0.06">
            <text:p>−10.0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9.9399999999999995">
            <text:p>−9.94</text:p>
          </table:table-cell>
          <table:table-cell table:style-name="ACE-4" office:value-type="float" office:value="-10.140000000000001">
            <text:p>−10.1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4">
            <text:p>174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0.62">
            <text:p>−0.62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6200000000000001">
            <text:p>−1.62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1.8100000000000001">
            <text:p>−1.81</text:p>
          </table:table-cell>
          <table:table-cell table:style-name="ACE-4" office:value-type="float" office:value="-1.95">
            <text:p>−1.9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5">
            <text:p>175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0.93999999999999995">
            <text:p>−0.9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399999999999999">
            <text:p>−1.94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1.95">
            <text:p>−1.95</text:p>
          </table:table-cell>
          <table:table-cell table:style-name="ACE-4" office:value-type="float" office:value="-1.99">
            <text:p>−1.9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7">
            <text:p>177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27">
            <text:p>−1.27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7">
            <text:p>−2.27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2.2599999999999998">
            <text:p>−2.26</text:p>
          </table:table-cell>
          <table:table-cell table:style-name="ACE-4" office:value-type="float" office:value="-2.29">
            <text:p>−2.2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8">
            <text:p>17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6000000000000001">
            <text:p>−1.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6000000000000001">
            <text:p>−2.6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2.5699999999999998">
            <text:p>−2.57</text:p>
          </table:table-cell>
          <table:table-cell table:style-name="ACE-4" office:value-type="float" office:value="-2.5899999999999999">
            <text:p>−2.5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82">
            <text:p>182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48">
            <text:p>−1.4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48">
            <text:p>−2.48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2.48">
            <text:p>−2.48</text:p>
          </table:table-cell>
          <table:table-cell table:style-name="ACE-4" office:value-type="float" office:value="-2.4900000000000002">
            <text:p>−2.4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88">
            <text:p>18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6499999999999999">
            <text:p>−1.6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6499999999999999">
            <text:p>−2.65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2.5">
            <text:p>−2.5</text:p>
          </table:table-cell>
          <table:table-cell table:style-name="ACE-4" office:value-type="float" office:value="-2.6499999999999999">
            <text:p>−2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90">
            <text:p>19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0.91000000000000003">
            <text:p>−0.91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099999999999999">
            <text:p>−1.91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2.25">
            <text:p>−2.25</text:p>
          </table:table-cell>
          <table:table-cell table:style-name="ACE-4" office:value-type="float" office:value="-2.3900000000000001">
            <text:p>−2.3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6">
            <text:p>6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0.75">
            <text:p>−0.7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1499999999999999">
            <text:p>−1.1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1699999999999999">
            <text:p>−1.17</text:p>
          </table:table-cell>
          <table:table-cell table:style-name="ACE-4" office:value-type="float" office:value="-1.27">
            <text:p>−1.2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80">
            <text:p>8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2.75">
            <text:p>−2.7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75">
            <text:p>−3.7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3.5800000000000001">
            <text:p>−3.58</text:p>
          </table:table-cell>
          <table:table-cell table:style-name="ACE-4" office:value-type="float" office:value="-3.71">
            <text:p>−3.7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28">
            <text:p>2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1499999999999999">
            <text:p>−1.1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1499999999999999">
            <text:p>−1.1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-1.49">
            <text:p>−1.49</text:p>
          </table:table-cell>
          <table:table-cell table:style-name="ACE-4" office:value-type="float" office:value="-1.6000000000000001">
            <text:p>−1.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29">
            <text:p>2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3.3100000000000001">
            <text:p>−3.3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3100000000000001">
            <text:p>−3.31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3.6600000000000001">
            <text:p>−3.66</text:p>
          </table:table-cell>
          <table:table-cell table:style-name="ACE-4" office:value-type="float" office:value="-3.5">
            <text:p>−3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37">
            <text:p>37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3.2400000000000002">
            <text:p>−3.2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2400000000000002">
            <text:p>−3.24</text:p>
          </table:table-cell>
          <table:table-cell table:style-name="ACE-4" office:value-type="float" office:value="0.16">
            <text:p>0.16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-3.2000000000000002">
            <text:p>−3.2</text:p>
          </table:table-cell>
          <table:table-cell table:style-name="ACE-4" office:value-type="float" office:value="-3.3300000000000001">
            <text:p>−3.3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38">
            <text:p>3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2.6699999999999999">
            <text:p>−2.6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6699999999999999">
            <text:p>−2.67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-2.8399999999999999">
            <text:p>−2.84</text:p>
          </table:table-cell>
          <table:table-cell table:style-name="ACE-4" office:value-type="float" office:value="-2.8599999999999999">
            <text:p>−2.8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39">
            <text:p>3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97">
            <text:p>−1.9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7">
            <text:p>−1.97</text:p>
          </table:table-cell>
          <table:table-cell table:style-name="ACE-4" office:value-type="float" office:value="0.16">
            <text:p>0.16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-2.2599999999999998">
            <text:p>−2.26</text:p>
          </table:table-cell>
          <table:table-cell table:style-name="ACE-4" office:value-type="float" office:value="-2.2999999999999998">
            <text:p>−2.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4">
            <text:p>144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6.1299999999999999">
            <text:p>−6.1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1299999999999999">
            <text:p>−6.13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5.1100000000000003">
            <text:p>−5.11</text:p>
          </table:table-cell>
          <table:table-cell table:style-name="ACE-4" office:value-type="float" office:value="-5.1699999999999999">
            <text:p>−5.1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5">
            <text:p>145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5.9400000000000004">
            <text:p>−5.9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9400000000000004">
            <text:p>−5.94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9900000000000002">
            <text:p>−4.99</text:p>
          </table:table-cell>
          <table:table-cell table:style-name="ACE-4" office:value-type="float" office:value="-5.0599999999999996">
            <text:p>−5.0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7">
            <text:p>147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5.75">
            <text:p>−5.7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75">
            <text:p>−5.7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79">
            <text:p>−4.79</text:p>
          </table:table-cell>
          <table:table-cell table:style-name="ACE-4" office:value-type="float" office:value="-4.8700000000000001">
            <text:p>−4.8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9">
            <text:p>14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5.4400000000000004">
            <text:p>−5.4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4400000000000004">
            <text:p>−5.44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9199999999999999">
            <text:p>−4.92</text:p>
          </table:table-cell>
          <table:table-cell table:style-name="ACE-4" office:value-type="float" office:value="-5">
            <text:p>−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0">
            <text:p>15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5.2699999999999996">
            <text:p>−5.2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2699999999999996">
            <text:p>−5.27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7000000000000002">
            <text:p>−4.7</text:p>
          </table:table-cell>
          <table:table-cell table:style-name="ACE-4" office:value-type="float" office:value="-4.79">
            <text:p>−4.7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1">
            <text:p>151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4.8399999999999999">
            <text:p>−4.8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8399999999999999">
            <text:p>−4.84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3099999999999996">
            <text:p>−4.31</text:p>
          </table:table-cell>
          <table:table-cell table:style-name="ACE-4" office:value-type="float" office:value="-4.4100000000000001">
            <text:p>−4.4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2">
            <text:p>152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4.4699999999999998">
            <text:p>−4.4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4699999999999998">
            <text:p>−4.47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1299999999999999">
            <text:p>−4.13</text:p>
          </table:table-cell>
          <table:table-cell table:style-name="ACE-4" office:value-type="float" office:value="-4.2400000000000002">
            <text:p>−4.2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3">
            <text:p>153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4">
            <text:p>−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">
            <text:p>−4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3.7999999999999998">
            <text:p>−3.8</text:p>
          </table:table-cell>
          <table:table-cell table:style-name="ACE-4" office:value-type="float" office:value="-3.9199999999999999">
            <text:p>−3.9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4">
            <text:p>154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3.71">
            <text:p>−3.7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71">
            <text:p>−3.71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3.6699999999999999">
            <text:p>−3.67</text:p>
          </table:table-cell>
          <table:table-cell table:style-name="ACE-4" office:value-type="float" office:value="-3.79">
            <text:p>−3.7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5">
            <text:p>155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3.3599999999999999">
            <text:p>−3.36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3599999999999999">
            <text:p>−3.36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3.6800000000000002">
            <text:p>−3.68</text:p>
          </table:table-cell>
          <table:table-cell table:style-name="ACE-4" office:value-type="float" office:value="-3.7999999999999998">
            <text:p>−3.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6">
            <text:p>166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6.54">
            <text:p>−6.5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54">
            <text:p>−6.54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5.4299999999999997">
            <text:p>−5.43</text:p>
          </table:table-cell>
          <table:table-cell table:style-name="ACE-4" office:value-type="float" office:value="-5.4800000000000004">
            <text:p>−5.4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7">
            <text:p>167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2.6200000000000001">
            <text:p>−2.6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6200000000000001">
            <text:p>−2.6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2.7200000000000002">
            <text:p>−2.72</text:p>
          </table:table-cell>
          <table:table-cell table:style-name="ACE-4" office:value-type="float" office:value="-2.8599999999999999">
            <text:p>−2.8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8">
            <text:p>16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2.3799999999999999">
            <text:p>−2.3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3799999999999999">
            <text:p>−2.38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2.3100000000000001">
            <text:p>−2.31</text:p>
          </table:table-cell>
          <table:table-cell table:style-name="ACE-4" office:value-type="float" office:value="-2.4399999999999999">
            <text:p>−2.4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9">
            <text:p>16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2.0099999999999998">
            <text:p>−2.0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0099999999999998">
            <text:p>−2.01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2.3300000000000001">
            <text:p>−2.33</text:p>
          </table:table-cell>
          <table:table-cell table:style-name="ACE-4" office:value-type="float" office:value="-2.25">
            <text:p>−2.2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0">
            <text:p>17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8">
            <text:p>−1.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2.1099999999999999">
            <text:p>−2.11</text:p>
          </table:table-cell>
          <table:table-cell table:style-name="ACE-4" office:value-type="float" office:value="-2.2400000000000002">
            <text:p>−2.2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1">
            <text:p>171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5">
            <text:p>−1.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5">
            <text:p>−1.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1.78">
            <text:p>−1.78</text:p>
          </table:table-cell>
          <table:table-cell table:style-name="ACE-4" office:value-type="float" office:value="-1.8200000000000001">
            <text:p>−1.8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2">
            <text:p>172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5">
            <text:p>−1.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5">
            <text:p>−1.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1.53">
            <text:p>−1.53</text:p>
          </table:table-cell>
          <table:table-cell table:style-name="ACE-4" office:value-type="float" office:value="-1.6499999999999999">
            <text:p>−1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80">
            <text:p>18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99">
            <text:p>−1.99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9">
            <text:p>−1.99</text:p>
          </table:table-cell>
          <table:table-cell table:style-name="ACE-4" office:value-type="float" office:value="0.070000000000000007">
            <text:p>0.07</text:p>
          </table:table-cell>
          <table:table-cell table:style-name="ACE-4" office:value-type="float" office:value="1.02">
            <text:p>1.02</text:p>
          </table:table-cell>
          <table:table-cell table:style-name="ACE-4" office:value-type="float" office:value="-2.52">
            <text:p>−2.52</text:p>
          </table:table-cell>
          <table:table-cell table:style-name="ACE-4" office:value-type="float" office:value="-2.6699999999999999">
            <text:p>−2.6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96">
            <text:p>196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8.75">
            <text:p>−8.7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75">
            <text:p>−8.7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9.6999999999999993">
            <text:p>−9.7</text:p>
          </table:table-cell>
          <table:table-cell table:style-name="ACE-4" office:value-type="float" office:value="-9.7100000000000009">
            <text:p>−9.7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22">
            <text:p>22</text:p>
          </table:table-cell>
          <table:table-cell table:style-name="ACE-4" office:value-type="string">
            <text:p>Noord-Holland N</text:p>
          </table:table-cell>
          <table:table-cell table:style-name="ACE-4" office:value-type="float" office:value="-4.7199999999999998">
            <text:p>−4.7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75">
            <text:p>0.7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75">
            <text:p>−0.7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7199999999999998">
            <text:p>−4.7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-5.4100000000000001">
            <text:p>−5.41</text:p>
          </table:table-cell>
          <table:table-cell table:style-name="ACE-4" office:value-type="float" office:value="-5.6699999999999999">
            <text:p>−5.6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66">
            <text:p>66</text:p>
          </table:table-cell>
          <table:table-cell table:style-name="ACE-4" office:value-type="string">
            <text:p>Noord-Holland N</text:p>
          </table:table-cell>
          <table:table-cell table:style-name="ACE-4" office:value-type="float" office:value="-7.2199999999999998">
            <text:p>−7.2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2199999999999998">
            <text:p>−7.22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0.64000000000000001">
            <text:p>0.64</text:p>
          </table:table-cell>
          <table:table-cell table:style-name="ACE-4" office:value-type="float" office:value="-7.3499999999999996">
            <text:p>−7.35</text:p>
          </table:table-cell>
          <table:table-cell table:style-name="ACE-4" office:value-type="float" office:value="-7.5599999999999996">
            <text:p>−7.5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18">
            <text:p>118</text:p>
          </table:table-cell>
          <table:table-cell table:style-name="ACE-4" office:value-type="string">
            <text:p>Noord-Holland N</text:p>
          </table:table-cell>
          <table:table-cell table:style-name="ACE-4" office:value-type="float" office:value="-12.6">
            <text:p>−12.6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75">
            <text:p>0.7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75">
            <text:p>−0.7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2.6">
            <text:p>−12.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78000000000000003">
            <text:p>0.78</text:p>
          </table:table-cell>
          <table:table-cell table:style-name="ACE-4" office:value-type="float" office:value="-14.42">
            <text:p>−14.42</text:p>
          </table:table-cell>
          <table:table-cell table:style-name="ACE-4" office:value-type="float" office:value="-14.52">
            <text:p>−14.5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2">
            <text:p>2</text:p>
          </table:table-cell>
          <table:table-cell table:style-name="ACE-4" office:value-type="string">
            <text:p>Noord-Holland S</text:p>
          </table:table-cell>
          <table:table-cell table:style-name="ACE-4" office:value-type="float" office:value="-14.25">
            <text:p>−14.2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4.5">
            <text:p>−14.5</text:p>
          </table:table-cell>
          <table:table-cell table:style-name="ACE-4" office:value-type="float" office:value="0.55000000000000004">
            <text:p>0.55</text:p>
          </table:table-cell>
          <table:table-cell table:style-name="ACE-4" office:value-type="float" office:value="0.55000000000000004">
            <text:p>0.55</text:p>
          </table:table-cell>
          <table:table-cell table:style-name="ACE-4" office:value-type="float" office:value="-13.81">
            <text:p>−13.81</text:p>
          </table:table-cell>
          <table:table-cell table:style-name="ACE-4" office:value-type="float" office:value="-13.82">
            <text:p>−13.8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3">
            <text:p>3</text:p>
          </table:table-cell>
          <table:table-cell table:style-name="ACE-4" office:value-type="string">
            <text:p>Noord-Holland S</text:p>
          </table:table-cell>
          <table:table-cell table:style-name="ACE-4" office:value-type="float" office:value="-4.1500000000000004">
            <text:p>−4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4.5499999999999998">
            <text:p>−4.55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-4.3099999999999996">
            <text:p>−4.31</text:p>
          </table:table-cell>
          <table:table-cell table:style-name="ACE-4" office:value-type="float" office:value="-4.4699999999999998">
            <text:p>−4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26">
            <text:p>26</text:p>
          </table:table-cell>
          <table:table-cell table:style-name="ACE-4" office:value-type="string">
            <text:p>Noord-Holland S</text:p>
          </table:table-cell>
          <table:table-cell table:style-name="ACE-4" office:value-type="float" office:value="-16.199999999999999">
            <text:p>−16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6.449999999999999">
            <text:p>−16.45</text:p>
          </table:table-cell>
          <table:table-cell table:style-name="ACE-4" office:value-type="float" office:value="0.17000000000000001">
            <text:p>0.17</text:p>
          </table:table-cell>
          <table:table-cell table:style-name="ACE-4" office:value-type="float" office:value="0.17000000000000001">
            <text:p>0.17</text:p>
          </table:table-cell>
          <table:table-cell table:style-name="ACE-4" office:value-type="float" office:value="-17.82">
            <text:p>−17.82</text:p>
          </table:table-cell>
          <table:table-cell table:style-name="ACE-4" office:value-type="float" office:value="-17.809999999999999">
            <text:p>−17.81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Northern_Netherlands</text:p>
          </table:table-cell>
          <table:table-cell table:style-name="ACE-4" office:value-type="float" office:value="100">
            <text:p>100</text:p>
          </table:table-cell>
          <table:table-cell table:style-name="ACE-4" office:value-type="string">
            <text:p>Dutch north coast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6000000000000001">
            <text:p>−1.6</text:p>
          </table:table-cell>
          <table:table-cell table:style-name="ACE-4" office:value-type="float" office:value="0.38">
            <text:p>0.38</text:p>
          </table:table-cell>
          <table:table-cell table:style-name="ACE-4" office:value-type="float" office:value="0.38">
            <text:p>0.38</text:p>
          </table:table-cell>
          <table:table-cell table:style-name="ACE-4" office:value-type="float" office:value="-1.97">
            <text:p>−1.97</text:p>
          </table:table-cell>
          <table:table-cell table:style-name="ACE-4" office:value-type="float" office:value="-2.25">
            <text:p>−2.2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ern_Netherlands</text:p>
          </table:table-cell>
          <table:table-cell table:style-name="ACE-4" office:value-type="float" office:value="121">
            <text:p>121</text:p>
          </table:table-cell>
          <table:table-cell table:style-name="ACE-4" office:value-type="string">
            <text:p>Dutch north coast</text:p>
          </table:table-cell>
          <table:table-cell table:style-name="ACE-4" office:value-type="float" office:value="-7.0499999999999998">
            <text:p>−7.0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0499999999999998">
            <text:p>−7.05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7.8600000000000003">
            <text:p>−7.86</text:p>
          </table:table-cell>
          <table:table-cell table:style-name="ACE-4" office:value-type="float" office:value="-8.5999999999999996">
            <text:p>−8.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ern_Netherlands</text:p>
          </table:table-cell>
          <table:table-cell table:style-name="ACE-4" office:value-type="float" office:value="122">
            <text:p>122</text:p>
          </table:table-cell>
          <table:table-cell table:style-name="ACE-4" office:value-type="string">
            <text:p>Dutch north coast</text:p>
          </table:table-cell>
          <table:table-cell table:style-name="ACE-4" office:value-type="float" office:value="-4.3099999999999996">
            <text:p>−4.3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3099999999999996">
            <text:p>−4.31</text:p>
          </table:table-cell>
          <table:table-cell table:style-name="ACE-4" office:value-type="float" office:value="0.16">
            <text:p>0.16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5.8099999999999996">
            <text:p>−5.81</text:p>
          </table:table-cell>
          <table:table-cell table:style-name="ACE-4" office:value-type="float" office:value="-6.4900000000000002">
            <text:p>−6.4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ern_Netherlands</text:p>
          </table:table-cell>
          <table:table-cell table:style-name="ACE-4" office:value-type="float" office:value="18">
            <text:p>18</text:p>
          </table:table-cell>
          <table:table-cell table:style-name="ACE-4" office:value-type="string">
            <text:p>Dutch north coast</text:p>
          </table:table-cell>
          <table:table-cell table:style-name="ACE-4" office:value-type="float" office:value="-1.9199999999999999">
            <text:p>−1.9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199999999999999">
            <text:p>−1.92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0.64000000000000001">
            <text:p>0.64</text:p>
          </table:table-cell>
          <table:table-cell table:style-name="ACE-4" office:value-type="float" office:value="-3.0600000000000001">
            <text:p>−3.06</text:p>
          </table:table-cell>
          <table:table-cell table:style-name="ACE-4" office:value-type="float" office:value="-3.4700000000000002">
            <text:p>−3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ern_Netherlands</text:p>
          </table:table-cell>
          <table:table-cell table:style-name="ACE-4" office:value-type="float" office:value="19">
            <text:p>19</text:p>
          </table:table-cell>
          <table:table-cell table:style-name="ACE-4" office:value-type="string">
            <text:p>Dutch north coast</text:p>
          </table:table-cell>
          <table:table-cell table:style-name="ACE-4" office:value-type="float" office:value="-0.93999999999999995">
            <text:p>−0.9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93999999999999995">
            <text:p>−0.94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0.64000000000000001">
            <text:p>0.64</text:p>
          </table:table-cell>
          <table:table-cell table:style-name="ACE-4" office:value-type="float" office:value="-2.4900000000000002">
            <text:p>−2.49</text:p>
          </table:table-cell>
          <table:table-cell table:style-name="ACE-4" office:value-type="float" office:value="-2.8399999999999999">
            <text:p>−2.84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12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6.0899999999999999">
            <text:p>−6.0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8899999999999997">
            <text:p>−6.8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5.8200000000000003">
            <text:p>−5.82</text:p>
          </table:table-cell>
          <table:table-cell table:style-name="ACE-4" office:value-type="float" office:value="-5.9900000000000002">
            <text:p>−5.9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 13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6.7199999999999998">
            <text:p>−6.7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5199999999999996">
            <text:p>−7.5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1900000000000004">
            <text:p>−6.19</text:p>
          </table:table-cell>
          <table:table-cell table:style-name="ACE-4" office:value-type="float" office:value="-6.3600000000000003">
            <text:p>−6.3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 14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7.0800000000000001">
            <text:p>−7.0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8799999999999999">
            <text:p>−7.8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4299999999999997">
            <text:p>−6.43</text:p>
          </table:table-cell>
          <table:table-cell table:style-name="ACE-4" office:value-type="float" office:value="-6.5800000000000001">
            <text:p>−6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 15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7.5599999999999996">
            <text:p>−7.5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3599999999999994">
            <text:p>−8.3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8399999999999999">
            <text:p>−6.84</text:p>
          </table:table-cell>
          <table:table-cell table:style-name="ACE-4" office:value-type="float" office:value="-6.9900000000000002">
            <text:p>−6.9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 23/25/26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9.3399999999999999">
            <text:p>−9.3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0.140000000000001">
            <text:p>−10.1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9.8699999999999992">
            <text:p>−9.87</text:p>
          </table:table-cell>
          <table:table-cell table:style-name="ACE-4" office:value-type="float" office:value="-9.9700000000000006">
            <text:p>−9.9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 27/28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9.1899999999999995">
            <text:p>−9.1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9.9900000000000002">
            <text:p>−9.9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9.7400000000000002">
            <text:p>−9.74</text:p>
          </table:table-cell>
          <table:table-cell table:style-name="ACE-4" office:value-type="float" office:value="-9.8499999999999996">
            <text:p>−9.8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77">
            <text:p>77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6.1500000000000004">
            <text:p>−6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9500000000000002">
            <text:p>−6.95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6.4299999999999997">
            <text:p>−6.43</text:p>
          </table:table-cell>
          <table:table-cell table:style-name="ACE-4" office:value-type="float" office:value="-6.5499999999999998">
            <text:p>−6.5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78">
            <text:p>78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5.1500000000000004">
            <text:p>−5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9500000000000002">
            <text:p>−5.95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5.75">
            <text:p>−5.75</text:p>
          </table:table-cell>
          <table:table-cell table:style-name="ACE-4" office:value-type="float" office:value="-6">
            <text:p>−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8">
            <text:p>8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6799999999999997">
            <text:p>−4.6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6799999999999997">
            <text:p>−4.68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0.64000000000000001">
            <text:p>0.64</text:p>
          </table:table-cell>
          <table:table-cell table:style-name="ACE-4" office:value-type="float" office:value="-5.1699999999999999">
            <text:p>−5.17</text:p>
          </table:table-cell>
          <table:table-cell table:style-name="ACE-4" office:value-type="float" office:value="-5.4400000000000004">
            <text:p>−5.4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2">
            <text:p>12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">
            <text:p>−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4">
            <text:p>−4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0.26000000000000001">
            <text:p>0.26</text:p>
          </table:table-cell>
          <table:table-cell table:style-name="ACE-4" office:value-type="float" office:value="-4.3200000000000003">
            <text:p>−4.32</text:p>
          </table:table-cell>
          <table:table-cell table:style-name="ACE-4" office:value-type="float" office:value="-4.5800000000000001">
            <text:p>−4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3">
            <text:p>13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1299999999999999">
            <text:p>−4.1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4.1299999999999999">
            <text:p>−4.13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0.27000000000000002">
            <text:p>0.27</text:p>
          </table:table-cell>
          <table:table-cell table:style-name="ACE-4" office:value-type="float" office:value="-4.3499999999999996">
            <text:p>−4.35</text:p>
          </table:table-cell>
          <table:table-cell table:style-name="ACE-4" office:value-type="float" office:value="-4.6100000000000003">
            <text:p>−4.6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4">
            <text:p>14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4199999999999999">
            <text:p>−4.4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4199999999999999">
            <text:p>−4.4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66000000000000003">
            <text:p>0.66</text:p>
          </table:table-cell>
          <table:table-cell table:style-name="ACE-4" office:value-type="float" office:value="-5.2400000000000002">
            <text:p>−5.24</text:p>
          </table:table-cell>
          <table:table-cell table:style-name="ACE-4" office:value-type="float" office:value="-5.5199999999999996">
            <text:p>−5.5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5">
            <text:p>15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8099999999999996">
            <text:p>−4.8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8099999999999996">
            <text:p>−4.81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83999999999999997">
            <text:p>0.84</text:p>
          </table:table-cell>
          <table:table-cell table:style-name="ACE-4" office:value-type="float" office:value="-5.25">
            <text:p>−5.25</text:p>
          </table:table-cell>
          <table:table-cell table:style-name="ACE-4" office:value-type="float" office:value="-5.5300000000000002">
            <text:p>−5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6">
            <text:p>16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9299999999999997">
            <text:p>−4.9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9299999999999997">
            <text:p>−4.9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83999999999999997">
            <text:p>0.84</text:p>
          </table:table-cell>
          <table:table-cell table:style-name="ACE-4" office:value-type="float" office:value="-5.2999999999999998">
            <text:p>−5.3</text:p>
          </table:table-cell>
          <table:table-cell table:style-name="ACE-4" office:value-type="float" office:value="-5.5800000000000001">
            <text:p>−5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7">
            <text:p>17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5.1900000000000004">
            <text:p>−5.19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1900000000000004">
            <text:p>−5.19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83999999999999997">
            <text:p>0.84</text:p>
          </table:table-cell>
          <table:table-cell table:style-name="ACE-4" office:value-type="float" office:value="-5.3300000000000001">
            <text:p>−5.33</text:p>
          </table:table-cell>
          <table:table-cell table:style-name="ACE-4" office:value-type="float" office:value="-5.6100000000000003">
            <text:p>−5.6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8">
            <text:p>18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5.3799999999999999">
            <text:p>−5.3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3799999999999999">
            <text:p>−5.38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83999999999999997">
            <text:p>0.84</text:p>
          </table:table-cell>
          <table:table-cell table:style-name="ACE-4" office:value-type="float" office:value="-5.3700000000000001">
            <text:p>−5.37</text:p>
          </table:table-cell>
          <table:table-cell table:style-name="ACE-4" office:value-type="float" office:value="-5.6500000000000004">
            <text:p>−5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9">
            <text:p>19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5.7300000000000004">
            <text:p>−5.7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7300000000000004">
            <text:p>−5.7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83999999999999997">
            <text:p>0.84</text:p>
          </table:table-cell>
          <table:table-cell table:style-name="ACE-4" office:value-type="float" office:value="-5.8099999999999996">
            <text:p>−5.81</text:p>
          </table:table-cell>
          <table:table-cell table:style-name="ACE-4" office:value-type="float" office:value="-6.04">
            <text:p>−6.0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B2 22/23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2.3700000000000001">
            <text:p>−2.3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.3700000000000001">
            <text:p>−2.37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-2.8100000000000001">
            <text:p>−2.81</text:p>
          </table:table-cell>
          <table:table-cell table:style-name="ACE-4" office:value-type="float" office:value="-3.0299999999999998">
            <text:p>−3.0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3 24/25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2.8599999999999999">
            <text:p>−2.86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.8599999999999999">
            <text:p>−2.8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-3.1600000000000001">
            <text:p>−3.16</text:p>
          </table:table-cell>
          <table:table-cell table:style-name="ACE-4" office:value-type="float" office:value="-3.3999999999999999">
            <text:p>−3.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C4 28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3.8900000000000001">
            <text:p>−3.89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3.8900000000000001">
            <text:p>−3.89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-4.3600000000000003">
            <text:p>−4.36</text:p>
          </table:table-cell>
          <table:table-cell table:style-name="ACE-4" office:value-type="float" office:value="-4.6299999999999999">
            <text:p>−4.6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D1 32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6799999999999997">
            <text:p>−4.6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40000000000000002">
            <text:p>−0.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4.6799999999999997">
            <text:p>−4.68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41999999999999998">
            <text:p>0.42</text:p>
          </table:table-cell>
          <table:table-cell table:style-name="ACE-4" office:value-type="float" office:value="-4.8700000000000001">
            <text:p>−4.87</text:p>
          </table:table-cell>
          <table:table-cell table:style-name="ACE-4" office:value-type="float" office:value="-5.1399999999999997">
            <text:p>−5.14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0">
            <text:p>90</text:p>
          </table:table-cell>
          <table:table-cell table:style-name="ACE-4" office:value-type="string">
            <text:p>Emden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">
            <text:p>−1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98999999999999999">
            <text:p>−0.99</text:p>
          </table:table-cell>
          <table:table-cell table:style-name="ACE-4" office:value-type="float" office:value="-1.1000000000000001">
            <text:p>−1.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7">
            <text:p>17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0.66">
            <text:p>−10.6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2.16">
            <text:p>−12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2.15">
            <text:p>−12.15</text:p>
          </table:table-cell>
          <table:table-cell table:style-name="ACE-4" office:value-type="float" office:value="-12.779999999999999">
            <text:p>−12.7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8">
            <text:p>18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9.9199999999999999">
            <text:p>−9.9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42">
            <text:p>−11.4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0.619999999999999">
            <text:p>−10.62</text:p>
          </table:table-cell>
          <table:table-cell table:style-name="ACE-4" office:value-type="float" office:value="-11.220000000000001">
            <text:p>−11.2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5">
            <text:p>25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5.9400000000000004">
            <text:p>−5.9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4400000000000004">
            <text:p>−7.4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7.1200000000000001">
            <text:p>−7.12</text:p>
          </table:table-cell>
          <table:table-cell table:style-name="ACE-4" office:value-type="float" office:value="-7.4199999999999999">
            <text:p>−7.4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8">
            <text:p>48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7">
            <text:p>−1.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2000000000000002">
            <text:p>−3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1200000000000001">
            <text:p>−2.12</text:p>
          </table:table-cell>
          <table:table-cell table:style-name="ACE-4" office:value-type="float" office:value="-2.3599999999999999">
            <text:p>−2.3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9">
            <text:p>49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2">
            <text:p>−1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7000000000000002">
            <text:p>−2.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98">
            <text:p>−1.98</text:p>
          </table:table-cell>
          <table:table-cell table:style-name="ACE-4" office:value-type="float" office:value="-2.21">
            <text:p>−2.2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0">
            <text:p>50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2">
            <text:p>−1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7000000000000002">
            <text:p>−2.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97">
            <text:p>−1.97</text:p>
          </table:table-cell>
          <table:table-cell table:style-name="ACE-4" office:value-type="float" office:value="-2.2000000000000002">
            <text:p>−2.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5">
            <text:p>45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3600000000000001">
            <text:p>−1.3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8599999999999999">
            <text:p>−2.8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2400000000000002">
            <text:p>−2.24</text:p>
          </table:table-cell>
          <table:table-cell table:style-name="ACE-4" office:value-type="float" office:value="-2.5099999999999998">
            <text:p>−2.5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6">
            <text:p>46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7">
            <text:p>−1.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2000000000000002">
            <text:p>−3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1699999999999999">
            <text:p>−2.17</text:p>
          </table:table-cell>
          <table:table-cell table:style-name="ACE-4" office:value-type="float" office:value="-2.4199999999999999">
            <text:p>−2.4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7">
            <text:p>47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6599999999999999">
            <text:p>−1.6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1600000000000001">
            <text:p>−3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1299999999999999">
            <text:p>−2.13</text:p>
          </table:table-cell>
          <table:table-cell table:style-name="ACE-4" office:value-type="float" office:value="-2.3799999999999999">
            <text:p>−2.3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1">
            <text:p>51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999999999999998">
            <text:p>−2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96">
            <text:p>−1.96</text:p>
          </table:table-cell>
          <table:table-cell table:style-name="ACE-4" office:value-type="float" office:value="-2.1899999999999999">
            <text:p>−2.1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1">
            <text:p>61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69999999999999996">
            <text:p>−0.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000000000000002">
            <text:p>−2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700000000000001">
            <text:p>−1.57</text:p>
          </table:table-cell>
          <table:table-cell table:style-name="ACE-4" office:value-type="float" office:value="-1.76">
            <text:p>−1.7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3">
            <text:p>53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">
            <text:p>−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5">
            <text:p>−2.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399999999999999">
            <text:p>−1.64</text:p>
          </table:table-cell>
          <table:table-cell table:style-name="ACE-4" office:value-type="float" office:value="-1.8500000000000001">
            <text:p>−1.8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6">
            <text:p>56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999999999999998">
            <text:p>−2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700000000000001">
            <text:p>−1.57</text:p>
          </table:table-cell>
          <table:table-cell table:style-name="ACE-4" office:value-type="float" office:value="-1.77">
            <text:p>−1.7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7">
            <text:p>57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999999999999998">
            <text:p>−2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3">
            <text:p>−1.53</text:p>
          </table:table-cell>
          <table:table-cell table:style-name="ACE-4" office:value-type="float" office:value="-1.72">
            <text:p>−1.7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5">
            <text:p>95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10000000000000001">
            <text:p>−0.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6000000000000001">
            <text:p>−1.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85999999999999999">
            <text:p>−0.86</text:p>
          </table:table-cell>
          <table:table-cell table:style-name="ACE-4" office:value-type="float" office:value="-0.96999999999999997">
            <text:p>−0.9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6">
            <text:p>96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34999999999999998">
            <text:p>−0.3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500000000000001">
            <text:p>−1.8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79000000000000004">
            <text:p>−0.79</text:p>
          </table:table-cell>
          <table:table-cell table:style-name="ACE-4" office:value-type="float" office:value="-0.89000000000000001">
            <text:p>−0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7">
            <text:p>97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5">
            <text:p>−0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81000000000000005">
            <text:p>−0.81</text:p>
          </table:table-cell>
          <table:table-cell table:style-name="ACE-4" office:value-type="float" office:value="-0.92000000000000004">
            <text:p>−0.9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5">
            <text:p>15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2.4">
            <text:p>−12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3.9">
            <text:p>−13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3.550000000000001">
            <text:p>−13.55</text:p>
          </table:table-cell>
          <table:table-cell table:style-name="ACE-4" office:value-type="float" office:value="-13.289999999999999">
            <text:p>−13.2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2">
            <text:p>52</text:p>
          </table:table-cell>
          <table:table-cell table:style-name="ACE-4" office:value-type="string">
            <text:p>Westdorf</text:p>
          </table:table-cell>
          <table:table-cell table:style-name="ACE-4" office:value-type="float" office:value="-1">
            <text:p>−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">
            <text:p>1.3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999999999999998">
            <text:p>−2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72">
            <text:p>−1.72</text:p>
          </table:table-cell>
          <table:table-cell table:style-name="ACE-4" office:value-type="float" office:value="-1.8600000000000001">
            <text:p>−1.8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">
            <text:p>5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29">
            <text:p>−29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0.5">
            <text:p>−30.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9.690000000000001">
            <text:p>−29.69</text:p>
          </table:table-cell>
          <table:table-cell table:style-name="ACE-4" office:value-type="float" office:value="-29.899999999999999">
            <text:p>−29.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4">
            <text:p>44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90000000000000002">
            <text:p>−0.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3999999999999999">
            <text:p>−2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5600000000000001">
            <text:p>−2.56</text:p>
          </table:table-cell>
          <table:table-cell table:style-name="ACE-4" office:value-type="float" office:value="-2.5600000000000001">
            <text:p>−2.5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4">
            <text:p>64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29999999999999999">
            <text:p>−0.3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599999999999999">
            <text:p>−1.66</text:p>
          </table:table-cell>
          <table:table-cell table:style-name="ACE-4" office:value-type="float" office:value="-1.6499999999999999">
            <text:p>−1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0">
            <text:p>60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999999999999998">
            <text:p>−2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199999999999999">
            <text:p>−1.42</text:p>
          </table:table-cell>
          <table:table-cell table:style-name="ACE-4" office:value-type="float" office:value="-1.47">
            <text:p>−1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3">
            <text:p>63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34999999999999998">
            <text:p>−0.3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500000000000001">
            <text:p>−1.8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100000000000001">
            <text:p>−1.61</text:p>
          </table:table-cell>
          <table:table-cell table:style-name="ACE-4" office:value-type="float" office:value="-1.6799999999999999">
            <text:p>−1.6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5">
            <text:p>65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29999999999999999">
            <text:p>−0.3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4">
            <text:p>−1.54</text:p>
          </table:table-cell>
          <table:table-cell table:style-name="ACE-4" office:value-type="float" office:value="-1.5800000000000001">
            <text:p>−1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8">
            <text:p>68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3">
            <text:p>−1.53</text:p>
          </table:table-cell>
          <table:table-cell table:style-name="ACE-4" office:value-type="float" office:value="-1.6000000000000001">
            <text:p>−1.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9">
            <text:p>69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">
            <text:p>0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5">
            <text:p>−1.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2">
            <text:p>−1.52</text:p>
          </table:table-cell>
          <table:table-cell table:style-name="ACE-4" office:value-type="float" office:value="-1.52">
            <text:p>−1.5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1">
            <text:p>71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14999999999999999">
            <text:p>−0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6499999999999999">
            <text:p>−1.6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2">
            <text:p>−1.52</text:p>
          </table:table-cell>
          <table:table-cell table:style-name="ACE-4" office:value-type="float" office:value="-1.5900000000000001">
            <text:p>−1.5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4">
            <text:p>74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6000000000000001">
            <text:p>1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1000000000000001">
            <text:p>−1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">
            <text:p>−1.5</text:p>
          </table:table-cell>
          <table:table-cell table:style-name="ACE-4" office:value-type="float" office:value="-1.53">
            <text:p>−1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6">
            <text:p>76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.45000000000000001">
            <text:p>0.4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05">
            <text:p>−1.0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7">
            <text:p>−1.47</text:p>
          </table:table-cell>
          <table:table-cell table:style-name="ACE-4" office:value-type="float" office:value="-1.45">
            <text:p>−1.4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6">
            <text:p>86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1">
            <text:p>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40000000000000002">
            <text:p>−0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98999999999999999">
            <text:p>−0.99</text:p>
          </table:table-cell>
          <table:table-cell table:style-name="ACE-4" office:value-type="float" office:value="-1">
            <text:p>−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7">
            <text:p>87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90000000000000002">
            <text:p>−0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89000000000000001">
            <text:p>−0.89</text:p>
          </table:table-cell>
          <table:table-cell table:style-name="ACE-4" office:value-type="float" office:value="-0.89000000000000001">
            <text:p>−0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8">
            <text:p>88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90000000000000002">
            <text:p>−0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89000000000000001">
            <text:p>−0.89</text:p>
          </table:table-cell>
          <table:table-cell table:style-name="ACE-4" office:value-type="float" office:value="-0.89000000000000001">
            <text:p>−0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9">
            <text:p>89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90000000000000002">
            <text:p>−0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93999999999999995">
            <text:p>−0.94</text:p>
          </table:table-cell>
          <table:table-cell table:style-name="ACE-4" office:value-type="float" office:value="-0.93000000000000005">
            <text:p>−0.9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8">
            <text:p>98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5">
            <text:p>−0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6000000000000001">
            <text:p>1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000000000000001">
            <text:p>−2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92000000000000004">
            <text:p>−0.92</text:p>
          </table:table-cell>
          <table:table-cell table:style-name="ACE-4" office:value-type="float" office:value="-0.90000000000000002">
            <text:p>−0.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">
            <text:p>9</text:p>
          </table:table-cell>
          <table:table-cell table:style-name="ACE-4" office:value-type="string">
            <text:p>Scharhörn</text:p>
          </table:table-cell>
          <table:table-cell table:style-name="ACE-4" office:value-type="float" office:value="-24.399999999999999">
            <text:p>−24.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5.899999999999999">
            <text:p>−25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6.239999999999998">
            <text:p>−26.24</text:p>
          </table:table-cell>
          <table:table-cell table:style-name="ACE-4" office:value-type="float" office:value="-25.579999999999998">
            <text:p>−25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">
            <text:p>10</text:p>
          </table:table-cell>
          <table:table-cell table:style-name="ACE-4" office:value-type="string">
            <text:p>Scharhörn</text:p>
          </table:table-cell>
          <table:table-cell table:style-name="ACE-4" office:value-type="float" office:value="-24.34">
            <text:p>−24.3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5.84">
            <text:p>−25.8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5.41">
            <text:p>−25.41</text:p>
          </table:table-cell>
          <table:table-cell table:style-name="ACE-4" office:value-type="float" office:value="-25.66">
            <text:p>−25.6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">
            <text:p>11</text:p>
          </table:table-cell>
          <table:table-cell table:style-name="ACE-4" office:value-type="string">
            <text:p>Scharhörn</text:p>
          </table:table-cell>
          <table:table-cell table:style-name="ACE-4" office:value-type="float" office:value="-21.309999999999999">
            <text:p>−21.31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2.809999999999999">
            <text:p>−22.8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3.32">
            <text:p>−23.32</text:p>
          </table:table-cell>
          <table:table-cell table:style-name="ACE-4" office:value-type="float" office:value="-23.550000000000001">
            <text:p>−23.5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3">
            <text:p>113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1.04">
            <text:p>1.0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46000000000000002">
            <text:p>−0.4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13">
            <text:p>−0.13</text:p>
          </table:table-cell>
          <table:table-cell table:style-name="ACE-4" office:value-type="float" office:value="-0.13">
            <text:p>−0.1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4">
            <text:p>114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1.25">
            <text:p>1.2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25">
            <text:p>−0.2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070000000000000007">
            <text:p>−0.07</text:p>
          </table:table-cell>
          <table:table-cell table:style-name="ACE-4" office:value-type="float" office:value="-0.080000000000000002">
            <text:p>−0.0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5">
            <text:p>115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1.3">
            <text:p>1.3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040000000000000001">
            <text:p>−0.04</text:p>
          </table:table-cell>
          <table:table-cell table:style-name="ACE-4" office:value-type="float" office:value="-0.040000000000000001">
            <text:p>−0.0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6">
            <text:p>116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1.3700000000000001">
            <text:p>1.37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13">
            <text:p>−0.1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6">
            <text:p>16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11.5">
            <text:p>−11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6000000000000001">
            <text:p>1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3.1">
            <text:p>−13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5.630000000000001">
            <text:p>−15.63</text:p>
          </table:table-cell>
          <table:table-cell table:style-name="ACE-4" office:value-type="float" office:value="-15.93">
            <text:p>−15.9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7">
            <text:p>27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5.9699999999999998">
            <text:p>−5.9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6000000000000001">
            <text:p>1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5700000000000003">
            <text:p>−7.5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5">
            <text:p>−6.5</text:p>
          </table:table-cell>
          <table:table-cell table:style-name="ACE-4" office:value-type="float" office:value="-6.7300000000000004">
            <text:p>−6.7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1">
            <text:p>41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4500000000000002">
            <text:p>−2.4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9399999999999999">
            <text:p>−2.94</text:p>
          </table:table-cell>
          <table:table-cell table:style-name="ACE-4" office:value-type="float" office:value="-3.1099999999999999">
            <text:p>−3.1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5">
            <text:p>55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69999999999999996">
            <text:p>−0.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5">
            <text:p>−2.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72">
            <text:p>−1.72</text:p>
          </table:table-cell>
          <table:table-cell table:style-name="ACE-4" office:value-type="float" office:value="-1.8300000000000001">
            <text:p>−1.8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4">
            <text:p>54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75">
            <text:p>−0.7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5499999999999998">
            <text:p>−2.5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499999999999999">
            <text:p>−1.65</text:p>
          </table:table-cell>
          <table:table-cell table:style-name="ACE-4" office:value-type="float" office:value="-1.76">
            <text:p>−1.7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6">
            <text:p>66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25">
            <text:p>−0.2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75">
            <text:p>−1.7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900000000000001">
            <text:p>−1.59</text:p>
          </table:table-cell>
          <table:table-cell table:style-name="ACE-4" office:value-type="float" office:value="-1.6899999999999999">
            <text:p>−1.6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2">
            <text:p>62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29999999999999999">
            <text:p>−0.3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000000000000001">
            <text:p>−2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900000000000001">
            <text:p>−1.59</text:p>
          </table:table-cell>
          <table:table-cell table:style-name="ACE-4" office:value-type="float" office:value="-1.6899999999999999">
            <text:p>−1.6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2">
            <text:p>72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14999999999999999">
            <text:p>−0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5">
            <text:p>−1.9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5">
            <text:p>−1.55</text:p>
          </table:table-cell>
          <table:table-cell table:style-name="ACE-4" office:value-type="float" office:value="-1.6399999999999999">
            <text:p>−1.6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7">
            <text:p>77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34999999999999998">
            <text:p>0.3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45">
            <text:p>−1.4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6">
            <text:p>−1.46</text:p>
          </table:table-cell>
          <table:table-cell table:style-name="ACE-4" office:value-type="float" office:value="-1.55">
            <text:p>−1.5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9">
            <text:p>79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">
            <text:p>−1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099999999999999">
            <text:p>−1.41</text:p>
          </table:table-cell>
          <table:table-cell table:style-name="ACE-4" office:value-type="float" office:value="-1.5">
            <text:p>−1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0">
            <text:p>80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65000000000000002">
            <text:p>0.6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1499999999999999">
            <text:p>−1.1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099999999999999">
            <text:p>−1.41</text:p>
          </table:table-cell>
          <table:table-cell table:style-name="ACE-4" office:value-type="float" office:value="-1.5">
            <text:p>−1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1">
            <text:p>81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3200000000000001">
            <text:p>−1.32</text:p>
          </table:table-cell>
          <table:table-cell table:style-name="ACE-4" office:value-type="float" office:value="-1.3999999999999999">
            <text:p>−1.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2">
            <text:p>82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999999999999999">
            <text:p>−1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3200000000000001">
            <text:p>−1.32</text:p>
          </table:table-cell>
          <table:table-cell table:style-name="ACE-4" office:value-type="float" office:value="-1.3999999999999999">
            <text:p>−1.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3">
            <text:p>83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999999999999999">
            <text:p>−1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28">
            <text:p>−1.28</text:p>
          </table:table-cell>
          <table:table-cell table:style-name="ACE-4" office:value-type="float" office:value="-1.3600000000000001">
            <text:p>−1.3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4">
            <text:p>34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3.2000000000000002">
            <text:p>−3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">
            <text:p>−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5">
            <text:p>−5</text:p>
          </table:table-cell>
          <table:table-cell table:style-name="ACE-4" office:value-type="float" office:value="-5.1600000000000001">
            <text:p>−5.1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2">
            <text:p>42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0.22">
            <text:p>−0.2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02">
            <text:p>−2.0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8300000000000001">
            <text:p>−2.83</text:p>
          </table:table-cell>
          <table:table-cell table:style-name="ACE-4" office:value-type="float" office:value="-3.0499999999999998">
            <text:p>−3.0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3">
            <text:p>43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1.8">
            <text:p>−1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6000000000000001">
            <text:p>−3.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5099999999999998">
            <text:p>−2.51</text:p>
          </table:table-cell>
          <table:table-cell table:style-name="ACE-4" office:value-type="float" office:value="-2.7200000000000002">
            <text:p>−2.7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7">
            <text:p>67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-1.8200000000000001">
            <text:p>−1.8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9">
            <text:p>59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3999999999999999">
            <text:p>−2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000000000000001">
            <text:p>−1.6</text:p>
          </table:table-cell>
          <table:table-cell table:style-name="ACE-4" office:value-type="float" office:value="-1.72">
            <text:p>−1.7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8">
            <text:p>78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999999999999999">
            <text:p>−1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199999999999999">
            <text:p>−1.42</text:p>
          </table:table-cell>
          <table:table-cell table:style-name="ACE-4" office:value-type="float" office:value="-1.52">
            <text:p>−1.5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1">
            <text:p>91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">
            <text:p>−1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03">
            <text:p>−1.03</text:p>
          </table:table-cell>
          <table:table-cell table:style-name="ACE-4" office:value-type="float" office:value="-1.1000000000000001">
            <text:p>−1.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3">
            <text:p>13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12.779999999999999">
            <text:p>−12.7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2.779999999999999">
            <text:p>−12.78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8100000000000001">
            <text:p>1.81</text:p>
          </table:table-cell>
          <table:table-cell table:style-name="ACE-4" office:value-type="float" office:value="-17.210000000000001">
            <text:p>−17.21</text:p>
          </table:table-cell>
          <table:table-cell table:style-name="ACE-4" office:value-type="float" office:value="-17.579999999999998">
            <text:p>−17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">
            <text:p>6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-24.23">
            <text:p>−24.23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5.629999999999999">
            <text:p>−25.63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-25.390000000000001">
            <text:p>−25.39</text:p>
          </table:table-cell>
          <table:table-cell table:style-name="ACE-4" office:value-type="float" office:value="-25.739999999999998">
            <text:p>−25.7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">
            <text:p>7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-23.600000000000001">
            <text:p>−23.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5">
            <text:p>−25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-26.43">
            <text:p>−26.43</text:p>
          </table:table-cell>
          <table:table-cell table:style-name="ACE-4" office:value-type="float" office:value="-26.789999999999999">
            <text:p>−26.7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">
            <text:p>8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-23.16">
            <text:p>−23.1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4.559999999999999">
            <text:p>−24.56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-24.219999999999999">
            <text:p>−24.22</text:p>
          </table:table-cell>
          <table:table-cell table:style-name="ACE-4" office:value-type="float" office:value="-24.559999999999999">
            <text:p>−24.5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4">
            <text:p>84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">
            <text:p>−1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3100000000000001">
            <text:p>−1.31</text:p>
          </table:table-cell>
          <table:table-cell table:style-name="ACE-4" office:value-type="float" office:value="-1.3">
            <text:p>−1.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5">
            <text:p>85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2">
            <text:p>−1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1399999999999999">
            <text:p>−1.14</text:p>
          </table:table-cell>
          <table:table-cell table:style-name="ACE-4" office:value-type="float" office:value="-1.21">
            <text:p>−1.2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1">
            <text:p>111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1.1499999999999999">
            <text:p>1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">
            <text:p>1.3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14999999999999999">
            <text:p>−0.1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0999999999999998">
            <text:p>−0.41</text:p>
          </table:table-cell>
          <table:table-cell table:style-name="ACE-4" office:value-type="float" office:value="-0.44">
            <text:p>−0.4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0">
            <text:p>110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0.85999999999999999">
            <text:p>0.8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">
            <text:p>1.3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44">
            <text:p>−0.4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8999999999999999">
            <text:p>−0.49</text:p>
          </table:table-cell>
          <table:table-cell table:style-name="ACE-4" office:value-type="float" office:value="-0.53000000000000003">
            <text:p>−0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3">
            <text:p>73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080000000000000002">
            <text:p>0.0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1200000000000001">
            <text:p>−1.1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800000000000001">
            <text:p>−1.58</text:p>
          </table:table-cell>
          <table:table-cell table:style-name="ACE-4" office:value-type="float" office:value="-1.73">
            <text:p>−1.7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3">
            <text:p>93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-0.02">
            <text:p>−0.0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22">
            <text:p>−1.2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0600000000000001">
            <text:p>−1.06</text:p>
          </table:table-cell>
          <table:table-cell table:style-name="ACE-4" office:value-type="float" office:value="-1.1599999999999999">
            <text:p>−1.1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9">
            <text:p>99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81000000000000005">
            <text:p>−0.81</text:p>
          </table:table-cell>
          <table:table-cell table:style-name="ACE-4" office:value-type="float" office:value="-0.89000000000000001">
            <text:p>−0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0">
            <text:p>100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-0.050000000000000003">
            <text:p>−0.0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25">
            <text:p>−1.2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53000000000000003">
            <text:p>−0.53</text:p>
          </table:table-cell>
          <table:table-cell table:style-name="ACE-4" office:value-type="float" office:value="-0.58999999999999997">
            <text:p>−0.5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1">
            <text:p>101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1000000000000001">
            <text:p>−1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56999999999999995">
            <text:p>−0.57</text:p>
          </table:table-cell>
          <table:table-cell table:style-name="ACE-4" office:value-type="float" office:value="-0.63">
            <text:p>−0.6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2">
            <text:p>102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52000000000000002">
            <text:p>−0.52</text:p>
          </table:table-cell>
          <table:table-cell table:style-name="ACE-4" office:value-type="float" office:value="-0.56999999999999995">
            <text:p>−0.5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4">
            <text:p>104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54000000000000004">
            <text:p>0.5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66000000000000003">
            <text:p>−0.6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6999999999999997">
            <text:p>−0.47</text:p>
          </table:table-cell>
          <table:table-cell table:style-name="ACE-4" office:value-type="float" office:value="-0.51000000000000001">
            <text:p>−0.5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5">
            <text:p>105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58999999999999997">
            <text:p>0.5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60999999999999999">
            <text:p>−0.6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5000000000000001">
            <text:p>−0.45</text:p>
          </table:table-cell>
          <table:table-cell table:style-name="ACE-4" office:value-type="float" office:value="-0.5">
            <text:p>−0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6">
            <text:p>106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79000000000000004">
            <text:p>0.7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40999999999999998">
            <text:p>−0.4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39000000000000001">
            <text:p>−0.39</text:p>
          </table:table-cell>
          <table:table-cell table:style-name="ACE-4" office:value-type="float" office:value="-0.42999999999999999">
            <text:p>−0.4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7">
            <text:p>107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93999999999999995">
            <text:p>0.9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26000000000000001">
            <text:p>−0.2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2999999999999999">
            <text:p>−0.43</text:p>
          </table:table-cell>
          <table:table-cell table:style-name="ACE-4" office:value-type="float" office:value="-0.46999999999999997">
            <text:p>−0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8">
            <text:p>108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98999999999999999">
            <text:p>0.9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20999999999999999">
            <text:p>−0.2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6999999999999997">
            <text:p>−0.47</text:p>
          </table:table-cell>
          <table:table-cell table:style-name="ACE-4" office:value-type="float" office:value="-0.52000000000000002">
            <text:p>−0.5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9">
            <text:p>109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98999999999999999">
            <text:p>0.9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20999999999999999">
            <text:p>−0.2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2999999999999999">
            <text:p>−0.43</text:p>
          </table:table-cell>
          <table:table-cell table:style-name="ACE-4" office:value-type="float" office:value="-0.46999999999999997">
            <text:p>−0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0">
            <text:p>70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-0.11">
            <text:p>−0.1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1000000000000001">
            <text:p>1.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21">
            <text:p>−1.2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299999999999999">
            <text:p>−1.63</text:p>
          </table:table-cell>
          <table:table-cell table:style-name="ACE-4" office:value-type="float" office:value="-1.8100000000000001">
            <text:p>−1.8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5">
            <text:p>75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-0.10000000000000001">
            <text:p>−0.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1000000000000001">
            <text:p>1.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2">
            <text:p>−1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72">
            <text:p>−1.72</text:p>
          </table:table-cell>
          <table:table-cell table:style-name="ACE-4" office:value-type="float" office:value="-1.8899999999999999">
            <text:p>−1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3">
            <text:p>103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27000000000000002">
            <text:p>0.2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1000000000000001">
            <text:p>1.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82999999999999996">
            <text:p>−0.8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7999999999999998">
            <text:p>−0.48</text:p>
          </table:table-cell>
          <table:table-cell table:style-name="ACE-4" office:value-type="float" office:value="-0.54000000000000004">
            <text:p>−0.5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4">
            <text:p>14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12.369999999999999">
            <text:p>−12.3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4.17">
            <text:p>−14.1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7.050000000000001">
            <text:p>−17.05</text:p>
          </table:table-cell>
          <table:table-cell table:style-name="ACE-4" office:value-type="float" office:value="-17.460000000000001">
            <text:p>−17.4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2">
            <text:p>12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14.32">
            <text:p>−14.3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6.120000000000001">
            <text:p>−16.1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6.460000000000001">
            <text:p>−16.46</text:p>
          </table:table-cell>
          <table:table-cell table:style-name="ACE-4" office:value-type="float" office:value="-16.809999999999999">
            <text:p>−16.8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1">
            <text:p>21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6.5499999999999998">
            <text:p>−6.5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3499999999999996">
            <text:p>−8.3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8.3499999999999996">
            <text:p>−8.35</text:p>
          </table:table-cell>
          <table:table-cell table:style-name="ACE-4" office:value-type="float" office:value="-8.7799999999999994">
            <text:p>−8.7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2">
            <text:p>22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5.9199999999999999">
            <text:p>−5.9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7199999999999998">
            <text:p>−7.7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8.1999999999999993">
            <text:p>−8.2</text:p>
          </table:table-cell>
          <table:table-cell table:style-name="ACE-4" office:value-type="float" office:value="-8.5800000000000001">
            <text:p>−8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3">
            <text:p>23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7.0499999999999998">
            <text:p>−7.0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8499999999999996">
            <text:p>−8.8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7.7699999999999996">
            <text:p>−7.77</text:p>
          </table:table-cell>
          <table:table-cell table:style-name="ACE-4" office:value-type="float" office:value="-8.1899999999999995">
            <text:p>−8.1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4">
            <text:p>24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7.0999999999999996">
            <text:p>−7.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9000000000000004">
            <text:p>−8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7.3300000000000001">
            <text:p>−7.33</text:p>
          </table:table-cell>
          <table:table-cell table:style-name="ACE-4" office:value-type="float" office:value="-7.71">
            <text:p>−7.7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8">
            <text:p>28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5.7400000000000002">
            <text:p>−5.7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54">
            <text:p>−7.5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4000000000000004">
            <text:p>−6.4</text:p>
          </table:table-cell>
          <table:table-cell table:style-name="ACE-4" office:value-type="float" office:value="-6.7400000000000002">
            <text:p>−6.7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6">
            <text:p>26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7.1799999999999997">
            <text:p>−7.1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9800000000000004">
            <text:p>−8.9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5599999999999996">
            <text:p>−6.56</text:p>
          </table:table-cell>
          <table:table-cell table:style-name="ACE-4" office:value-type="float" office:value="-6.9100000000000001">
            <text:p>−6.9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0">
            <text:p>30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4.6500000000000004">
            <text:p>−4.6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4500000000000002">
            <text:p>−6.4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29">
            <text:p>−6.29</text:p>
          </table:table-cell>
          <table:table-cell table:style-name="ACE-4" office:value-type="float" office:value="-6.5">
            <text:p>−6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1">
            <text:p>31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4.4299999999999997">
            <text:p>−4.43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2300000000000004">
            <text:p>−6.2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5.5599999999999996">
            <text:p>−5.56</text:p>
          </table:table-cell>
          <table:table-cell table:style-name="ACE-4" office:value-type="float" office:value="-5.9100000000000001">
            <text:p>−5.9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3">
            <text:p>33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3.6000000000000001">
            <text:p>−3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4000000000000004">
            <text:p>−5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5.3099999999999996">
            <text:p>−5.31</text:p>
          </table:table-cell>
          <table:table-cell table:style-name="ACE-4" office:value-type="float" office:value="-5.3899999999999997">
            <text:p>−5.3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5">
            <text:p>35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2.2200000000000002">
            <text:p>−2.2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0199999999999996">
            <text:p>−4.0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4.6299999999999999">
            <text:p>−4.63</text:p>
          </table:table-cell>
          <table:table-cell table:style-name="ACE-4" office:value-type="float" office:value="-4.9400000000000004">
            <text:p>−4.9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6">
            <text:p>36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0.92000000000000004">
            <text:p>−0.9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7200000000000002">
            <text:p>−2.7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4.0899999999999999">
            <text:p>−4.09</text:p>
          </table:table-cell>
          <table:table-cell table:style-name="ACE-4" office:value-type="float" office:value="-4.3600000000000003">
            <text:p>−4.3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7">
            <text:p>37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2.3199999999999998">
            <text:p>−2.3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1200000000000001">
            <text:p>−4.1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4.0599999999999996">
            <text:p>−4.06</text:p>
          </table:table-cell>
          <table:table-cell table:style-name="ACE-4" office:value-type="float" office:value="-4.0499999999999998">
            <text:p>−4.0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8">
            <text:p>38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1.1899999999999999">
            <text:p>−1.1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9900000000000002">
            <text:p>−2.9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3.4700000000000002">
            <text:p>−3.47</text:p>
          </table:table-cell>
          <table:table-cell table:style-name="ACE-4" office:value-type="float" office:value="-3.7000000000000002">
            <text:p>−3.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9">
            <text:p>39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0.73999999999999999">
            <text:p>−0.7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54">
            <text:p>−2.5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3.2599999999999998">
            <text:p>−3.26</text:p>
          </table:table-cell>
          <table:table-cell table:style-name="ACE-4" office:value-type="float" office:value="-3.4900000000000002">
            <text:p>−3.4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0.17999999999999999">
            <text:p>−0.1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8">
            <text:p>−1.9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3.3100000000000001">
            <text:p>−3.31</text:p>
          </table:table-cell>
          <table:table-cell table:style-name="ACE-4" office:value-type="float" office:value="-3.5299999999999998">
            <text:p>−3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8">
            <text:p>58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4500000000000002">
            <text:p>−2.4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499999999999999">
            <text:p>−1.65</text:p>
          </table:table-cell>
          <table:table-cell table:style-name="ACE-4" office:value-type="float" office:value="-1.78">
            <text:p>−1.7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2">
            <text:p>92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999999999999999">
            <text:p>−1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1000000000000001">
            <text:p>−1.1</text:p>
          </table:table-cell>
          <table:table-cell table:style-name="ACE-4" office:value-type="float" office:value="-1.1799999999999999">
            <text:p>−1.1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4">
            <text:p>94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75">
            <text:p>−1.7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01">
            <text:p>−1.01</text:p>
          </table:table-cell>
          <table:table-cell table:style-name="ACE-4" office:value-type="float" office:value="-1.0900000000000001">
            <text:p>−1.0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2">
            <text:p>112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999999999999999">
            <text:p>−1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23000000000000001">
            <text:p>−0.23</text:p>
          </table:table-cell>
          <table:table-cell table:style-name="ACE-4" office:value-type="float" office:value="-0.25">
            <text:p>−0.2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9">
            <text:p>19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7.4199999999999999">
            <text:p>−7.4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4199999999999999">
            <text:p>−7.4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8100000000000001">
            <text:p>1.81</text:p>
          </table:table-cell>
          <table:table-cell table:style-name="ACE-4" office:value-type="float" office:value="-8.9299999999999997">
            <text:p>−8.93</text:p>
          </table:table-cell>
          <table:table-cell table:style-name="ACE-4" office:value-type="float" office:value="-8.7400000000000002">
            <text:p>−8.7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0">
            <text:p>20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6.7300000000000004">
            <text:p>−6.7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7300000000000004">
            <text:p>−6.7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8100000000000001">
            <text:p>1.81</text:p>
          </table:table-cell>
          <table:table-cell table:style-name="ACE-4" office:value-type="float" office:value="-9.4700000000000006">
            <text:p>−9.47</text:p>
          </table:table-cell>
          <table:table-cell table:style-name="ACE-4" office:value-type="float" office:value="-9.9100000000000001">
            <text:p>−9.91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1">
            <text:p>1</text:p>
          </table:table-cell>
          <table:table-cell table:style-name="ACE-4" office:value-type="string">
            <text:p>Dogger bank</text:p>
          </table:table-cell>
          <table:table-cell table:style-name="ACE-4" office:value-type="float" office:value="-46">
            <text:p>−4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6.600000000000001">
            <text:p>−46.6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7.189999999999998">
            <text:p>−37.19</text:p>
          </table:table-cell>
          <table:table-cell table:style-name="ACE-4" office:value-type="float" office:value="-37.189999999999998">
            <text:p>−37.1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35">
            <text:p>235</text:p>
          </table:table-cell>
          <table:table-cell table:style-name="ACE-4" office:value-type="string">
            <text:p>Elbe palaeovalley (N)</text:p>
          </table:table-cell>
          <table:table-cell table:style-name="ACE-4" office:value-type="float" office:value="-38.280000000000001">
            <text:p>−38.2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8.880000000000003">
            <text:p>−38.8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5.729999999999997">
            <text:p>−35.73</text:p>
          </table:table-cell>
          <table:table-cell table:style-name="ACE-4" office:value-type="float" office:value="-35.729999999999997">
            <text:p>−35.7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35">
            <text:p>235</text:p>
          </table:table-cell>
          <table:table-cell table:style-name="ACE-4" office:value-type="string">
            <text:p>Elbe palaeovalley (N)</text:p>
          </table:table-cell>
          <table:table-cell table:style-name="ACE-4" office:value-type="float" office:value="-38.380000000000003">
            <text:p>−38.3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8.979999999999997">
            <text:p>−38.9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7.649999999999999">
            <text:p>−37.65</text:p>
          </table:table-cell>
          <table:table-cell table:style-name="ACE-4" office:value-type="float" office:value="-37.649999999999999">
            <text:p>−37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45">
            <text:p>245</text:p>
          </table:table-cell>
          <table:table-cell table:style-name="ACE-4" office:value-type="string">
            <text:p>Elbe palaeovalley (N)</text:p>
          </table:table-cell>
          <table:table-cell table:style-name="ACE-4" office:value-type="float" office:value="-46.100000000000001">
            <text:p>−46.1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6.700000000000003">
            <text:p>−46.7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6.93">
            <text:p>−46.93</text:p>
          </table:table-cell>
          <table:table-cell table:style-name="ACE-4" office:value-type="float" office:value="-46.93">
            <text:p>−46.9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34">
            <text:p>234</text:p>
          </table:table-cell>
          <table:table-cell table:style-name="ACE-4" office:value-type="string">
            <text:p>Elbe palaeovalley (N)</text:p>
          </table:table-cell>
          <table:table-cell table:style-name="ACE-4" office:value-type="float" office:value="-42.899999999999999">
            <text:p>−42.9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3.5">
            <text:p>−43.5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4.530000000000001">
            <text:p>−44.53</text:p>
          </table:table-cell>
          <table:table-cell table:style-name="ACE-4" office:value-type="float" office:value="-44.530000000000001">
            <text:p>−44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Gauss 1987/5</text:p>
          </table:table-cell>
          <table:table-cell table:style-name="ACE-4" office:value-type="string">
            <text:p>Elbe palaeovalley (N)</text:p>
          </table:table-cell>
          <table:table-cell table:style-name="ACE-4" office:value-type="float" office:value="-48.140000000000001">
            <text:p>−48.1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8.740000000000002">
            <text:p>−48.7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7.630000000000003">
            <text:p>−47.63</text:p>
          </table:table-cell>
          <table:table-cell table:style-name="ACE-4" office:value-type="float" office:value="-47.630000000000003">
            <text:p>−47.6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172">
            <text:p>172</text:p>
          </table:table-cell>
          <table:table-cell table:style-name="ACE-4" office:value-type="string">
            <text:p>Northern grounds</text:p>
          </table:table-cell>
          <table:table-cell table:style-name="ACE-4" office:value-type="float" office:value="-37.579999999999998">
            <text:p>−37.5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8.18">
            <text:p>−38.1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6.350000000000001">
            <text:p>−36.35</text:p>
          </table:table-cell>
          <table:table-cell table:style-name="ACE-4" office:value-type="float" office:value="-36.350000000000001">
            <text:p>−36.3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BSK VC-15</text:p>
          </table:table-cell>
          <table:table-cell table:style-name="ACE-4" office:value-type="string">
            <text:p>Northern grounds</text:p>
          </table:table-cell>
          <table:table-cell table:style-name="ACE-4" office:value-type="float" office:value="-33.460000000000001">
            <text:p>−33.4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4.159999999999997">
            <text:p>−34.16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5.509999999999998">
            <text:p>−35.51</text:p>
          </table:table-cell>
          <table:table-cell table:style-name="ACE-4" office:value-type="float" office:value="-35.509999999999998">
            <text:p>−35.5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BSK VC-21</text:p>
          </table:table-cell>
          <table:table-cell table:style-name="ACE-4" office:value-type="string">
            <text:p>Northern grounds</text:p>
          </table:table-cell>
          <table:table-cell table:style-name="ACE-4" office:value-type="float" office:value="-36.659999999999997">
            <text:p>−36.6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7.359999999999999">
            <text:p>−37.36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0.020000000000003">
            <text:p>−40.02</text:p>
          </table:table-cell>
          <table:table-cell table:style-name="ACE-4" office:value-type="float" office:value="-40.020000000000003">
            <text:p>−40.0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AU04-07-VC</text:p>
          </table:table-cell>
          <table:table-cell table:style-name="ACE-4" office:value-type="string">
            <text:p>Helgoland</text:p>
          </table:table-cell>
          <table:table-cell table:style-name="ACE-4" office:value-type="float" office:value="-24.530000000000001">
            <text:p>−24.53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5.73">
            <text:p>−25.73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28.91">
            <text:p>−28.91</text:p>
          </table:table-cell>
          <table:table-cell table:style-name="ACE-4" office:value-type="float" office:value="-28.91">
            <text:p>−28.9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H 15/2V</text:p>
          </table:table-cell>
          <table:table-cell table:style-name="ACE-4" office:value-type="string">
            <text:p>Elbe palaeovalley (S)</text:p>
          </table:table-cell>
          <table:table-cell table:style-name="ACE-4" office:value-type="float" office:value="-38.450000000000003">
            <text:p>−38.4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90000000000000002">
            <text:p>0.9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9.350000000000001">
            <text:p>−39.35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0.869999999999997">
            <text:p>−40.87</text:p>
          </table:table-cell>
          <table:table-cell table:style-name="ACE-4" office:value-type="float" office:value="-40.869999999999997">
            <text:p>−40.8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H 18/3V</text:p>
          </table:table-cell>
          <table:table-cell table:style-name="ACE-4" office:value-type="string">
            <text:p>Elbe palaeovalley (S)</text:p>
          </table:table-cell>
          <table:table-cell table:style-name="ACE-4" office:value-type="float" office:value="-36.5">
            <text:p>−36.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90000000000000002">
            <text:p>0.9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7.399999999999999">
            <text:p>−37.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8.049999999999997">
            <text:p>−38.05</text:p>
          </table:table-cell>
          <table:table-cell table:style-name="ACE-4" office:value-type="float" office:value="-38.049999999999997">
            <text:p>−38.0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80">
            <text:p>280</text:p>
          </table:table-cell>
          <table:table-cell table:style-name="ACE-4" office:value-type="string">
            <text:p>Elbe palaeovalley (S)</text:p>
          </table:table-cell>
          <table:table-cell table:style-name="ACE-4" office:value-type="float" office:value="-38.049999999999997">
            <text:p>−38.0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90000000000000002">
            <text:p>0.9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8.950000000000003">
            <text:p>−38.95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0.799999999999997">
            <text:p>−40.8</text:p>
          </table:table-cell>
          <table:table-cell table:style-name="ACE-4" office:value-type="float" office:value="-40.799999999999997">
            <text:p>−40.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HE242-14VC</text:p>
          </table:table-cell>
          <table:table-cell table:style-name="ACE-4" office:value-type="string">
            <text:p>E-W shipping route</text:p>
          </table:table-cell>
          <table:table-cell table:style-name="ACE-4" office:value-type="float" office:value="-31.989999999999998">
            <text:p>−31.99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2.990000000000002">
            <text:p>−32.99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2.810000000000002">
            <text:p>−32.81</text:p>
          </table:table-cell>
          <table:table-cell table:style-name="ACE-4" office:value-type="float" office:value="-32.810000000000002">
            <text:p>−32.8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HE242-15VC</text:p>
          </table:table-cell>
          <table:table-cell table:style-name="ACE-4" office:value-type="string">
            <text:p>E-W shipping route</text:p>
          </table:table-cell>
          <table:table-cell table:style-name="ACE-4" office:value-type="float" office:value="-28.539999999999999">
            <text:p>−28.5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9.539999999999999">
            <text:p>−29.5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28.469999999999999">
            <text:p>−28.47</text:p>
          </table:table-cell>
          <table:table-cell table:style-name="ACE-4" office:value-type="float" office:value="-28.469999999999999">
            <text:p>−28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">
            <text:p>2</text:p>
          </table:table-cell>
          <table:table-cell table:style-name="ACE-4" office:value-type="string">
            <text:p>Oyster grounds</text:p>
          </table:table-cell>
          <table:table-cell table:style-name="ACE-4" office:value-type="float" office:value="-42.5">
            <text:p>−42.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3.200000000000003">
            <text:p>−43.2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8.079999999999998">
            <text:p>−38.08</text:p>
          </table:table-cell>
          <table:table-cell table:style-name="ACE-4" office:value-type="float" office:value="-38.079999999999998">
            <text:p>−38.0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2a</text:p>
          </table:table-cell>
          <table:table-cell table:style-name="ACE-4" office:value-type="string">
            <text:p>Oyster grounds</text:p>
          </table:table-cell>
          <table:table-cell table:style-name="ACE-4" office:value-type="float" office:value="-47">
            <text:p>−47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7.700000000000003">
            <text:p>−47.7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8.100000000000001">
            <text:p>−48.1</text:p>
          </table:table-cell>
          <table:table-cell table:style-name="ACE-4" office:value-type="float" office:value="-48.100000000000001">
            <text:p>−48.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5">
            <text:p>5</text:p>
          </table:table-cell>
          <table:table-cell table:style-name="ACE-4" office:value-type="string">
            <text:p>Dutch North Sea west</text:p>
          </table:table-cell>
          <table:table-cell table:style-name="ACE-4" office:value-type="float" office:value="-26">
            <text:p>−2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6.800000000000001">
            <text:p>−26.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28.100000000000001">
            <text:p>−28.1</text:p>
          </table:table-cell>
          <table:table-cell table:style-name="ACE-4" office:value-type="float" office:value="-28.100000000000001">
            <text:p>−28.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6">
            <text:p>6</text:p>
          </table:table-cell>
          <table:table-cell table:style-name="ACE-4" office:value-type="string">
            <text:p>Dutch North Sea west</text:p>
          </table:table-cell>
          <table:table-cell table:style-name="ACE-4" office:value-type="float" office:value="-28">
            <text:p>−2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8.800000000000001">
            <text:p>−28.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28.809999999999999">
            <text:p>−28.81</text:p>
          </table:table-cell>
          <table:table-cell table:style-name="ACE-4" office:value-type="float" office:value="-28.809999999999999">
            <text:p>−28.8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7">
            <text:p>7</text:p>
          </table:table-cell>
          <table:table-cell table:style-name="ACE-4" office:value-type="string">
            <text:p>Dutch North Sea west</text:p>
          </table:table-cell>
          <table:table-cell table:style-name="ACE-4" office:value-type="float" office:value="-33">
            <text:p>−33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3.799999999999997">
            <text:p>−33.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3.200000000000003">
            <text:p>−33.2</text:p>
          </table:table-cell>
          <table:table-cell table:style-name="ACE-4" office:value-type="float" office:value="-33.200000000000003">
            <text:p>−33.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8">
            <text:p>8</text:p>
          </table:table-cell>
          <table:table-cell table:style-name="ACE-4" office:value-type="string">
            <text:p>Dutch North Sea west</text:p>
          </table:table-cell>
          <table:table-cell table:style-name="ACE-4" office:value-type="float" office:value="-35">
            <text:p>−3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5.799999999999997">
            <text:p>−35.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4.609999999999999">
            <text:p>−34.61</text:p>
          </table:table-cell>
          <table:table-cell table:style-name="ACE-4" office:value-type="float" office:value="-34.609999999999999">
            <text:p>−34.61</text:p>
          </table:table-cell>
          <table:table-cell table:number-columns-repeated="241" table:style-name="ACE-4"/>
        </table:table-row>
        <table:table-row table:style-name="AROW-0" table:number-rows-repeated="65291">
          <table:table-cell table:number-columns-repeated="256"/>
        </table:table-row>
        <table:named-expressions>
          <table:named-expression table:name="Sheet_Title" table:expression="of:=&quot;appendix b&quot;" table:base-cell-address="$'appendix b'.$A$1"/>
          <table:named-expression table:name="Print_Area" table:expression="of:=#REF!" table:base-cell-address="$'appendix b'.$A$1"/>
        </table:named-expressions>
        <gnm:selections gnm:cursor-col="0" gnm:cursor-row="1">
          <gnm:selection gnm:start-col="0" gnm:start-row="1" gnm:end-col="0" gnm:end-row="244"/>
        </gnm:selections>
      </table:table>
      <table:table table:name="appendix captions" table:style-name="ta-2" table:print="true">
        <office:forms form:automatic-focus="false" form:apply-design-mode="false">
          <form:form/>
        </office:forms>
        <table:table-column table:default-cell-style-name="ACE-5" table:style-name="ACOL-0" table:number-columns-repeated="2"/>
        <table:table-column table:default-cell-style-name="ACE-5" table:style-name="ACOL-0" table:number-columns-repeated="254"/>
        <table:table-row table:style-name="AROW-2">
          <table:table-cell table:style-name="ACE-5" office:value-type="string">
            <text:p>Appendix captions</text:p>
          </table:table-cell>
          <table:table-cell table:number-columns-repeated="255" table:style-name="ACE-5"/>
        </table:table-row>
        <table:table-row table:style-name="AROW-0" table:number-rows-repeated="2">
          <table:table-cell table:number-columns-repeated="256"/>
        </table:table-row>
        <table:table-row table:style-name="AROW-2">
          <table:table-cell table:style-name="ACE-5" office:value-type="string">
            <text:p>Appendix A: Locations, ages, depths, nature, indicative meaning and sources of reliable sea-level</text:p>
          </table:table-cell>
          <table:table-cell table:number-columns-repeated="255" table:style-name="ACE-5"/>
        </table:table-row>
        <table:table-row table:style-name="AROW-2">
          <table:table-cell table:style-name="ACE-5" office:value-type="string">
            <text:p>index points from (I) the Belgian coastal plain, (II) Zeeland (southwest Netherlands), (III) western</text:p>
          </table:table-cell>
          <table:table-cell table:number-columns-repeated="255" table:style-name="ACE-5"/>
        </table:table-row>
        <table:table-row table:style-name="AROW-2">
          <table:table-cell table:style-name="ACE-5" office:value-type="string">
            <text:p>Netherlands, (IV) northern Netherlands, (V) central Netherlands, (VI) northwest German coast,</text:p>
          </table:table-cell>
          <table:table-cell table:number-columns-repeated="255" table:style-name="ACE-5"/>
        </table:table-row>
        <table:table-row table:style-name="AROW-2">
          <table:table-cell table:style-name="ACE-5" office:value-type="string">
            <text:p>and (VII) the southern North Sea.</text:p>
          </table:table-cell>
          <table:table-cell table:number-columns-repeated="255" table:style-name="ACE-5"/>
        </table:table-row>
        <table:table-row table:style-name="AROW-0">
          <table:table-cell table:number-columns-repeated="256"/>
        </table:table-row>
        <table:table-row table:style-name="AROW-2">
          <table:table-cell table:style-name="ACE-5" office:value-type="float" office:value="1">
            <text:p>1</text:p>
          </table:table-cell>
          <table:table-cell table:style-name="ACE-5" office:value-type="string">
            <text:p>Index numbers refer to those as listed in the original publications (see references).</text:p>
          </table:table-cell>
          <table:table-cell table:number-columns-repeated="254" table:style-name="ACE-5"/>
        </table:table-row>
        <table:table-row table:style-name="AROW-0">
          <table:table-cell table:number-columns-repeated="256"/>
        </table:table-row>
        <table:table-row table:style-name="AROW-2">
          <table:table-cell table:style-name="ACE-5" office:value-type="float" office:value="2">
            <text:p>2</text:p>
          </table:table-cell>
          <table:table-cell table:style-name="ACE-5" office:value-type="string">
            <text:p>BP = before 1950 (historical/archaeological dates have been adapted accordingly).</text:p>
          </table:table-cell>
          <table:table-cell table:number-columns-repeated="254" table:style-name="ACE-5"/>
        </table:table-row>
        <table:table-row table:style-name="AROW-0">
          <table:table-cell table:number-columns-repeated="256"/>
        </table:table-row>
        <table:table-row table:style-name="AROW-2">
          <table:table-cell table:style-name="ACE-5" office:value-type="float" office:value="3">
            <text:p>3</text:p>
          </table:table-cell>
          <table:table-cell table:style-name="ACE-5" office:value-type="string">
            <text:p>Estimated compaction only provides a roughly indication of possible vertical sample depth</text:p>
          </table:table-cell>
          <table:table-cell table:number-columns-repeated="254" table:style-name="ACE-5"/>
        </table:table-row>
        <table:table-row table:style-name="AROW-2">
          <table:table-cell table:style-name="ACE-5"/>
          <table:table-cell table:style-name="ACE-5" office:value-type="string">
            <text:p>displacement by assuming 50% compaction of the original peat beds (i.e. a compaction factor of 2</text:p>
          </table:table-cell>
          <table:table-cell table:number-columns-repeated="254" table:style-name="ACE-5"/>
        </table:table-row>
        <table:table-row table:style-name="AROW-2">
          <table:table-cell table:style-name="ACE-5"/>
          <table:table-cell table:style-name="ACE-5" office:value-type="string">
            <text:p>following van de Plassche et al., 2005).</text:p>
          </table:table-cell>
          <table:table-cell table:number-columns-repeated="254" table:style-name="ACE-5"/>
        </table:table-row>
        <table:table-row table:style-name="AROW-0" table:number-rows-repeated="3">
          <table:table-cell table:number-columns-repeated="256"/>
        </table:table-row>
        <table:table-row table:style-name="AROW-2">
          <table:table-cell table:style-name="ACE-5" office:value-type="string">
            <text:p>Appendix B: Estimation of MSL from altitude and reference water level following the procedures</text:p>
          </table:table-cell>
          <table:table-cell table:number-columns-repeated="255" table:style-name="ACE-5"/>
        </table:table-row>
        <table:table-row table:style-name="AROW-2">
          <table:table-cell table:style-name="ACE-5" office:value-type="string">
            <text:p>as outlined in section 3.1. The MSL error range is calculated as the square root of the sum of</text:p>
          </table:table-cell>
          <table:table-cell table:number-columns-repeated="255" table:style-name="ACE-5"/>
        </table:table-row>
        <table:table-row table:style-name="AROW-2">
          <table:table-cell table:style-name="ACE-5" office:value-type="string">
            <text:p>squares of sample thickness, altitudinal error, indicative range and tide level error.</text:p>
          </table:table-cell>
          <table:table-cell table:number-columns-repeated="255" table:style-name="ACE-5"/>
        </table:table-row>
        <table:table-row table:style-name="AROW-0" table:number-rows-repeated="65515">
          <table:table-cell table:number-columns-repeated="256"/>
        </table:table-row>
        <table:named-expressions>
          <table:named-expression table:name="Sheet_Title" table:expression="of:=&quot;appendix captions&quot;" table:base-cell-address="$'appendix captions'.$A$1"/>
          <table:named-expression table:name="Print_Area" table:expression="of:=#REF!" table:base-cell-address="$'appendix captions'.$A$1"/>
        </table:named-expressions>
        <gnm:selections gnm:cursor-col="3" gnm:cursor-row="18">
          <gnm:selection gnm:start-col="3" gnm:start-row="18" gnm:end-col="3" gnm:end-row="18"/>
        </gnm:selections>
      </table:table>
      <table:table table:name="regions_format" table:style-name="ta-3" table:print="true">
        <office:forms form:automatic-focus="false" form:apply-design-mode="false">
          <form:form/>
        </office:forms>
        <table:table-column table:default-cell-style-name="ACE-6" table:style-name="ACOL-13"/>
        <table:table-column table:default-cell-style-name="ACE-6" table:style-name="ACOL-16" table:number-columns-repeated="2"/>
        <table:table-column table:default-cell-style-name="ACE-6" table:style-name="ACOL-17"/>
        <table:table-column table:default-cell-style-name="ACE-6" table:style-name="ACOL-18"/>
        <table:table-column table:default-cell-style-name="ACE-6" table:style-name="ACOL-19"/>
        <table:table-column table:default-cell-style-name="ACE-6" table:style-name="ACOL-20"/>
        <table:table-column table:default-cell-style-name="ACE-6" table:style-name="ACOL-21"/>
        <table:table-column table:default-cell-style-name="ACE-6" table:style-name="ACOL-20"/>
        <table:table-column table:default-cell-style-name="ACE-6" table:style-name="ACOL-22"/>
        <table:table-column table:default-cell-style-name="ACE-6" table:style-name="ACOL-20" table:number-columns-repeated="2"/>
        <table:table-column table:default-cell-style-name="ACE-6" table:style-name="ACOL-13"/>
        <table:table-column table:default-cell-style-name="ACE-6" table:style-name="ACOL-23"/>
        <table:table-column table:default-cell-style-name="ACE-6" table:style-name="ACOL-16"/>
        <table:table-column table:default-cell-style-name="ACE-6" table:style-name="ACOL-24"/>
        <table:table-column table:default-cell-style-name="ACE-6" table:style-name="ACOL-0"/>
        <table:table-column table:default-cell-style-name="ACE-6" table:style-name="ACOL-0" table:number-columns-repeated="239"/>
        <table:table-row table:style-name="AROW-2">
          <table:table-cell table:style-name="ACE-6" office:value-type="string">
            <text:p>Region</text:p>
          </table:table-cell>
          <table:table-cell table:style-name="ACE-6" office:value-type="string">
            <text:p>Dating_Method</text:p>
          </table:table-cell>
          <table:table-cell table:style-name="ACE-6" office:value-type="string">
            <text:p>LAB_ID</text:p>
          </table:table-cell>
          <table:table-cell table:style-name="ACE-6" office:value-type="string">
            <text:p>Latitude</text:p>
          </table:table-cell>
          <table:table-cell table:style-name="ACE-6" office:value-type="string">
            <text:p>Longitude</text:p>
          </table:table-cell>
          <table:table-cell table:style-name="ACE-6" office:value-type="string">
            <text:p>age</text:p>
          </table:table-cell>
          <table:table-cell table:style-name="ACE-6" office:value-type="string">
            <text:p>error</text:p>
          </table:table-cell>
          <table:table-cell table:style-name="ACE-6" office:value-type="string">
            <text:p>Material</text:p>
          </table:table-cell>
          <table:table-cell table:style-name="ACE-6" office:value-type="string">
            <text:p>Curve</text:p>
          </table:table-cell>
          <table:table-cell table:style-name="ACE-6" office:value-type="string">
            <text:p>Reservoir_age</text:p>
          </table:table-cell>
          <table:table-cell table:style-name="ACE-6" office:value-type="string">
            <text:p>Reservoir_error</text:p>
          </table:table-cell>
          <table:table-cell table:style-name="ACE-6" office:value-type="string">
            <text:p>type</text:p>
          </table:table-cell>
          <table:table-cell table:style-name="ACE-6" office:value-type="string">
            <text:p>RSL</text:p>
          </table:table-cell>
          <table:table-cell table:style-name="ACE-6" office:value-type="string">
            <text:p>RSL_2sigma_upper</text:p>
          </table:table-cell>
          <table:table-cell table:style-name="ACE-6" office:value-type="string">
            <text:p>RSL_2sigma_lower</text:p>
          </table:table-cell>
          <table:table-cell table:style-name="ACE-6" office:value-type="string">
            <text:p>Reference</text:p>
          </table:table-cell>
          <table:table-cell table:style-name="ACE-6" office:value-type="string">
            <text:p>notes</text:p>
          </table:table-cell>
          <table:table-cell table:number-columns-repeated="239" table:style-name="ACE-6"/>
        </table:table-row>
        <table:table-row table:style-name="AROW-0" table:number-rows-repeated="65535">
          <table:table-cell table:number-columns-repeated="256"/>
        </table:table-row>
        <table:named-expressions>
          <table:named-expression table:name="Sheet_Title" table:expression="of:=&quot;regions_format&quot;" table:base-cell-address="$'regions_format'.$A$1"/>
          <table:named-expression table:name="Print_Area" table:expression="of:=#REF!" table:base-cell-address="$'regions_format'.$A$1"/>
        </table:named-expressions>
        <gnm:selections gnm:cursor-col="0" gnm:cursor-row="0">
          <gnm:selection gnm:start-col="0" gnm:start-row="0" gnm:end-col="16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appendix 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appendix b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appendix captions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regions_format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3-08T08:54:36Z</dc:date>
    <meta:creation-date>2022-03-02T02:15:42Z</meta:creation-date>
    <meta:generator>gnumeric/1.12.46</meta:generator>
  </office:meta>
</office:document-meta>
</file>